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7513.0" calcext:value-type="float">
            <text:p>277513.0</text:p>
          </table:table-cell>
          <table:table-cell office:value-type="float" office:value="135.5" calcext:value-type="float">
            <text:p>135.5</text:p>
          </table:table-cell>
          <table:table-cell office:value-type="float" office:value="922.100871644" calcext:value-type="float">
            <text:p>922.1008716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36-09</text:p>
          </table:table-cell>
          <table:table-cell office:value-type="float" office:value="1.52583876994e+12" calcext:value-type="float">
            <text:p>1.52583876994e+12</text:p>
          </table:table-cell>
          <table:table-cell office:value-type="string" calcext:value-type="string">
            <text:p>Wed May  9 09:36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6460.0" calcext:value-type="float">
            <text:p>276460.0</text:p>
          </table:table-cell>
          <table:table-cell office:value-type="float" office:value="269.98" calcext:value-type="float">
            <text:p>269.98</text:p>
          </table:table-cell>
          <table:table-cell office:value-type="float" office:value="925.618313382" calcext:value-type="float">
            <text:p>925.6183133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38-21</text:p>
          </table:table-cell>
          <table:table-cell office:value-type="float" office:value="1.52583890104e+12" calcext:value-type="float">
            <text:p>1.52583890104e+12</text:p>
          </table:table-cell>
          <table:table-cell office:value-type="string" calcext:value-type="string">
            <text:p>Wed May  9 09:38:2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4233.0" calcext:value-type="float">
            <text:p>274233.0</text:p>
          </table:table-cell>
          <table:table-cell office:value-type="float" office:value="535.61" calcext:value-type="float">
            <text:p>535.61</text:p>
          </table:table-cell>
          <table:table-cell office:value-type="float" office:value="933.129841116" calcext:value-type="float">
            <text:p>933.1298411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0-32</text:p>
          </table:table-cell>
          <table:table-cell office:value-type="float" office:value="1.52583903215e+12" calcext:value-type="float">
            <text:p>1.52583903215e+12</text:p>
          </table:table-cell>
          <table:table-cell office:value-type="string" calcext:value-type="string">
            <text:p>Wed May  9 09:40:3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2472.0" calcext:value-type="float">
            <text:p>272472.0</text:p>
          </table:table-cell>
          <table:table-cell office:value-type="float" office:value="1064.34" calcext:value-type="float">
            <text:p>1064.34</text:p>
          </table:table-cell>
          <table:table-cell office:value-type="float" office:value="939.164894612" calcext:value-type="float">
            <text:p>939.1648946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2-43</text:p>
          </table:table-cell>
          <table:table-cell office:value-type="float" office:value="1.52583916325e+12" calcext:value-type="float">
            <text:p>1.52583916325e+12</text:p>
          </table:table-cell>
          <table:table-cell office:value-type="string" calcext:value-type="string">
            <text:p>Wed May  9 09:42:4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56911.0" calcext:value-type="float">
            <text:p>256911.0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996.071080012" calcext:value-type="float">
            <text:p>996.0710800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4-54</text:p>
          </table:table-cell>
          <table:table-cell office:value-type="float" office:value="1.52583929436e+12" calcext:value-type="float">
            <text:p>1.52583929436e+12</text:p>
          </table:table-cell>
          <table:table-cell office:value-type="string" calcext:value-type="string">
            <text:p>Wed May  9 09:44:5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52691.0" calcext:value-type="float">
            <text:p>252691.0</text:p>
          </table:table-cell>
          <table:table-cell office:value-type="float" office:value="3948.29" calcext:value-type="float">
            <text:p>3948.29</text:p>
          </table:table-cell>
          <table:table-cell office:value-type="float" office:value="1012.69196942" calcext:value-type="float">
            <text:p>1012.691969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7-05</text:p>
          </table:table-cell>
          <table:table-cell office:value-type="float" office:value="1.52583942546e+12" calcext:value-type="float">
            <text:p>1.52583942546e+12</text:p>
          </table:table-cell>
          <table:table-cell office:value-type="string" calcext:value-type="string">
            <text:p>Wed May  9 09:47:0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3454.0" calcext:value-type="float">
            <text:p>173454.0</text:p>
          </table:table-cell>
          <table:table-cell office:value-type="float" office:value="5420.44" calcext:value-type="float">
            <text:p>5420.44</text:p>
          </table:table-cell>
          <table:table-cell office:value-type="float" office:value="1475.53263834" calcext:value-type="float">
            <text:p>1475.5326383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9-16</text:p>
          </table:table-cell>
          <table:table-cell office:value-type="float" office:value="1.52583955659e+12" calcext:value-type="float">
            <text:p>1.52583955659e+12</text:p>
          </table:table-cell>
          <table:table-cell office:value-type="string" calcext:value-type="string">
            <text:p>Wed May  9 09:49:1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6142.0" calcext:value-type="float">
            <text:p>86142.0</text:p>
          </table:table-cell>
          <table:table-cell office:value-type="float" office:value="5383.85" calcext:value-type="float">
            <text:p>5383.85</text:p>
          </table:table-cell>
          <table:table-cell office:value-type="float" office:value="2971.45000269" calcext:value-type="float">
            <text:p>2971.450002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1-27</text:p>
          </table:table-cell>
          <table:table-cell office:value-type="float" office:value="1.52583968771e+12" calcext:value-type="float">
            <text:p>1.52583968771e+12</text:p>
          </table:table-cell>
          <table:table-cell office:value-type="string" calcext:value-type="string">
            <text:p>Wed May  9 09:51:2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9890.0" calcext:value-type="float">
            <text:p>39890.0</text:p>
          </table:table-cell>
          <table:table-cell office:value-type="float" office:value="4986.19" calcext:value-type="float">
            <text:p>4986.19</text:p>
          </table:table-cell>
          <table:table-cell office:value-type="float" office:value="6417.2628687" calcext:value-type="float">
            <text:p>6417.26286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3-38</text:p>
          </table:table-cell>
          <table:table-cell office:value-type="float" office:value="1.52583981882e+12" calcext:value-type="float">
            <text:p>1.52583981882e+12</text:p>
          </table:table-cell>
          <table:table-cell office:value-type="string" calcext:value-type="string">
            <text:p>Wed May  9 09:53:3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62883.0" calcext:value-type="float">
            <text:p>1762883.0</text:p>
          </table:table-cell>
          <table:table-cell office:value-type="float" office:value="860.78" calcext:value-type="float">
            <text:p>860.78</text:p>
          </table:table-cell>
          <table:table-cell office:value-type="float" office:value="144.649928106" calcext:value-type="float">
            <text:p>144.64992810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5-49</text:p>
          </table:table-cell>
          <table:table-cell office:value-type="float" office:value="1.52583994994e+12" calcext:value-type="float">
            <text:p>1.52583994994e+12</text:p>
          </table:table-cell>
          <table:table-cell office:value-type="string" calcext:value-type="string">
            <text:p>Wed May  9 09:55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68432.0" calcext:value-type="float">
            <text:p>1668432.0</text:p>
          </table:table-cell>
          <table:table-cell office:value-type="float" office:value="1629.33" calcext:value-type="float">
            <text:p>1629.33</text:p>
          </table:table-cell>
          <table:table-cell office:value-type="float" office:value="152.851726152" calcext:value-type="float">
            <text:p>152.8517261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8-01</text:p>
          </table:table-cell>
          <table:table-cell office:value-type="float" office:value="1.52584008105e+12" calcext:value-type="float">
            <text:p>1.52584008105e+12</text:p>
          </table:table-cell>
          <table:table-cell office:value-type="string" calcext:value-type="string">
            <text:p>Wed May  9 09:58:0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1366.0" calcext:value-type="float">
            <text:p>1341366.0</text:p>
          </table:table-cell>
          <table:table-cell office:value-type="float" office:value="2619.86" calcext:value-type="float">
            <text:p>2619.86</text:p>
          </table:table-cell>
          <table:table-cell office:value-type="float" office:value="190.226117837" calcext:value-type="float">
            <text:p>190.22611783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0-12</text:p>
          </table:table-cell>
          <table:table-cell office:value-type="float" office:value="1.52584021216e+12" calcext:value-type="float">
            <text:p>1.52584021216e+12</text:p>
          </table:table-cell>
          <table:table-cell office:value-type="string" calcext:value-type="string">
            <text:p>Wed May  9 10:00:1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28764.0" calcext:value-type="float">
            <text:p>528764.0</text:p>
          </table:table-cell>
          <table:table-cell office:value-type="float" office:value="2065.49" calcext:value-type="float">
            <text:p>2065.49</text:p>
          </table:table-cell>
          <table:table-cell office:value-type="float" office:value="483.43256581" calcext:value-type="float">
            <text:p>483.432565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2-23</text:p>
          </table:table-cell>
          <table:table-cell office:value-type="float" office:value="1.52584034331e+12" calcext:value-type="float">
            <text:p>1.52584034331e+12</text:p>
          </table:table-cell>
          <table:table-cell office:value-type="string" calcext:value-type="string">
            <text:p>Wed May  9 10:02:2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77794.0" calcext:value-type="float">
            <text:p>277794.0</text:p>
          </table:table-cell>
          <table:table-cell office:value-type="float" office:value="2170.26" calcext:value-type="float">
            <text:p>2170.26</text:p>
          </table:table-cell>
          <table:table-cell office:value-type="float" office:value="920.717866542" calcext:value-type="float">
            <text:p>920.7178665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4-34</text:p>
          </table:table-cell>
          <table:table-cell office:value-type="float" office:value="1.52584047441e+12" calcext:value-type="float">
            <text:p>1.52584047441e+12</text:p>
          </table:table-cell>
          <table:table-cell office:value-type="string" calcext:value-type="string">
            <text:p>Wed May  9 10:04:3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3880.0" calcext:value-type="float">
            <text:p>143880.0</text:p>
          </table:table-cell>
          <table:table-cell office:value-type="float" office:value="2248.12" calcext:value-type="float">
            <text:p>2248.12</text:p>
          </table:table-cell>
          <table:table-cell office:value-type="float" office:value="1778.18552587" calcext:value-type="float">
            <text:p>1778.185525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6-45</text:p>
          </table:table-cell>
          <table:table-cell office:value-type="float" office:value="1.52584060554e+12" calcext:value-type="float">
            <text:p>1.52584060554e+12</text:p>
          </table:table-cell>
          <table:table-cell office:value-type="string" calcext:value-type="string">
            <text:p>Wed May  9 10:06:4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2231.0" calcext:value-type="float">
            <text:p>72231.0</text:p>
          </table:table-cell>
          <table:table-cell office:value-type="float" office:value="2257.22" calcext:value-type="float">
            <text:p>2257.22</text:p>
          </table:table-cell>
          <table:table-cell office:value-type="float" office:value="3542.62412803" calcext:value-type="float">
            <text:p>3542.624128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8-56</text:p>
          </table:table-cell>
          <table:table-cell office:value-type="float" office:value="1.52584073664e+12" calcext:value-type="float">
            <text:p>1.52584073664e+12</text:p>
          </table:table-cell>
          <table:table-cell office:value-type="string" calcext:value-type="string">
            <text:p>Wed May  9 10:08:5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7293.0" calcext:value-type="float">
            <text:p>37293.0</text:p>
          </table:table-cell>
          <table:table-cell office:value-type="float" office:value="2330.81" calcext:value-type="float">
            <text:p>2330.81</text:p>
          </table:table-cell>
          <table:table-cell office:value-type="float" office:value="6860.87398265" calcext:value-type="float">
            <text:p>6860.8739826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11-07</text:p>
          </table:table-cell>
          <table:table-cell office:value-type="float" office:value="1.52584086774e+12" calcext:value-type="float">
            <text:p>1.52584086774e+12</text:p>
          </table:table-cell>
          <table:table-cell office:value-type="string" calcext:value-type="string">
            <text:p>Wed May  9 10:11:0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646.0" calcext:value-type="float">
            <text:p>18646.0</text:p>
          </table:table-cell>
          <table:table-cell office:value-type="float" office:value="2330.77" calcext:value-type="float">
            <text:p>2330.77</text:p>
          </table:table-cell>
          <table:table-cell office:value-type="float" office:value="13720.9311795" calcext:value-type="float">
            <text:p>13720.931179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13-18</text:p>
          </table:table-cell>
          <table:table-cell office:value-type="float" office:value="1.52584099888e+12" calcext:value-type="float">
            <text:p>1.52584099888e+12</text:p>
          </table:table-cell>
          <table:table-cell office:value-type="string" calcext:value-type="string">
            <text:p>Wed May  9 10:13:1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962.0" calcext:value-type="float">
            <text:p>34962.0</text:p>
          </table:table-cell>
          <table:table-cell office:value-type="float" office:value="17.07" calcext:value-type="float">
            <text:p>17.07</text:p>
          </table:table-cell>
          <table:table-cell office:value-type="float" office:value="0.0" calcext:value-type="float">
            <text:p>0.0</text:p>
          </table:table-cell>
          <table:table-cell office:value-type="float" office:value="28.195418193" calcext:value-type="float">
            <text:p>28.195418193</text:p>
          </table:table-cell>
          <table:table-cell office:value-type="string" calcext:value-type="string">
            <text:p>2018-05-09_10-15-29</text:p>
          </table:table-cell>
          <table:table-cell office:value-type="float" office:value="1.52584112992e+12" calcext:value-type="float">
            <text:p>1.52584112992e+12</text:p>
          </table:table-cell>
          <table:table-cell office:value-type="string" calcext:value-type="string">
            <text:p>Wed May  9 10:15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296.0" calcext:value-type="float">
            <text:p>34296.0</text:p>
          </table:table-cell>
          <table:table-cell office:value-type="float" office:value="33.49" calcext:value-type="float">
            <text:p>33.49</text:p>
          </table:table-cell>
          <table:table-cell office:value-type="float" office:value="0.0" calcext:value-type="float">
            <text:p>0.0</text:p>
          </table:table-cell>
          <table:table-cell office:value-type="float" office:value="28.744555346" calcext:value-type="float">
            <text:p>28.744555346</text:p>
          </table:table-cell>
          <table:table-cell office:value-type="string" calcext:value-type="string">
            <text:p>2018-05-09_10-17-41</text:p>
          </table:table-cell>
          <table:table-cell office:value-type="float" office:value="1.52584126102e+12" calcext:value-type="float">
            <text:p>1.52584126102e+12</text:p>
          </table:table-cell>
          <table:table-cell office:value-type="string" calcext:value-type="string">
            <text:p>Wed May  9 10:17:4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482.0" calcext:value-type="float">
            <text:p>32482.0</text:p>
          </table:table-cell>
          <table:table-cell office:value-type="float" office:value="63.44" calcext:value-type="float">
            <text:p>63.44</text:p>
          </table:table-cell>
          <table:table-cell office:value-type="float" office:value="0.0" calcext:value-type="float">
            <text:p>0.0</text:p>
          </table:table-cell>
          <table:table-cell office:value-type="float" office:value="30.398133777" calcext:value-type="float">
            <text:p>30.398133777</text:p>
          </table:table-cell>
          <table:table-cell office:value-type="string" calcext:value-type="string">
            <text:p>2018-05-09_10-19-52</text:p>
          </table:table-cell>
          <table:table-cell office:value-type="float" office:value="1.52584139216e+12" calcext:value-type="float">
            <text:p>1.52584139216e+12</text:p>
          </table:table-cell>
          <table:table-cell office:value-type="string" calcext:value-type="string">
            <text:p>Wed May  9 10:19:5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075.0" calcext:value-type="float">
            <text:p>30075.0</text:p>
          </table:table-cell>
          <table:table-cell office:value-type="float" office:value="117.48" calcext:value-type="float">
            <text:p>117.48</text:p>
          </table:table-cell>
          <table:table-cell office:value-type="float" office:value="0.0" calcext:value-type="float">
            <text:p>0.0</text:p>
          </table:table-cell>
          <table:table-cell office:value-type="float" office:value="32.830226268" calcext:value-type="float">
            <text:p>32.830226268</text:p>
          </table:table-cell>
          <table:table-cell office:value-type="string" calcext:value-type="string">
            <text:p>2018-05-09_10-22-03</text:p>
          </table:table-cell>
          <table:table-cell office:value-type="float" office:value="1.52584152326e+12" calcext:value-type="float">
            <text:p>1.52584152326e+12</text:p>
          </table:table-cell>
          <table:table-cell office:value-type="string" calcext:value-type="string">
            <text:p>Wed May  9 10:22:0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363.0" calcext:value-type="float">
            <text:p>19363.0</text:p>
          </table:table-cell>
          <table:table-cell office:value-type="float" office:value="151.28" calcext:value-type="float">
            <text:p>151.28</text:p>
          </table:table-cell>
          <table:table-cell office:value-type="float" office:value="0.0" calcext:value-type="float">
            <text:p>0.0</text:p>
          </table:table-cell>
          <table:table-cell office:value-type="float" office:value="50.736794909" calcext:value-type="float">
            <text:p>50.736794909</text:p>
          </table:table-cell>
          <table:table-cell office:value-type="string" calcext:value-type="string">
            <text:p>2018-05-09_10-24-14</text:p>
          </table:table-cell>
          <table:table-cell office:value-type="float" office:value="1.52584165436e+12" calcext:value-type="float">
            <text:p>1.52584165436e+12</text:p>
          </table:table-cell>
          <table:table-cell office:value-type="string" calcext:value-type="string">
            <text:p>Wed May  9 10:24:1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5973.0" calcext:value-type="float">
            <text:p>15973.0</text:p>
          </table:table-cell>
          <table:table-cell office:value-type="float" office:value="249.57" calcext:value-type="float">
            <text:p>249.57</text:p>
          </table:table-cell>
          <table:table-cell office:value-type="float" office:value="0.0" calcext:value-type="float">
            <text:p>0.0</text:p>
          </table:table-cell>
          <table:table-cell office:value-type="float" office:value="61.712429574" calcext:value-type="float">
            <text:p>61.712429574</text:p>
          </table:table-cell>
          <table:table-cell office:value-type="string" calcext:value-type="string">
            <text:p>2018-05-09_10-26-25</text:p>
          </table:table-cell>
          <table:table-cell office:value-type="float" office:value="1.52584178548e+12" calcext:value-type="float">
            <text:p>1.52584178548e+12</text:p>
          </table:table-cell>
          <table:table-cell office:value-type="string" calcext:value-type="string">
            <text:p>Wed May  9 10:26:2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39.0" calcext:value-type="float">
            <text:p>12339.0</text:p>
          </table:table-cell>
          <table:table-cell office:value-type="float" office:value="385.59" calcext:value-type="float">
            <text:p>385.59</text:p>
          </table:table-cell>
          <table:table-cell office:value-type="float" office:value="0.0" calcext:value-type="float">
            <text:p>0.0</text:p>
          </table:table-cell>
          <table:table-cell office:value-type="float" office:value="80.123235896" calcext:value-type="float">
            <text:p>80.123235896</text:p>
          </table:table-cell>
          <table:table-cell office:value-type="string" calcext:value-type="string">
            <text:p>2018-05-09_10-28-36</text:p>
          </table:table-cell>
          <table:table-cell office:value-type="float" office:value="1.52584191658e+12" calcext:value-type="float">
            <text:p>1.52584191658e+12</text:p>
          </table:table-cell>
          <table:table-cell office:value-type="string" calcext:value-type="string">
            <text:p>Wed May  9 10:28:3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66.0" calcext:value-type="float">
            <text:p>8966.0</text:p>
          </table:table-cell>
          <table:table-cell office:value-type="float" office:value="560.39" calcext:value-type="float">
            <text:p>560.39</text:p>
          </table:table-cell>
          <table:table-cell office:value-type="float" office:value="0.0" calcext:value-type="float">
            <text:p>0.0</text:p>
          </table:table-cell>
          <table:table-cell office:value-type="float" office:value="110.60622633" calcext:value-type="float">
            <text:p>110.60622633</text:p>
          </table:table-cell>
          <table:table-cell office:value-type="string" calcext:value-type="string">
            <text:p>2018-05-09_10-30-47</text:p>
          </table:table-cell>
          <table:table-cell office:value-type="float" office:value="1.5258420477e+12" calcext:value-type="float">
            <text:p>1.5258420477e+12</text:p>
          </table:table-cell>
          <table:table-cell office:value-type="string" calcext:value-type="string">
            <text:p>Wed May  9 10:30:4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69.0" calcext:value-type="float">
            <text:p>5169.0</text:p>
          </table:table-cell>
          <table:table-cell office:value-type="float" office:value="646.19" calcext:value-type="float">
            <text:p>646.19</text:p>
          </table:table-cell>
          <table:table-cell office:value-type="float" office:value="0.0" calcext:value-type="float">
            <text:p>0.0</text:p>
          </table:table-cell>
          <table:table-cell office:value-type="float" office:value="192.01803867" calcext:value-type="float">
            <text:p>192.01803867</text:p>
          </table:table-cell>
          <table:table-cell office:value-type="string" calcext:value-type="string">
            <text:p>2018-05-09_10-32-58</text:p>
          </table:table-cell>
          <table:table-cell office:value-type="float" office:value="1.52584217884e+12" calcext:value-type="float">
            <text:p>1.52584217884e+12</text:p>
          </table:table-cell>
          <table:table-cell office:value-type="string" calcext:value-type="string">
            <text:p>Wed May  9 10:32:5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633.0" calcext:value-type="float">
            <text:p>22633.0</text:p>
          </table:table-cell>
          <table:table-cell office:value-type="float" office:value="88.41" calcext:value-type="float">
            <text:p>88.41</text:p>
          </table:table-cell>
          <table:table-cell office:value-type="float" office:value="52.257668125" calcext:value-type="float">
            <text:p>52.257668125</text:p>
          </table:table-cell>
          <table:table-cell office:value-type="float" office:value="34.782556316" calcext:value-type="float">
            <text:p>34.782556316</text:p>
          </table:table-cell>
          <table:table-cell office:value-type="string" calcext:value-type="string">
            <text:p>2018-05-09_10-35-09</text:p>
          </table:table-cell>
          <table:table-cell office:value-type="float" office:value="1.52584230994e+12" calcext:value-type="float">
            <text:p>1.52584230994e+12</text:p>
          </table:table-cell>
          <table:table-cell office:value-type="string" calcext:value-type="string">
            <text:p>Wed May  9 10:35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290.0" calcext:value-type="float">
            <text:p>43290.0</text:p>
          </table:table-cell>
          <table:table-cell office:value-type="float" office:value="169.1" calcext:value-type="float">
            <text:p>169.1</text:p>
          </table:table-cell>
          <table:table-cell office:value-type="float" office:value="54.824041913" calcext:value-type="float">
            <text:p>54.824041913</text:p>
          </table:table-cell>
          <table:table-cell office:value-type="float" office:value="36.394119575" calcext:value-type="float">
            <text:p>36.394119575</text:p>
          </table:table-cell>
          <table:table-cell office:value-type="string" calcext:value-type="string">
            <text:p>2018-05-09_10-37-21</text:p>
          </table:table-cell>
          <table:table-cell office:value-type="float" office:value="1.52584244105e+12" calcext:value-type="float">
            <text:p>1.52584244105e+12</text:p>
          </table:table-cell>
          <table:table-cell office:value-type="string" calcext:value-type="string">
            <text:p>Wed May  9 10:37:2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614.0" calcext:value-type="float">
            <text:p>82614.0</text:p>
          </table:table-cell>
          <table:table-cell office:value-type="float" office:value="322.71" calcext:value-type="float">
            <text:p>322.71</text:p>
          </table:table-cell>
          <table:table-cell office:value-type="float" office:value="59.074327009" calcext:value-type="float">
            <text:p>59.074327009</text:p>
          </table:table-cell>
          <table:table-cell office:value-type="float" office:value="36.554358167" calcext:value-type="float">
            <text:p>36.554358167</text:p>
          </table:table-cell>
          <table:table-cell office:value-type="string" calcext:value-type="string">
            <text:p>2018-05-09_10-39-32</text:p>
          </table:table-cell>
          <table:table-cell office:value-type="float" office:value="1.52584257217e+12" calcext:value-type="float">
            <text:p>1.52584257217e+12</text:p>
          </table:table-cell>
          <table:table-cell office:value-type="string" calcext:value-type="string">
            <text:p>Wed May  9 10:39:3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5403.0" calcext:value-type="float">
            <text:p>155403.0</text:p>
          </table:table-cell>
          <table:table-cell office:value-type="float" office:value="607.04" calcext:value-type="float">
            <text:p>607.04</text:p>
          </table:table-cell>
          <table:table-cell office:value-type="float" office:value="66.418157931" calcext:value-type="float">
            <text:p>66.418157931</text:p>
          </table:table-cell>
          <table:table-cell office:value-type="float" office:value="35.42962464" calcext:value-type="float">
            <text:p>35.42962464</text:p>
          </table:table-cell>
          <table:table-cell office:value-type="string" calcext:value-type="string">
            <text:p>2018-05-09_10-41-43</text:p>
          </table:table-cell>
          <table:table-cell office:value-type="float" office:value="1.5258427033e+12" calcext:value-type="float">
            <text:p>1.5258427033e+12</text:p>
          </table:table-cell>
          <table:table-cell office:value-type="string" calcext:value-type="string">
            <text:p>Wed May  9 10:41:4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1275.0" calcext:value-type="float">
            <text:p>271275.0</text:p>
          </table:table-cell>
          <table:table-cell office:value-type="float" office:value="1059.67" calcext:value-type="float">
            <text:p>1059.67</text:p>
          </table:table-cell>
          <table:table-cell office:value-type="float" office:value="81.192970261" calcext:value-type="float">
            <text:p>81.192970261</text:p>
          </table:table-cell>
          <table:table-cell office:value-type="float" office:value="35.506959409" calcext:value-type="float">
            <text:p>35.506959409</text:p>
          </table:table-cell>
          <table:table-cell office:value-type="string" calcext:value-type="string">
            <text:p>2018-05-09_10-43-54</text:p>
          </table:table-cell>
          <table:table-cell office:value-type="float" office:value="1.52584283442e+12" calcext:value-type="float">
            <text:p>1.52584283442e+12</text:p>
          </table:table-cell>
          <table:table-cell office:value-type="string" calcext:value-type="string">
            <text:p>Wed May  9 10:43:5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4733.0" calcext:value-type="float">
            <text:p>454733.0</text:p>
          </table:table-cell>
          <table:table-cell office:value-type="float" office:value="1776.3" calcext:value-type="float">
            <text:p>1776.3</text:p>
          </table:table-cell>
          <table:table-cell office:value-type="float" office:value="103.463347307" calcext:value-type="float">
            <text:p>103.463347307</text:p>
          </table:table-cell>
          <table:table-cell office:value-type="float" office:value="35.947077305" calcext:value-type="float">
            <text:p>35.947077305</text:p>
          </table:table-cell>
          <table:table-cell office:value-type="string" calcext:value-type="string">
            <text:p>2018-05-09_10-46-05</text:p>
          </table:table-cell>
          <table:table-cell office:value-type="float" office:value="1.52584296553e+12" calcext:value-type="float">
            <text:p>1.52584296553e+12</text:p>
          </table:table-cell>
          <table:table-cell office:value-type="string" calcext:value-type="string">
            <text:p>Wed May  9 10:46:0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6823.0" calcext:value-type="float">
            <text:p>706823.0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138.658808782" calcext:value-type="float">
            <text:p>138.658808782</text:p>
          </table:table-cell>
          <table:table-cell office:value-type="float" office:value="40.855513166" calcext:value-type="float">
            <text:p>40.855513166</text:p>
          </table:table-cell>
          <table:table-cell office:value-type="string" calcext:value-type="string">
            <text:p>2018-05-09_10-48-16</text:p>
          </table:table-cell>
          <table:table-cell office:value-type="float" office:value="1.52584309671e+12" calcext:value-type="float">
            <text:p>1.52584309671e+12</text:p>
          </table:table-cell>
          <table:table-cell office:value-type="string" calcext:value-type="string">
            <text:p>Wed May  9 10:48:1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26.0" calcext:value-type="float">
            <text:p>17526.0</text:p>
          </table:table-cell>
          <table:table-cell office:value-type="float" office:value="68.46" calcext:value-type="float">
            <text:p>68.46</text:p>
          </table:table-cell>
          <table:table-cell office:value-type="float" office:value="56.311964481" calcext:value-type="float">
            <text:p>56.3119644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0-27</text:p>
          </table:table-cell>
          <table:table-cell office:value-type="float" office:value="1.52584322776e+12" calcext:value-type="float">
            <text:p>1.52584322776e+12</text:p>
          </table:table-cell>
          <table:table-cell office:value-type="string" calcext:value-type="string">
            <text:p>Wed May  9 10:50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928.0" calcext:value-type="float">
            <text:p>34928.0</text:p>
          </table:table-cell>
          <table:table-cell office:value-type="float" office:value="136.44" calcext:value-type="float">
            <text:p>136.44</text:p>
          </table:table-cell>
          <table:table-cell office:value-type="float" office:value="56.666918163" calcext:value-type="float">
            <text:p>56.6669181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2-38</text:p>
          </table:table-cell>
          <table:table-cell office:value-type="float" office:value="1.52584335887e+12" calcext:value-type="float">
            <text:p>1.52584335887e+12</text:p>
          </table:table-cell>
          <table:table-cell office:value-type="string" calcext:value-type="string">
            <text:p>Wed May  9 10:52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2647.0" calcext:value-type="float">
            <text:p>72647.0</text:p>
          </table:table-cell>
          <table:table-cell office:value-type="float" office:value="283.78" calcext:value-type="float">
            <text:p>283.78</text:p>
          </table:table-cell>
          <table:table-cell office:value-type="float" office:value="54.584567733" calcext:value-type="float">
            <text:p>54.58456773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4-49</text:p>
          </table:table-cell>
          <table:table-cell office:value-type="float" office:value="1.52584348997e+12" calcext:value-type="float">
            <text:p>1.52584348997e+12</text:p>
          </table:table-cell>
          <table:table-cell office:value-type="string" calcext:value-type="string">
            <text:p>Wed May  9 10:54:4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062.0" calcext:value-type="float">
            <text:p>139062.0</text:p>
          </table:table-cell>
          <table:table-cell office:value-type="float" office:value="543.21" calcext:value-type="float">
            <text:p>543.21</text:p>
          </table:table-cell>
          <table:table-cell office:value-type="float" office:value="56.973747866" calcext:value-type="float">
            <text:p>56.97374786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7-01</text:p>
          </table:table-cell>
          <table:table-cell office:value-type="float" office:value="1.52584362108e+12" calcext:value-type="float">
            <text:p>1.52584362108e+12</text:p>
          </table:table-cell>
          <table:table-cell office:value-type="string" calcext:value-type="string">
            <text:p>Wed May  9 10:57:0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8603.0" calcext:value-type="float">
            <text:p>288603.0</text:p>
          </table:table-cell>
          <table:table-cell office:value-type="float" office:value="1127.36" calcext:value-type="float">
            <text:p>1127.36</text:p>
          </table:table-cell>
          <table:table-cell office:value-type="float" office:value="54.928304733" calcext:value-type="float">
            <text:p>54.92830473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9-12</text:p>
          </table:table-cell>
          <table:table-cell office:value-type="float" office:value="1.52584375222e+12" calcext:value-type="float">
            <text:p>1.52584375222e+12</text:p>
          </table:table-cell>
          <table:table-cell office:value-type="string" calcext:value-type="string">
            <text:p>Wed May  9 10:59:1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9567.0" calcext:value-type="float">
            <text:p>559567.0</text:p>
          </table:table-cell>
          <table:table-cell office:value-type="float" office:value="2185.81" calcext:value-type="float">
            <text:p>2185.81</text:p>
          </table:table-cell>
          <table:table-cell office:value-type="float" office:value="56.614220088" calcext:value-type="float">
            <text:p>56.6142200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1-01-23</text:p>
          </table:table-cell>
          <table:table-cell office:value-type="float" office:value="1.52584388334e+12" calcext:value-type="float">
            <text:p>1.52584388334e+12</text:p>
          </table:table-cell>
          <table:table-cell office:value-type="string" calcext:value-type="string">
            <text:p>Wed May  9 11:01:2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1756.0" calcext:value-type="float">
            <text:p>941756.0</text:p>
          </table:table-cell>
          <table:table-cell office:value-type="float" office:value="3678.74" calcext:value-type="float">
            <text:p>3678.74</text:p>
          </table:table-cell>
          <table:table-cell office:value-type="float" office:value="67.192618566" calcext:value-type="float">
            <text:p>67.19261856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1-03-34</text:p>
          </table:table-cell>
          <table:table-cell office:value-type="float" office:value="1.52584401451e+12" calcext:value-type="float">
            <text:p>1.52584401451e+12</text:p>
          </table:table-cell>
          <table:table-cell office:value-type="string" calcext:value-type="string">
            <text:p>Wed May  9 11:03:3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340.0" calcext:value-type="float">
            <text:p>31340.0</text:p>
          </table:table-cell>
          <table:table-cell office:value-type="float" office:value="122.42" calcext:value-type="float">
            <text:p>122.42</text:p>
          </table:table-cell>
          <table:table-cell office:value-type="float" office:value="0.0" calcext:value-type="float">
            <text:p>0.0</text:p>
          </table:table-cell>
          <table:table-cell office:value-type="float" office:value="31.465663638" calcext:value-type="float">
            <text:p>31.465663638</text:p>
          </table:table-cell>
          <table:table-cell office:value-type="string" calcext:value-type="string">
            <text:p>2018-05-09_11-05-45</text:p>
          </table:table-cell>
          <table:table-cell office:value-type="float" office:value="1.52584414555e+12" calcext:value-type="float">
            <text:p>1.52584414555e+12</text:p>
          </table:table-cell>
          <table:table-cell office:value-type="string" calcext:value-type="string">
            <text:p>Wed May  9 11:05:4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521.0" calcext:value-type="float">
            <text:p>58521.0</text:p>
          </table:table-cell>
          <table:table-cell office:value-type="float" office:value="228.6" calcext:value-type="float">
            <text:p>228.6</text:p>
          </table:table-cell>
          <table:table-cell office:value-type="float" office:value="0.0" calcext:value-type="float">
            <text:p>0.0</text:p>
          </table:table-cell>
          <table:table-cell office:value-type="float" office:value="33.669047676" calcext:value-type="float">
            <text:p>33.669047676</text:p>
          </table:table-cell>
          <table:table-cell office:value-type="string" calcext:value-type="string">
            <text:p>2018-05-09_11-07-56</text:p>
          </table:table-cell>
          <table:table-cell office:value-type="float" office:value="1.52584427668e+12" calcext:value-type="float">
            <text:p>1.52584427668e+12</text:p>
          </table:table-cell>
          <table:table-cell office:value-type="string" calcext:value-type="string">
            <text:p>Wed May  9 11:07:56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5342.0" calcext:value-type="float">
            <text:p>115342.0</text:p>
          </table:table-cell>
          <table:table-cell office:value-type="float" office:value="450.56" calcext:value-type="float">
            <text:p>450.56</text:p>
          </table:table-cell>
          <table:table-cell office:value-type="float" office:value="0.0" calcext:value-type="float">
            <text:p>0.0</text:p>
          </table:table-cell>
          <table:table-cell office:value-type="float" office:value="34.141516497" calcext:value-type="float">
            <text:p>34.141516497</text:p>
          </table:table-cell>
          <table:table-cell office:value-type="string" calcext:value-type="string">
            <text:p>2018-05-09_11-10-07</text:p>
          </table:table-cell>
          <table:table-cell office:value-type="float" office:value="1.52584440782e+12" calcext:value-type="float">
            <text:p>1.52584440782e+12</text:p>
          </table:table-cell>
          <table:table-cell office:value-type="string" calcext:value-type="string">
            <text:p>Wed May  9 11:10:0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6322.0" calcext:value-type="float">
            <text:p>226322.0</text:p>
          </table:table-cell>
          <table:table-cell office:value-type="float" office:value="884.07" calcext:value-type="float">
            <text:p>884.07</text:p>
          </table:table-cell>
          <table:table-cell office:value-type="float" office:value="0.0" calcext:value-type="float">
            <text:p>0.0</text:p>
          </table:table-cell>
          <table:table-cell office:value-type="float" office:value="34.754839493" calcext:value-type="float">
            <text:p>34.754839493</text:p>
          </table:table-cell>
          <table:table-cell office:value-type="string" calcext:value-type="string">
            <text:p>2018-05-09_11-12-18</text:p>
          </table:table-cell>
          <table:table-cell office:value-type="float" office:value="1.52584453892e+12" calcext:value-type="float">
            <text:p>1.52584453892e+12</text:p>
          </table:table-cell>
          <table:table-cell office:value-type="string" calcext:value-type="string">
            <text:p>Wed May  9 11:12:1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3386.0" calcext:value-type="float">
            <text:p>453386.0</text:p>
          </table:table-cell>
          <table:table-cell office:value-type="float" office:value="1771.04" calcext:value-type="float">
            <text:p>1771.04</text:p>
          </table:table-cell>
          <table:table-cell office:value-type="float" office:value="0.0" calcext:value-type="float">
            <text:p>0.0</text:p>
          </table:table-cell>
          <table:table-cell office:value-type="float" office:value="34.648994125" calcext:value-type="float">
            <text:p>34.648994125</text:p>
          </table:table-cell>
          <table:table-cell office:value-type="string" calcext:value-type="string">
            <text:p>2018-05-09_11-14-30</text:p>
          </table:table-cell>
          <table:table-cell office:value-type="float" office:value="1.52584467007e+12" calcext:value-type="float">
            <text:p>1.52584467007e+12</text:p>
          </table:table-cell>
          <table:table-cell office:value-type="string" calcext:value-type="string">
            <text:p>Wed May  9 11:14:3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7301.0" calcext:value-type="float">
            <text:p>787301.0</text:p>
          </table:table-cell>
          <table:table-cell office:value-type="float" office:value="3075.39" calcext:value-type="float">
            <text:p>3075.39</text:p>
          </table:table-cell>
          <table:table-cell office:value-type="float" office:value="0.0" calcext:value-type="float">
            <text:p>0.0</text:p>
          </table:table-cell>
          <table:table-cell office:value-type="float" office:value="39.916838792" calcext:value-type="float">
            <text:p>39.916838792</text:p>
          </table:table-cell>
          <table:table-cell office:value-type="string" calcext:value-type="string">
            <text:p>2018-05-09_11-16-41</text:p>
          </table:table-cell>
          <table:table-cell office:value-type="float" office:value="1.52584480121e+12" calcext:value-type="float">
            <text:p>1.52584480121e+12</text:p>
          </table:table-cell>
          <table:table-cell office:value-type="string" calcext:value-type="string">
            <text:p>Wed May  9 11:16:4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96772.0" calcext:value-type="float">
            <text:p>1096772.0</text:p>
          </table:table-cell>
          <table:table-cell office:value-type="float" office:value="4284.27" calcext:value-type="float">
            <text:p>4284.27</text:p>
          </table:table-cell>
          <table:table-cell office:value-type="float" office:value="0.0" calcext:value-type="float">
            <text:p>0.0</text:p>
          </table:table-cell>
          <table:table-cell office:value-type="float" office:value="57.478173926" calcext:value-type="float">
            <text:p>57.478173926</text:p>
          </table:table-cell>
          <table:table-cell office:value-type="string" calcext:value-type="string">
            <text:p>2018-05-09_11-18-52</text:p>
          </table:table-cell>
          <table:table-cell office:value-type="float" office:value="1.52584493237e+12" calcext:value-type="float">
            <text:p>1.52584493237e+12</text:p>
          </table:table-cell>
          <table:table-cell office:value-type="string" calcext:value-type="string">
            <text:p>Wed May  9 11:18:52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999999263056" calcext:value-type="float">
            <text:p>0.999999263056</text:p>
          </table:table-cell>
          <table:table-cell office:value-type="float" office:value="1.64" calcext:value-type="float">
            <text:p>1.64</text:p>
          </table:table-cell>
          <table:table-cell office:value-type="float" office:value="0.999999264188" calcext:value-type="float">
            <text:p>0.999999264188</text:p>
          </table:table-cell>
          <table:table-cell office:value-type="string" calcext:value-type="string">
            <text:p/>
          </table:table-cell>
          <table:table-cell office:value-type="float" office:value="1.448" calcext:value-type="float">
            <text:p>1.448</text:p>
          </table:table-cell>
          <table:table-cell office:value-type="float" office:value="0.999999798256" calcext:value-type="float">
            <text:p>0.999999798256</text:p>
          </table:table-cell>
          <table:table-cell office:value-type="float" office:value="0.45" calcext:value-type="float">
            <text:p>0.45</text:p>
          </table:table-cell>
          <table:table-cell office:value-type="float" office:value="0.999999798267" calcext:value-type="float">
            <text:p>0.999999798267</text:p>
          </table:table-cell>
          <table:table-cell office:value-type="string" calcext:value-type="string">
            <text:p/>
          </table:table-cell>
          <table:table-cell office:value-type="float" office:value="1.88" calcext:value-type="float">
            <text:p>1.88</text:p>
          </table:table-cell>
          <table:table-cell office:value-type="float" office:value="0.999999938559" calcext:value-type="float">
            <text:p>0.9999999385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938566" calcext:value-type="float">
            <text:p>0.999999938566</text:p>
          </table:table-cell>
          <table:table-cell office:value-type="string" calcext:value-type="string">
            <text:p/>
          </table:table-cell>
          <table:table-cell office:value-type="float" office:value="1.512" calcext:value-type="float">
            <text:p>1.512</text:p>
          </table:table-cell>
          <table:table-cell office:value-type="float" office:value="0.999999963356" calcext:value-type="float">
            <text:p>0.999999963356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963342" calcext:value-type="float">
            <text:p>0.999999963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0.999998526113" calcext:value-type="float">
            <text:p>0.999998526113</text:p>
          </table:table-cell>
          <table:table-cell office:value-type="float" office:value="2.04" calcext:value-type="float">
            <text:p>2.04</text:p>
          </table:table-cell>
          <table:table-cell office:value-type="float" office:value="0.999998528376" calcext:value-type="float">
            <text:p>0.999998528376</text:p>
          </table:table-cell>
          <table:table-cell office:value-type="string" calcext:value-type="string">
            <text:p/>
          </table:table-cell>
          <table:table-cell office:value-type="float" office:value="3.952" calcext:value-type="float">
            <text:p>3.952</text:p>
          </table:table-cell>
          <table:table-cell office:value-type="float" office:value="0.999999596512" calcext:value-type="float">
            <text:p>0.999999596512</text:p>
          </table:table-cell>
          <table:table-cell office:value-type="float" office:value="0.516" calcext:value-type="float">
            <text:p>0.516</text:p>
          </table:table-cell>
          <table:table-cell office:value-type="float" office:value="0.999999596534" calcext:value-type="float">
            <text:p>0.999999596534</text:p>
          </table:table-cell>
          <table:table-cell office:value-type="string" calcext:value-type="string">
            <text:p/>
          </table:table-cell>
          <table:table-cell office:value-type="float" office:value="2.128" calcext:value-type="float">
            <text:p>2.128</text:p>
          </table:table-cell>
          <table:table-cell office:value-type="float" office:value="0.999999877119" calcext:value-type="float">
            <text:p>0.999999877119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9999877133" calcext:value-type="float">
            <text:p>0.999999877133</text:p>
          </table:table-cell>
          <table:table-cell office:value-type="string" calcext:value-type="string">
            <text:p/>
          </table:table-cell>
          <table:table-cell office:value-type="float" office:value="1.736" calcext:value-type="float">
            <text:p>1.736</text:p>
          </table:table-cell>
          <table:table-cell office:value-type="float" office:value="0.999999926712" calcext:value-type="float">
            <text:p>0.999999926712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9926685" calcext:value-type="float">
            <text:p>0.999999926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999997789169" calcext:value-type="float">
            <text:p>0.999997789169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7792564" calcext:value-type="float">
            <text:p>0.999997792564</text:p>
          </table:table-cell>
          <table:table-cell office:value-type="string" calcext:value-type="string">
            <text:p/>
          </table:table-cell>
          <table:table-cell office:value-type="float" office:value="4.32" calcext:value-type="float">
            <text:p>4.32</text:p>
          </table:table-cell>
          <table:table-cell office:value-type="float" office:value="0.999999394767" calcext:value-type="float">
            <text:p>0.999999394767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9394801" calcext:value-type="float">
            <text:p>0.999999394801</text:p>
          </table:table-cell>
          <table:table-cell office:value-type="string" calcext:value-type="string">
            <text:p/>
          </table:table-cell>
          <table:table-cell office:value-type="float" office:value="2.576" calcext:value-type="float">
            <text:p>2.576</text:p>
          </table:table-cell>
          <table:table-cell office:value-type="float" office:value="0.999999815678" calcext:value-type="float">
            <text:p>0.999999815678</text:p>
          </table:table-cell>
          <table:table-cell office:value-type="float" office:value="1.928" calcext:value-type="float">
            <text:p>1.928</text:p>
          </table:table-cell>
          <table:table-cell office:value-type="float" office:value="0.999999815699" calcext:value-type="float">
            <text:p>0.999999815699</text:p>
          </table:table-cell>
          <table:table-cell office:value-type="string" calcext:value-type="string">
            <text:p/>
          </table:table-cell>
          <table:table-cell office:value-type="float" office:value="2.448" calcext:value-type="float">
            <text:p>2.448</text:p>
          </table:table-cell>
          <table:table-cell office:value-type="float" office:value="0.999999890068" calcext:value-type="float">
            <text:p>0.999999890068</text:p>
          </table:table-cell>
          <table:table-cell office:value-type="float" office:value="1.992" calcext:value-type="float">
            <text:p>1.992</text:p>
          </table:table-cell>
          <table:table-cell office:value-type="float" office:value="0.999999890027" calcext:value-type="float">
            <text:p>0.999999890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304" calcext:value-type="float">
            <text:p>18.304</text:p>
          </table:table-cell>
          <table:table-cell office:value-type="float" office:value="0.999997052226" calcext:value-type="float">
            <text:p>0.999997052226</text:p>
          </table:table-cell>
          <table:table-cell office:value-type="float" office:value="2.96" calcext:value-type="float">
            <text:p>2.96</text:p>
          </table:table-cell>
          <table:table-cell office:value-type="float" office:value="0.999997056752" calcext:value-type="float">
            <text:p>0.999997056752</text:p>
          </table:table-cell>
          <table:table-cell office:value-type="string" calcext:value-type="string">
            <text:p/>
          </table:table-cell>
          <table:table-cell office:value-type="float" office:value="5.92" calcext:value-type="float">
            <text:p>5.92</text:p>
          </table:table-cell>
          <table:table-cell office:value-type="float" office:value="0.999999193023" calcext:value-type="float">
            <text:p>0.999999193023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8991335" calcext:value-type="float">
            <text:p>0.999998991335</text:p>
          </table:table-cell>
          <table:table-cell office:value-type="string" calcext:value-type="string">
            <text:p/>
          </table:table-cell>
          <table:table-cell office:value-type="float" office:value="8.64" calcext:value-type="float">
            <text:p>8.64</text:p>
          </table:table-cell>
          <table:table-cell office:value-type="float" office:value="0.999999754237" calcext:value-type="float">
            <text:p>0.999999754237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9754265" calcext:value-type="float">
            <text:p>0.999999754265</text:p>
          </table:table-cell>
          <table:table-cell office:value-type="string" calcext:value-type="string">
            <text:p/>
          </table:table-cell>
          <table:table-cell office:value-type="float" office:value="2.768" calcext:value-type="float">
            <text:p>2.768</text:p>
          </table:table-cell>
          <table:table-cell office:value-type="float" office:value="0.999999853423" calcext:value-type="float">
            <text:p>0.999999853423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9853369" calcext:value-type="float">
            <text:p>0.999999853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.328" calcext:value-type="float">
            <text:p>19.328</text:p>
          </table:table-cell>
          <table:table-cell office:value-type="float" office:value="0.999996315282" calcext:value-type="float">
            <text:p>0.999996315282</text:p>
          </table:table-cell>
          <table:table-cell office:value-type="float" office:value="5.152" calcext:value-type="float">
            <text:p>5.152</text:p>
          </table:table-cell>
          <table:table-cell office:value-type="float" office:value="0.999996320941" calcext:value-type="float">
            <text:p>0.999996320941</text:p>
          </table:table-cell>
          <table:table-cell office:value-type="string" calcext:value-type="string">
            <text:p/>
          </table:table-cell>
          <table:table-cell office:value-type="float" office:value="6.24" calcext:value-type="float">
            <text:p>6.24</text:p>
          </table:table-cell>
          <table:table-cell office:value-type="float" office:value="0.999998991279" calcext:value-type="float">
            <text:p>0.999998991279</text:p>
          </table:table-cell>
          <table:table-cell office:value-type="float" office:value="0.692" calcext:value-type="float">
            <text:p>0.692</text:p>
          </table:table-cell>
          <table:table-cell office:value-type="float" office:value="0.999998789601" calcext:value-type="float">
            <text:p>0.999998789601</text:p>
          </table:table-cell>
          <table:table-cell office:value-type="string" calcext:value-type="string">
            <text:p/>
          </table:table-cell>
          <table:table-cell office:value-type="float" office:value="12.224" calcext:value-type="float">
            <text:p>12.224</text:p>
          </table:table-cell>
          <table:table-cell office:value-type="float" office:value="0.999999692796" calcext:value-type="float">
            <text:p>0.999999692796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9692831" calcext:value-type="float">
            <text:p>0.999999692831</text:p>
          </table:table-cell>
          <table:table-cell office:value-type="string" calcext:value-type="string">
            <text:p/>
          </table:table-cell>
          <table:table-cell office:value-type="float" office:value="10.816" calcext:value-type="float">
            <text:p>10.816</text:p>
          </table:table-cell>
          <table:table-cell office:value-type="float" office:value="0.999999816779" calcext:value-type="float">
            <text:p>0.999999816779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9816712" calcext:value-type="float">
            <text:p>0.999999816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0.999995578339" calcext:value-type="float">
            <text:p>0.999995578339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5585129" calcext:value-type="float">
            <text:p>0.999995585129</text:p>
          </table:table-cell>
          <table:table-cell office:value-type="string" calcext:value-type="string">
            <text:p/>
          </table:table-cell>
          <table:table-cell office:value-type="float" office:value="6.432" calcext:value-type="float">
            <text:p>6.432</text:p>
          </table:table-cell>
          <table:table-cell office:value-type="float" office:value="0.999998789535" calcext:value-type="float">
            <text:p>0.999998789535</text:p>
          </table:table-cell>
          <table:table-cell office:value-type="float" office:value="1.96" calcext:value-type="float">
            <text:p>1.96</text:p>
          </table:table-cell>
          <table:table-cell office:value-type="float" office:value="0.999998587868" calcext:value-type="float">
            <text:p>0.999998587868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9631356" calcext:value-type="float">
            <text:p>0.999999631356</text:p>
          </table:table-cell>
          <table:table-cell office:value-type="float" office:value="6.496" calcext:value-type="float">
            <text:p>6.496</text:p>
          </table:table-cell>
          <table:table-cell office:value-type="float" office:value="0.999999631398" calcext:value-type="float">
            <text:p>0.999999631398</text:p>
          </table:table-cell>
          <table:table-cell office:value-type="string" calcext:value-type="string">
            <text:p/>
          </table:table-cell>
          <table:table-cell office:value-type="float" office:value="13.248" calcext:value-type="float">
            <text:p>13.248</text:p>
          </table:table-cell>
          <table:table-cell office:value-type="float" office:value="0.999999780135" calcext:value-type="float">
            <text:p>0.999999780135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9780054" calcext:value-type="float">
            <text:p>0.999999780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0.999994841395" calcext:value-type="float">
            <text:p>0.999994841395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4113505" calcext:value-type="float">
            <text:p>0.999994113505</text:p>
          </table:table-cell>
          <table:table-cell office:value-type="string" calcext:value-type="string">
            <text:p/>
          </table:table-cell>
          <table:table-cell office:value-type="float" office:value="6.688" calcext:value-type="float">
            <text:p>6.688</text:p>
          </table:table-cell>
          <table:table-cell office:value-type="float" office:value="0.99999858779" calcext:value-type="float">
            <text:p>0.99999858779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8184402" calcext:value-type="float">
            <text:p>0.999998184402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9569915" calcext:value-type="float">
            <text:p>0.999999569915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9569964" calcext:value-type="float">
            <text:p>0.999999569964</text:p>
          </table:table-cell>
          <table:table-cell office:value-type="string" calcext:value-type="string">
            <text:p/>
          </table:table-cell>
          <table:table-cell office:value-type="float" office:value="17.28" calcext:value-type="float">
            <text:p>17.28</text:p>
          </table:table-cell>
          <table:table-cell office:value-type="float" office:value="0.999999706847" calcext:value-type="float">
            <text:p>0.999999706847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9743396" calcext:value-type="float">
            <text:p>0.999999743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632" calcext:value-type="float">
            <text:p>21.632</text:p>
          </table:table-cell>
          <table:table-cell office:value-type="float" office:value="0.999994104451" calcext:value-type="float">
            <text:p>0.999994104451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3377693" calcext:value-type="float">
            <text:p>0.999993377693</text:p>
          </table:table-cell>
          <table:table-cell office:value-type="string" calcext:value-type="string">
            <text:p/>
          </table:table-cell>
          <table:table-cell office:value-type="float" office:value="7.072" calcext:value-type="float">
            <text:p>7.072</text:p>
          </table:table-cell>
          <table:table-cell office:value-type="float" office:value="0.999998386046" calcext:value-type="float">
            <text:p>0.999998386046</text:p>
          </table:table-cell>
          <table:table-cell office:value-type="float" office:value="2.512" calcext:value-type="float">
            <text:p>2.512</text:p>
          </table:table-cell>
          <table:table-cell office:value-type="float" office:value="0.999997982669" calcext:value-type="float">
            <text:p>0.999997982669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508474" calcext:value-type="float">
            <text:p>0.999999508474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950853" calcext:value-type="float">
            <text:p>0.99999950853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9670203" calcext:value-type="float">
            <text:p>0.99999967020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9706739" calcext:value-type="float">
            <text:p>0.999999706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3367508" calcext:value-type="float">
            <text:p>0.999993367508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2641881" calcext:value-type="float">
            <text:p>0.999992641881</text:p>
          </table:table-cell>
          <table:table-cell office:value-type="string" calcext:value-type="string">
            <text:p/>
          </table:table-cell>
          <table:table-cell office:value-type="float" office:value="7.2" calcext:value-type="float">
            <text:p>7.2</text:p>
          </table:table-cell>
          <table:table-cell office:value-type="float" office:value="0.999998184302" calcext:value-type="float">
            <text:p>0.999998184302</text:p>
          </table:table-cell>
          <table:table-cell office:value-type="float" office:value="4.08" calcext:value-type="float">
            <text:p>4.08</text:p>
          </table:table-cell>
          <table:table-cell office:value-type="float" office:value="0.999997780936" calcext:value-type="float">
            <text:p>0.999997780936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385593" calcext:value-type="float">
            <text:p>0.999999385593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9447097" calcext:value-type="float">
            <text:p>0.99999944709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633558" calcext:value-type="float">
            <text:p>0.99999963355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9670081" calcext:value-type="float">
            <text:p>0.999999670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1156677" calcext:value-type="float">
            <text:p>0.999991156677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1906069" calcext:value-type="float">
            <text:p>0.999991906069</text:p>
          </table:table-cell>
          <table:table-cell office:value-type="string" calcext:value-type="string">
            <text:p/>
          </table:table-cell>
          <table:table-cell office:value-type="float" office:value="7.328" calcext:value-type="float">
            <text:p>7.328</text:p>
          </table:table-cell>
          <table:table-cell office:value-type="float" office:value="0.999997982558" calcext:value-type="float">
            <text:p>0.999997982558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7579203" calcext:value-type="float">
            <text:p>0.999997579203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324152" calcext:value-type="float">
            <text:p>0.999999324152</text:p>
          </table:table-cell>
          <table:table-cell office:value-type="float" office:value="7.2" calcext:value-type="float">
            <text:p>7.2</text:p>
          </table:table-cell>
          <table:table-cell office:value-type="float" office:value="0.999999324229" calcext:value-type="float">
            <text:p>0.999999324229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596914" calcext:value-type="float">
            <text:p>0.999999596914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9633423" calcext:value-type="float">
            <text:p>0.999999633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88945846" calcext:value-type="float">
            <text:p>0.999988945846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1170257" calcext:value-type="float">
            <text:p>0.999991170257</text:p>
          </table:table-cell>
          <table:table-cell office:value-type="string" calcext:value-type="string">
            <text:p/>
          </table:table-cell>
          <table:table-cell office:value-type="float" office:value="7.456" calcext:value-type="float">
            <text:p>7.456</text:p>
          </table:table-cell>
          <table:table-cell office:value-type="float" office:value="0.999997780813" calcext:value-type="float">
            <text:p>0.999997780813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737747" calcext:value-type="float">
            <text:p>0.9999973774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262711" calcext:value-type="float">
            <text:p>0.999999262711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9262796" calcext:value-type="float">
            <text:p>0.99999926279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56027" calcext:value-type="float">
            <text:p>0.99999956027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9596766" calcext:value-type="float">
            <text:p>0.999999596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88208903" calcext:value-type="float">
            <text:p>0.999988208903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89698634" calcext:value-type="float">
            <text:p>0.999989698634</text:p>
          </table:table-cell>
          <table:table-cell office:value-type="string" calcext:value-type="string">
            <text:p/>
          </table:table-cell>
          <table:table-cell office:value-type="float" office:value="8.096" calcext:value-type="float">
            <text:p>8.096</text:p>
          </table:table-cell>
          <table:table-cell office:value-type="float" office:value="0.999997579069" calcext:value-type="float">
            <text:p>0.999997579069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7175737" calcext:value-type="float">
            <text:p>0.999997175737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13983" calcext:value-type="float">
            <text:p>0.99999913983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9139928" calcext:value-type="float">
            <text:p>0.999999139928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523626" calcext:value-type="float">
            <text:p>0.99999952362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9560108" calcext:value-type="float">
            <text:p>0.999999560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3787241" calcext:value-type="float">
            <text:p>0.999983787241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8962822" calcext:value-type="float">
            <text:p>0.999988962822</text:p>
          </table:table-cell>
          <table:table-cell office:value-type="string" calcext:value-type="string">
            <text:p/>
          </table:table-cell>
          <table:table-cell office:value-type="float" office:value="8.16" calcext:value-type="float">
            <text:p>8.16</text:p>
          </table:table-cell>
          <table:table-cell office:value-type="float" office:value="0.999997377325" calcext:value-type="float">
            <text:p>0.999997377325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96974004" calcext:value-type="float">
            <text:p>0.999996974004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016948" calcext:value-type="float">
            <text:p>0.999999016948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9078494" calcext:value-type="float">
            <text:p>0.999999078494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9450338" calcext:value-type="float">
            <text:p>0.99999945033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952345" calcext:value-type="float">
            <text:p>0.99999952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2313354" calcext:value-type="float">
            <text:p>0.999982313354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8822701" calcext:value-type="float">
            <text:p>0.99998822701</text:p>
          </table:table-cell>
          <table:table-cell office:value-type="string" calcext:value-type="string">
            <text:p/>
          </table:table-cell>
          <table:table-cell office:value-type="float" office:value="16.32" calcext:value-type="float">
            <text:p>16.32</text:p>
          </table:table-cell>
          <table:table-cell office:value-type="float" office:value="0.999997175581" calcext:value-type="float">
            <text:p>0.999997175581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6772271" calcext:value-type="float">
            <text:p>0.999996772271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8955507" calcext:value-type="float">
            <text:p>0.999998955507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8955627" calcext:value-type="float">
            <text:p>0.999998955627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9413694" calcext:value-type="float">
            <text:p>0.99999941369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99450135" calcext:value-type="float">
            <text:p>0.999999450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78628636" calcext:value-type="float">
            <text:p>0.999978628636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6755386" calcext:value-type="float">
            <text:p>0.999986755386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6973836" calcext:value-type="float">
            <text:p>0.999996973836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6570537" calcext:value-type="float">
            <text:p>0.999996570537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8832626" calcext:value-type="float">
            <text:p>0.999998832626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883276" calcext:value-type="float">
            <text:p>0.99999883276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9377049" calcext:value-type="float">
            <text:p>0.99999937704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99413477" calcext:value-type="float">
            <text:p>0.999999413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4943919" calcext:value-type="float">
            <text:p>0.999974943919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5283762" calcext:value-type="float">
            <text:p>0.999985283762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6772092" calcext:value-type="float">
            <text:p>0.999996772092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6368804" calcext:value-type="float">
            <text:p>0.999996368804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8709744" calcext:value-type="float">
            <text:p>0.999998709744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709892" calcext:value-type="float">
            <text:p>0.999998709892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9340405" calcext:value-type="float">
            <text:p>0.999999340405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937682" calcext:value-type="float">
            <text:p>0.99999937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2733088" calcext:value-type="float">
            <text:p>0.999972733088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3812138" calcext:value-type="float">
            <text:p>0.999983812138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6570348" calcext:value-type="float">
            <text:p>0.999996570348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5965338" calcext:value-type="float">
            <text:p>0.999995965338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648304" calcext:value-type="float">
            <text:p>0.999998648304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8648458" calcext:value-type="float">
            <text:p>0.999998648458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9303761" calcext:value-type="float">
            <text:p>0.99999930376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9340162" calcext:value-type="float">
            <text:p>0.999999340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8311426" calcext:value-type="float">
            <text:p>0.999968311426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83076327" calcext:value-type="float">
            <text:p>0.999983076327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6368604" calcext:value-type="float">
            <text:p>0.999996368604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5360139" calcext:value-type="float">
            <text:p>0.999995360139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463981" calcext:value-type="float">
            <text:p>0.99999846398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8587025" calcext:value-type="float">
            <text:p>0.99999858702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9230473" calcext:value-type="float">
            <text:p>0.99999923047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99266847" calcext:value-type="float">
            <text:p>0.999999266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1678934" calcext:value-type="float">
            <text:p>0.999961678934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1604703" calcext:value-type="float">
            <text:p>0.999981604703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5965115" calcext:value-type="float">
            <text:p>0.999995965115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5158406" calcext:value-type="float">
            <text:p>0.999995158406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3411" calcext:value-type="float">
            <text:p>0.9999983411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8525591" calcext:value-type="float">
            <text:p>0.999998525591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9157185" calcext:value-type="float">
            <text:p>0.999999157185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9230189" calcext:value-type="float">
            <text:p>0.999999230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9468104" calcext:value-type="float">
            <text:p>0.999959468104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0868891" calcext:value-type="float">
            <text:p>0.999980868891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5763371" calcext:value-type="float">
            <text:p>0.999995763371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475494" calcext:value-type="float">
            <text:p>0.99999475494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218218" calcext:value-type="float">
            <text:p>0.999998218218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34129" calcext:value-type="float">
            <text:p>0.9999983412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12054" calcext:value-type="float">
            <text:p>0.99999912054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99193532" calcext:value-type="float">
            <text:p>0.999999193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4309499" calcext:value-type="float">
            <text:p>0.999954309499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0133079" calcext:value-type="float">
            <text:p>0.999980133079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475465" calcext:value-type="float">
            <text:p>0.99999475465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4553207" calcext:value-type="float">
            <text:p>0.99999455320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095337" calcext:value-type="float">
            <text:p>0.99999809533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218423" calcext:value-type="float">
            <text:p>0.999998218423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9083896" calcext:value-type="float">
            <text:p>0.99999908389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9156874" calcext:value-type="float">
            <text:p>0.999999156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50624781" calcext:value-type="float">
            <text:p>0.999950624781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8661455" calcext:value-type="float">
            <text:p>0.999978661455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4552906" calcext:value-type="float">
            <text:p>0.999994552906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4351474" calcext:value-type="float">
            <text:p>0.999994351474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033896" calcext:value-type="float">
            <text:p>0.999998033896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8156989" calcext:value-type="float">
            <text:p>0.999998156989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98973964" calcext:value-type="float">
            <text:p>0.999998973964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9083559" calcext:value-type="float">
            <text:p>0.999999083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49150894" calcext:value-type="float">
            <text:p>0.999949150894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7189831" calcext:value-type="float">
            <text:p>0.99997718983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4351161" calcext:value-type="float">
            <text:p>0.999994351161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414974" calcext:value-type="float">
            <text:p>0.9999941497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7603811" calcext:value-type="float">
            <text:p>0.999997603811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8095555" calcext:value-type="float">
            <text:p>0.99999809555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893732" calcext:value-type="float">
            <text:p>0.9999989373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99046901" calcext:value-type="float">
            <text:p>0.999999046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43992289" calcext:value-type="float">
            <text:p>0.999943992289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6454019" calcext:value-type="float">
            <text:p>0.999976454019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3745929" calcext:value-type="float">
            <text:p>0.999993745929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3948007" calcext:value-type="float">
            <text:p>0.999993948007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7173726" calcext:value-type="float">
            <text:p>0.99999717372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7788387" calcext:value-type="float">
            <text:p>0.999997788387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8864031" calcext:value-type="float">
            <text:p>0.999998864031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8936928" calcext:value-type="float">
            <text:p>0.999998936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35148966" calcext:value-type="float">
            <text:p>0.99993514896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5718208" calcext:value-type="float">
            <text:p>0.999975718208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2535463" calcext:value-type="float">
            <text:p>0.999992535463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3746274" calcext:value-type="float">
            <text:p>0.999993746274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6620759" calcext:value-type="float">
            <text:p>0.999996620759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7604085" calcext:value-type="float">
            <text:p>0.999997604085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8827387" calcext:value-type="float">
            <text:p>0.99999882738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8826955" calcext:value-type="float">
            <text:p>0.999998826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21883981" calcext:value-type="float">
            <text:p>0.99992188398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3510772" calcext:value-type="float">
            <text:p>0.999973510772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193023" calcext:value-type="float">
            <text:p>0.9999919302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2939342" calcext:value-type="float">
            <text:p>0.999992939342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6313555" calcext:value-type="float">
            <text:p>0.999996313555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7481218" calcext:value-type="float">
            <text:p>0.99999748121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8754099" calcext:value-type="float">
            <text:p>0.99999875409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680324" calcext:value-type="float">
            <text:p>0.999998680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0714511" calcext:value-type="float">
            <text:p>0.99990714511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1303336" calcext:value-type="float">
            <text:p>0.999971303336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1324998" calcext:value-type="float">
            <text:p>0.999991324998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2535876" calcext:value-type="float">
            <text:p>0.99999253587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5453385" calcext:value-type="float">
            <text:p>0.999995453385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7174049" calcext:value-type="float">
            <text:p>0.99999717404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8680811" calcext:value-type="float">
            <text:p>0.99999868081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643667" calcext:value-type="float">
            <text:p>0.999998643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90932352" calcext:value-type="float">
            <text:p>0.999890932352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9095901" calcext:value-type="float">
            <text:p>0.999969095901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89912788" calcext:value-type="float">
            <text:p>0.999989912788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334143" calcext:value-type="float">
            <text:p>0.99999233414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4716096" calcext:value-type="float">
            <text:p>0.99999471609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6928315" calcext:value-type="float">
            <text:p>0.999996928315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607522" calcext:value-type="float">
            <text:p>0.99999860752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8497036" calcext:value-type="float">
            <text:p>0.999998497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71034875" calcext:value-type="float">
            <text:p>0.99987103487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66888465" calcext:value-type="float">
            <text:p>0.999966888465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89105811" calcext:value-type="float">
            <text:p>0.99998910581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1930676" calcext:value-type="float">
            <text:p>0.99999193067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3057195" calcext:value-type="float">
            <text:p>0.999993057195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6498279" calcext:value-type="float">
            <text:p>0.99999649827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8460946" calcext:value-type="float">
            <text:p>0.99999846094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8240432" calcext:value-type="float">
            <text:p>0.999998240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43767963" calcext:value-type="float">
            <text:p>0.999843767963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65416841" calcext:value-type="float">
            <text:p>0.999965416841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8298834" calcext:value-type="float">
            <text:p>0.999988298834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0720278" calcext:value-type="float">
            <text:p>0.99999072027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1336854" calcext:value-type="float">
            <text:p>0.99999133685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436845" calcext:value-type="float">
            <text:p>0.99999643684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8314369" calcext:value-type="float">
            <text:p>0.99999831436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7800541" calcext:value-type="float">
            <text:p>0.999997800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01762179" calcext:value-type="float">
            <text:p>0.99980176217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1737782" calcext:value-type="float">
            <text:p>0.999961737782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6886624" calcext:value-type="float">
            <text:p>0.99998688662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0518545" calcext:value-type="float">
            <text:p>0.999990518545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8080495" calcext:value-type="float">
            <text:p>0.99998808049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6252544" calcext:value-type="float">
            <text:p>0.99999625254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8241081" calcext:value-type="float">
            <text:p>0.99999824108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580595" calcext:value-type="float">
            <text:p>0.999997580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733226427" calcext:value-type="float">
            <text:p>0.999733226427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59530346" calcext:value-type="float">
            <text:p>0.999959530346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5070926" calcext:value-type="float">
            <text:p>0.999985070926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9711612" calcext:value-type="float">
            <text:p>0.999989711612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4148287" calcext:value-type="float">
            <text:p>0.99998414828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5699641" calcext:value-type="float">
            <text:p>0.999995699641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805786" calcext:value-type="float">
            <text:p>0.9999980578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360649" calcext:value-type="float">
            <text:p>0.999997360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593944093" calcext:value-type="float">
            <text:p>0.99959394409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55851287" calcext:value-type="float">
            <text:p>0.999955851287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285174" calcext:value-type="float">
            <text:p>0.99998285174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9509879" calcext:value-type="float">
            <text:p>0.999989509879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79294467" calcext:value-type="float">
            <text:p>0.999979294467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5208171" calcext:value-type="float">
            <text:p>0.999995208171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7691419" calcext:value-type="float">
            <text:p>0.99999769141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703073" calcext:value-type="float">
            <text:p>0.99999703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354437432" calcext:value-type="float">
            <text:p>0.999354437432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53643851" calcext:value-type="float">
            <text:p>0.99995364385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1036041" calcext:value-type="float">
            <text:p>0.999981036041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8501214" calcext:value-type="float">
            <text:p>0.99998850121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2843189" calcext:value-type="float">
            <text:p>0.999972843189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4716701" calcext:value-type="float">
            <text:p>0.99999471670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7141756" calcext:value-type="float">
            <text:p>0.99999714175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6517523" calcext:value-type="float">
            <text:p>0.999996517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958698735" calcext:value-type="float">
            <text:p>0.99895869873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4554992" calcext:value-type="float">
            <text:p>0.99994554992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77808134" calcext:value-type="float">
            <text:p>0.999977808134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8097748" calcext:value-type="float">
            <text:p>0.999988097748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66084706" calcext:value-type="float">
            <text:p>0.99996608470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3795196" calcext:value-type="float">
            <text:p>0.999993795196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6152364" calcext:value-type="float">
            <text:p>0.99999615236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6077631" calcext:value-type="float">
            <text:p>0.999996077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242389584" calcext:value-type="float">
            <text:p>0.9982423895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2606672" calcext:value-type="float">
            <text:p>0.99994260667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5185458" calcext:value-type="float">
            <text:p>0.999975185458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7290815" calcext:value-type="float">
            <text:p>0.99998729081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57237238" calcext:value-type="float">
            <text:p>0.99995723723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3180859" calcext:value-type="float">
            <text:p>0.99999318085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417358" calcext:value-type="float">
            <text:p>0.9999941735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5161189" calcext:value-type="float">
            <text:p>0.999995161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328579556" calcext:value-type="float">
            <text:p>0.99732857955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38191801" calcext:value-type="float">
            <text:p>0.99993819180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2966272" calcext:value-type="float">
            <text:p>0.99997296627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7089082" calcext:value-type="float">
            <text:p>0.99998708908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47283837" calcext:value-type="float">
            <text:p>0.999947283837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2320787" calcext:value-type="float">
            <text:p>0.999992320787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1315336" calcext:value-type="float">
            <text:p>0.99999131533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4354721" calcext:value-type="float">
            <text:p>0.999994354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6374237632" calcext:value-type="float">
            <text:p>0.996374237632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32305306" calcext:value-type="float">
            <text:p>0.99993230530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68931387" calcext:value-type="float">
            <text:p>0.99996893138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6483883" calcext:value-type="float">
            <text:p>0.99998648388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34135516" calcext:value-type="float">
            <text:p>0.999934135516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1276414" calcext:value-type="float">
            <text:p>0.999991276414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5415628" calcext:value-type="float">
            <text:p>0.999985415628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3291649" calcext:value-type="float">
            <text:p>0.999993291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5565810535" calcext:value-type="float">
            <text:p>0.99556581053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24211375" calcext:value-type="float">
            <text:p>0.999924211375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3887781" calcext:value-type="float">
            <text:p>0.999963887781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6080417" calcext:value-type="float">
            <text:p>0.999986080417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22523214" calcext:value-type="float">
            <text:p>0.999922523214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0170607" calcext:value-type="float">
            <text:p>0.99999017060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6364523" calcext:value-type="float">
            <text:p>0.99997636452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1458766" calcext:value-type="float">
            <text:p>0.999991458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494161933" calcext:value-type="float">
            <text:p>0.99494161933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19060692" calcext:value-type="float">
            <text:p>0.999919060692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56624988" calcext:value-type="float">
            <text:p>0.999956624988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4668285" calcext:value-type="float">
            <text:p>0.999984668285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09252012" calcext:value-type="float">
            <text:p>0.99990925201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88819065" calcext:value-type="float">
            <text:p>0.99998881906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2842831" calcext:value-type="float">
            <text:p>0.99996284283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9479252" calcext:value-type="float">
            <text:p>0.999989479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544406746" calcext:value-type="float">
            <text:p>0.99454440674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3174197" calcext:value-type="float">
            <text:p>0.999913174197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45327311" calcext:value-type="float">
            <text:p>0.999945327311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2650954" calcext:value-type="float">
            <text:p>0.999982650954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897824033" calcext:value-type="float">
            <text:p>0.99989782403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8740609" calcext:value-type="float">
            <text:p>0.99998740609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38144674" calcext:value-type="float">
            <text:p>0.999938144674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6876559" calcext:value-type="float">
            <text:p>0.999986876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273211512" calcext:value-type="float">
            <text:p>0.994273211512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00665395" calcext:value-type="float">
            <text:p>0.999900665395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32617424" calcext:value-type="float">
            <text:p>0.99993261742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103709" calcext:value-type="float">
            <text:p>0.99998103709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885167238" calcext:value-type="float">
            <text:p>0.99988516723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86115982" calcext:value-type="float">
            <text:p>0.99998611598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97909396" calcext:value-type="float">
            <text:p>0.99989790939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3467396" calcext:value-type="float">
            <text:p>0.999983467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4092660337" calcext:value-type="float">
            <text:p>0.994092660337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85949157" calcext:value-type="float">
            <text:p>0.999885949157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17083117" calcext:value-type="float">
            <text:p>0.999917083117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8616293" calcext:value-type="float">
            <text:p>0.999978616293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871650273" calcext:value-type="float">
            <text:p>0.99987165027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84641573" calcext:value-type="float">
            <text:p>0.99998464157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28358798" calcext:value-type="float">
            <text:p>0.99982835879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9545027" calcext:value-type="float">
            <text:p>0.999979545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929058864" calcext:value-type="float">
            <text:p>0.993929058864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72704543" calcext:value-type="float">
            <text:p>0.999872704543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893075553" calcext:value-type="float">
            <text:p>0.99989307555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5792029" calcext:value-type="float">
            <text:p>0.999975792029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857150256" calcext:value-type="float">
            <text:p>0.999857150256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82737128" calcext:value-type="float">
            <text:p>0.999982737128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692775441" calcext:value-type="float">
            <text:p>0.99969277544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3753117" calcext:value-type="float">
            <text:p>0.999973753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804515401" calcext:value-type="float">
            <text:p>0.993804515401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55780869" calcext:value-type="float">
            <text:p>0.99985578086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53533682" calcext:value-type="float">
            <text:p>0.99985353368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3774698" calcext:value-type="float">
            <text:p>0.99997377469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844739225" calcext:value-type="float">
            <text:p>0.99984473922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81324153" calcext:value-type="float">
            <text:p>0.99998132415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61915404" calcext:value-type="float">
            <text:p>0.99936191540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7704604" calcext:value-type="float">
            <text:p>0.999967704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728610213" calcext:value-type="float">
            <text:p>0.99372861021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4032882" calcext:value-type="float">
            <text:p>0.9998403288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02694133" calcext:value-type="float">
            <text:p>0.999802694133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2160834" calcext:value-type="float">
            <text:p>0.999972160834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831652345" calcext:value-type="float">
            <text:p>0.99983165234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79419708" calcext:value-type="float">
            <text:p>0.99997941970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356473198" calcext:value-type="float">
            <text:p>0.99835647319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59896523" calcext:value-type="float">
            <text:p>0.999959896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659337517" calcext:value-type="float">
            <text:p>0.99365933751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14575403" calcext:value-type="float">
            <text:p>0.99981457540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36118534" calcext:value-type="float">
            <text:p>0.999736118534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0143503" calcext:value-type="float">
            <text:p>0.99997014350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819671399" calcext:value-type="float">
            <text:p>0.99981967139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76900926" calcext:value-type="float">
            <text:p>0.99997690092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294158171" calcext:value-type="float">
            <text:p>0.99529415817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49229144" calcext:value-type="float">
            <text:p>0.999949229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60627758" calcext:value-type="float">
            <text:p>0.9936062775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89557799" calcext:value-type="float">
            <text:p>0.999789557799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58447001" calcext:value-type="float">
            <text:p>0.99965844700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5301909" calcext:value-type="float">
            <text:p>0.999965301909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806830282" calcext:value-type="float">
            <text:p>0.99980683028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74013542" calcext:value-type="float">
            <text:p>0.99997401354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7250144149" calcext:value-type="float">
            <text:p>0.98725014414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36728883" calcext:value-type="float">
            <text:p>0.999936728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57532595" calcext:value-type="float">
            <text:p>0.9935753259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52767205" calcext:value-type="float">
            <text:p>0.999752767205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566048139" calcext:value-type="float">
            <text:p>0.99956604813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1872446" calcext:value-type="float">
            <text:p>0.999961872446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795279421" calcext:value-type="float">
            <text:p>0.99979527942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71371893" calcext:value-type="float">
            <text:p>0.99997137189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0104822425" calcext:value-type="float">
            <text:p>0.970104822425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1862" calcext:value-type="float">
            <text:p>0.99991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548795982" calcext:value-type="float">
            <text:p>0.993548795982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0420362" calcext:value-type="float">
            <text:p>0.99970420362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451860899" calcext:value-type="float">
            <text:p>0.999451860899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9048183" calcext:value-type="float">
            <text:p>0.999959048183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784097205" calcext:value-type="float">
            <text:p>0.99978409720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68238774" calcext:value-type="float">
            <text:p>0.99996823877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0598695798" calcext:value-type="float">
            <text:p>0.94059869579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95452361" calcext:value-type="float">
            <text:p>0.999895452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500894649" calcext:value-type="float">
            <text:p>0.99350089464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39452173" calcext:value-type="float">
            <text:p>0.999639452173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308420744" calcext:value-type="float">
            <text:p>0.9993084207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5013521" calcext:value-type="float">
            <text:p>0.999955013521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775188296" calcext:value-type="float">
            <text:p>0.99977518829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6485992" calcext:value-type="float">
            <text:p>0.9999648599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97607778234" calcext:value-type="float">
            <text:p>0.89760777823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63010334" calcext:value-type="float">
            <text:p>0.999863010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473627737" calcext:value-type="float">
            <text:p>0.99347362773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2908039" calcext:value-type="float">
            <text:p>0.99952908039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151463725" calcext:value-type="float">
            <text:p>0.999151463725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1785792" calcext:value-type="float">
            <text:p>0.99995178579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764190402" calcext:value-type="float">
            <text:p>0.99976419040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615425" calcext:value-type="float">
            <text:p>0.999961542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42738695875" calcext:value-type="float">
            <text:p>0.84273869587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20597425" calcext:value-type="float">
            <text:p>0.999820597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450045543" calcext:value-type="float">
            <text:p>0.993450045543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383389635" calcext:value-type="float">
            <text:p>0.99938338963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8958596231" calcext:value-type="float">
            <text:p>0.99895859623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6742465" calcext:value-type="float">
            <text:p>0.999946742465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755404374" calcext:value-type="float">
            <text:p>0.999755404374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57795044" calcext:value-type="float">
            <text:p>0.99995779504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7961368637" calcext:value-type="float">
            <text:p>0.7796136863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68030344" calcext:value-type="float">
            <text:p>0.999768030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44120222" calcext:value-type="float">
            <text:p>0.99344120222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216360336" calcext:value-type="float">
            <text:p>0.999216360336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775008973" calcext:value-type="float">
            <text:p>0.99877500897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8673141" calcext:value-type="float">
            <text:p>0.99993867314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746311143" calcext:value-type="float">
            <text:p>0.999746311143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55276262" calcext:value-type="float">
            <text:p>0.99995527626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12005265032" calcext:value-type="float">
            <text:p>0.71200526503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96914488" calcext:value-type="float">
            <text:p>0.999696914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427937236" calcext:value-type="float">
            <text:p>0.99342793723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014012066" calcext:value-type="float">
            <text:p>0.99901401206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581334502" calcext:value-type="float">
            <text:p>0.99858133450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9191686" calcext:value-type="float">
            <text:p>0.999929191686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739245457" calcext:value-type="float">
            <text:p>0.99973924545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5177454" calcext:value-type="float">
            <text:p>0.9999517745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44079761857" calcext:value-type="float">
            <text:p>0.64407976185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59768221" calcext:value-type="float">
            <text:p>0.99959768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419093913" calcext:value-type="float">
            <text:p>0.993419093913</text:p>
          </table:table-cell>
          <table:table-cell office:value-type="float" office:value="14.4" calcext:value-type="float">
            <text:p>14.4</text:p>
          </table:table-cell>
          <table:table-cell office:value-type="float" office:value="0.99877045833" calcext:value-type="float">
            <text:p>0.9987704583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401983872" calcext:value-type="float">
            <text:p>0.998401983872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7491167" calcext:value-type="float">
            <text:p>0.99991749116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731811126" calcext:value-type="float">
            <text:p>0.99973181112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48334253" calcext:value-type="float">
            <text:p>0.99994833425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78910814916" calcext:value-type="float">
            <text:p>0.57891081491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49841877" calcext:value-type="float">
            <text:p>0.999449841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415409195" calcext:value-type="float">
            <text:p>0.99341540919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48643494" calcext:value-type="float">
            <text:p>0.9984864349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243412899" calcext:value-type="float">
            <text:p>0.99824341289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05790647" calcext:value-type="float">
            <text:p>0.999905790647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719522976" calcext:value-type="float">
            <text:p>0.999719522976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45754037" calcext:value-type="float">
            <text:p>0.99994575403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18782234256" calcext:value-type="float">
            <text:p>0.518782234256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211860365" calcext:value-type="float">
            <text:p>0.999211860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408776703" calcext:value-type="float">
            <text:p>0.993408776703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186223688" calcext:value-type="float">
            <text:p>0.99818622368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109656468" calcext:value-type="float">
            <text:p>0.99810965646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95703993" calcext:value-type="float">
            <text:p>0.99989570399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708217878" calcext:value-type="float">
            <text:p>0.999708217878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42252316" calcext:value-type="float">
            <text:p>0.999942252316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64847834248" calcext:value-type="float">
            <text:p>0.464847834248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790223989" calcext:value-type="float">
            <text:p>0.998790223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406565872" calcext:value-type="float">
            <text:p>0.993406565872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787571107" calcext:value-type="float">
            <text:p>0.99787571107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7996276205" calcext:value-type="float">
            <text:p>0.99799627620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81986143" calcext:value-type="float">
            <text:p>0.99988198614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699616173" calcext:value-type="float">
            <text:p>0.99969961617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38689161" calcext:value-type="float">
            <text:p>0.99993868916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17491828812" calcext:value-type="float">
            <text:p>0.417491828812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014291354" calcext:value-type="float">
            <text:p>0.998014291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400670324" calcext:value-type="float">
            <text:p>0.993400670324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556368709" calcext:value-type="float">
            <text:p>0.99755636870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897219783" calcext:value-type="float">
            <text:p>0.997897219783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69276958" calcext:value-type="float">
            <text:p>0.999869276958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691874639" calcext:value-type="float">
            <text:p>0.99969187463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35678909" calcext:value-type="float">
            <text:p>0.999935678909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76701978802" calcext:value-type="float">
            <text:p>0.376701978802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551504192" calcext:value-type="float">
            <text:p>0.996551504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3396248662" calcext:value-type="float">
            <text:p>0.99339624866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282646686" calcext:value-type="float">
            <text:p>0.997282646686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817530808" calcext:value-type="float">
            <text:p>0.99781753080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49103649" calcext:value-type="float">
            <text:p>0.99984910364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683703019" calcext:value-type="float">
            <text:p>0.99968370301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32852959" calcext:value-type="float">
            <text:p>0.999932852959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42129908278" calcext:value-type="float">
            <text:p>0.34212990827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943385181" calcext:value-type="float">
            <text:p>0.993943385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338961617" calcext:value-type="float">
            <text:p>0.9933896161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028791583" calcext:value-type="float">
            <text:p>0.997028791583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748332533" calcext:value-type="float">
            <text:p>0.99774833253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2630781" calcext:value-type="float">
            <text:p>0.9998263078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676268689" calcext:value-type="float">
            <text:p>0.99967626868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29351237" calcext:value-type="float">
            <text:p>0.99992935123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13095465158" calcext:value-type="float">
            <text:p>0.31309546515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566204279" calcext:value-type="float">
            <text:p>0.989566204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3377825073" calcext:value-type="float">
            <text:p>0.99337782507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830122373" calcext:value-type="float">
            <text:p>0.996830122373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68680054" calcext:value-type="float">
            <text:p>0.99768680054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00889441" calcext:value-type="float">
            <text:p>0.999800889441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669387325" calcext:value-type="float">
            <text:p>0.99966938732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26402419" calcext:value-type="float">
            <text:p>0.99992640241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89054703671" calcext:value-type="float">
            <text:p>0.28905470367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2632261744" calcext:value-type="float">
            <text:p>0.982632261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3340240951" calcext:value-type="float">
            <text:p>0.99334024095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65794239" calcext:value-type="float">
            <text:p>0.99665794239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63636448" calcext:value-type="float">
            <text:p>0.99763636448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69015613" calcext:value-type="float">
            <text:p>0.999769015613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660539857" calcext:value-type="float">
            <text:p>0.99966053985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24129372" calcext:value-type="float">
            <text:p>0.999924129372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69082798741" calcext:value-type="float">
            <text:p>0.26908279874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2593049048" calcext:value-type="float">
            <text:p>0.972593049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3235594964" calcext:value-type="float">
            <text:p>0.99323559496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499742834" calcext:value-type="float">
            <text:p>0.99649974283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589963305" calcext:value-type="float">
            <text:p>0.997589963305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35931387" calcext:value-type="float">
            <text:p>0.99973593138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650525014" calcext:value-type="float">
            <text:p>0.999650525014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21549157" calcext:value-type="float">
            <text:p>0.999921549157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52661712011" calcext:value-type="float">
            <text:p>0.25266171201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877380869" calcext:value-type="float">
            <text:p>0.95877380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982823319" calcext:value-type="float">
            <text:p>0.99298282331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397464981" calcext:value-type="float">
            <text:p>0.996397464981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512090028" calcext:value-type="float">
            <text:p>0.99751209002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96795167" calcext:value-type="float">
            <text:p>0.999696795167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635902116" calcext:value-type="float">
            <text:p>0.99963590211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19091808" calcext:value-type="float">
            <text:p>0.99991909180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9116604802" calcext:value-type="float">
            <text:p>0.23911660480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0884028735" calcext:value-type="float">
            <text:p>0.940884028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564976315" calcext:value-type="float">
            <text:p>0.99256497631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313582425" calcext:value-type="float">
            <text:p>0.99631358242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455601641" calcext:value-type="float">
            <text:p>0.99745560164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57860681" calcext:value-type="float">
            <text:p>0.999657860681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604935978" calcext:value-type="float">
            <text:p>0.999604935978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16020123" calcext:value-type="float">
            <text:p>0.99991602012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27988509127" calcext:value-type="float">
            <text:p>0.22798850912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18888297886" calcext:value-type="float">
            <text:p>0.918888297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754338387" calcext:value-type="float">
            <text:p>0.99175433838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6244416108" calcext:value-type="float">
            <text:p>0.996244416108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4184807" calcext:value-type="float">
            <text:p>0.997418480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07629142" calcext:value-type="float">
            <text:p>0.99960762914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522851136" calcext:value-type="float">
            <text:p>0.99952285113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13255606" calcext:value-type="float">
            <text:p>0.999913255606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18816771368" calcext:value-type="float">
            <text:p>0.218816771368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2581993099" calcext:value-type="float">
            <text:p>0.892581993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435913913" calcext:value-type="float">
            <text:p>0.989435913913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6184815344" calcext:value-type="float">
            <text:p>0.996184815344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389026041" calcext:value-type="float">
            <text:p>0.997389026041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561633998" calcext:value-type="float">
            <text:p>0.999561633998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251958869" calcext:value-type="float">
            <text:p>0.999251958869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10859692" calcext:value-type="float">
            <text:p>0.999910859692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122861058" calcext:value-type="float">
            <text:p>0.2112286105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62491811596" calcext:value-type="float">
            <text:p>0.862491811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59977479" calcext:value-type="float">
            <text:p>0.975997747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6123742957" calcext:value-type="float">
            <text:p>0.996123742957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36804464" calcext:value-type="float">
            <text:p>0.9973680446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00710605" calcext:value-type="float">
            <text:p>0.999500710605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383493869" calcext:value-type="float">
            <text:p>0.99838349386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08402343" calcext:value-type="float">
            <text:p>0.99990840234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4956267954" calcext:value-type="float">
            <text:p>0.20495626795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28947745609" calcext:value-type="float">
            <text:p>0.828947745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051211683" calcext:value-type="float">
            <text:p>0.943051211683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6075179373" calcext:value-type="float">
            <text:p>0.996075179373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353720799" calcext:value-type="float">
            <text:p>0.99735372079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442813208" calcext:value-type="float">
            <text:p>0.99944281320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594300584" calcext:value-type="float">
            <text:p>0.99594300584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05514959" calcext:value-type="float">
            <text:p>0.99990551495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99665768702" calcext:value-type="float">
            <text:p>0.19966576870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92480744649" calcext:value-type="float">
            <text:p>0.792480744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3910163631" calcext:value-type="float">
            <text:p>0.8391016363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987617757" calcext:value-type="float">
            <text:p>0.99598761775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342624866" calcext:value-type="float">
            <text:p>0.99734262486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376846488" calcext:value-type="float">
            <text:p>0.999376846488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0060606999" calcext:value-type="float">
            <text:p>0.99006060699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02566141" calcext:value-type="float">
            <text:p>0.99990256614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5217718473" calcext:value-type="float">
            <text:p>0.19521771847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53890715458" calcext:value-type="float">
            <text:p>0.753890715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09862810585" calcext:value-type="float">
            <text:p>0.60986281058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932431866" calcext:value-type="float">
            <text:p>0.99593243186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333142887" calcext:value-type="float">
            <text:p>0.99733314288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309871103" calcext:value-type="float">
            <text:p>0.999309871103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77799429498" calcext:value-type="float">
            <text:p>0.97779942949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00477395" calcext:value-type="float">
            <text:p>0.999900477395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1454510776" calcext:value-type="float">
            <text:p>0.191454510776</text:p>
          </table:table-cell>
          <table:table-cell office:value-type="float" office:value="28.8" calcext:value-type="float">
            <text:p>28.8</text:p>
          </table:table-cell>
          <table:table-cell office:value-type="float" office:value="0.713450720928" calcext:value-type="float">
            <text:p>0.713450720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40692255313" calcext:value-type="float">
            <text:p>0.44069225531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886811528" calcext:value-type="float">
            <text:p>0.995886811528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32426614" calcext:value-type="float">
            <text:p>0.9973242661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250561574" calcext:value-type="float">
            <text:p>0.999250561574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55464733839" calcext:value-type="float">
            <text:p>0.95546473383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898634384" calcext:value-type="float">
            <text:p>0.99989863438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8217769591" calcext:value-type="float">
            <text:p>0.18821776959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72214668708" calcext:value-type="float">
            <text:p>0.672214668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64945510392" calcext:value-type="float">
            <text:p>0.36494551039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846341874" calcext:value-type="float">
            <text:p>0.99584634187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315591138" calcext:value-type="float">
            <text:p>0.99731559113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186006986" calcext:value-type="float">
            <text:p>0.99918600698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19932196446" calcext:value-type="float">
            <text:p>0.919932196446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896115602" calcext:value-type="float">
            <text:p>0.99989611560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5429369591" calcext:value-type="float">
            <text:p>0.18542936959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30567427545" calcext:value-type="float">
            <text:p>0.630567427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19451035995" calcext:value-type="float">
            <text:p>0.319451035995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813966151" calcext:value-type="float">
            <text:p>0.995813966151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305302182" calcext:value-type="float">
            <text:p>0.99730530218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122864529" calcext:value-type="float">
            <text:p>0.99912286452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70310250597" calcext:value-type="float">
            <text:p>0.870310250597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894456892" calcext:value-type="float">
            <text:p>0.99989445689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2988392782" calcext:value-type="float">
            <text:p>0.18298839278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89040533472" calcext:value-type="float">
            <text:p>0.589040533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77403983622" calcext:value-type="float">
            <text:p>0.27740398362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795570854" calcext:value-type="float">
            <text:p>0.995795570854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293399271" calcext:value-type="float">
            <text:p>0.997293399271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061941136" calcext:value-type="float">
            <text:p>0.99906194113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0898451773" calcext:value-type="float">
            <text:p>0.8089845177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889480762" calcext:value-type="float">
            <text:p>0.99988948076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0833863299" calcext:value-type="float">
            <text:p>0.18083386329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48429237708" calcext:value-type="float">
            <text:p>0.548429237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17043146572" calcext:value-type="float">
            <text:p>0.217043146572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777911369" calcext:value-type="float">
            <text:p>0.995777911369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272619615" calcext:value-type="float">
            <text:p>0.99727261961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002429875" calcext:value-type="float">
            <text:p>0.99900242987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40254682968" calcext:value-type="float">
            <text:p>0.74025468296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885671872" calcext:value-type="float">
            <text:p>0.999885671872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8934340461" calcext:value-type="float">
            <text:p>0.178934340461</text:p>
          </table:table-cell>
          <table:table-cell office:value-type="float" office:value="30.08" calcext:value-type="float">
            <text:p>30.08</text:p>
          </table:table-cell>
          <table:table-cell office:value-type="float" office:value="0.508689807668" calcext:value-type="float">
            <text:p>0.508689807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62948540704" calcext:value-type="float">
            <text:p>0.16294854070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763195131" calcext:value-type="float">
            <text:p>0.995763195131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236103907" calcext:value-type="float">
            <text:p>0.99723610390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8942716881" calcext:value-type="float">
            <text:p>0.99894271688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68252083778" calcext:value-type="float">
            <text:p>0.66825208377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882477319" calcext:value-type="float">
            <text:p>0.999882477319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77229764505" calcext:value-type="float">
            <text:p>0.177229764505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70606423961" calcext:value-type="float">
            <text:p>0.470606423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32965991528" calcext:value-type="float">
            <text:p>0.13296599152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750686329" calcext:value-type="float">
            <text:p>0.99575068632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152380047" calcext:value-type="float">
            <text:p>0.997152380047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884012552" calcext:value-type="float">
            <text:p>0.99888401255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596942474808" calcext:value-type="float">
            <text:p>0.59694247480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878299827" calcext:value-type="float">
            <text:p>0.999878299827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568385772" calcext:value-type="float">
            <text:p>0.1756838577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34262959307" calcext:value-type="float">
            <text:p>0.434262959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16560153756" calcext:value-type="float">
            <text:p>0.11656015375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74332821" calcext:value-type="float">
            <text:p>0.9957433282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936917199" calcext:value-type="float">
            <text:p>0.99693691719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83357928" calcext:value-type="float">
            <text:p>0.99883357928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29335223988" calcext:value-type="float">
            <text:p>0.52933522398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875043841" calcext:value-type="float">
            <text:p>0.99987504384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4286433035" calcext:value-type="float">
            <text:p>0.17428643303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99800362398" calcext:value-type="float">
            <text:p>0.399800362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05578220664" calcext:value-type="float">
            <text:p>0.10557822066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735234279" calcext:value-type="float">
            <text:p>0.99573523427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392611238" calcext:value-type="float">
            <text:p>0.99639261123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791417064" calcext:value-type="float">
            <text:p>0.99879141706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6737855606" calcext:value-type="float">
            <text:p>0.4673785560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872279324" calcext:value-type="float">
            <text:p>0.99987227932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3001469247" calcext:value-type="float">
            <text:p>0.17300146924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67513470773" calcext:value-type="float">
            <text:p>0.367513470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983392239689" calcext:value-type="float">
            <text:p>0.098339223968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730819407" calcext:value-type="float">
            <text:p>0.995730819407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4922500959" calcext:value-type="float">
            <text:p>0.99492250095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753894709" calcext:value-type="float">
            <text:p>0.99875389470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1216261425" calcext:value-type="float">
            <text:p>0.4121626142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868470434" calcext:value-type="float">
            <text:p>0.999868470434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71804231557" calcext:value-type="float">
            <text:p>0.171804231557</text:p>
          </table:table-cell>
          <table:table-cell office:value-type="float" office:value="31.36" calcext:value-type="float">
            <text:p>31.36</text:p>
          </table:table-cell>
          <table:table-cell office:value-type="float" office:value="0.337148503469" calcext:value-type="float">
            <text:p>0.337148503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934230734084" calcext:value-type="float">
            <text:p>0.0934230734084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7241971" calcext:value-type="float">
            <text:p>0.995724197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13675657" calcext:value-type="float">
            <text:p>0.991367565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715363689" calcext:value-type="float">
            <text:p>0.99871536368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64227647072" calcext:value-type="float">
            <text:p>0.36422764707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865214448" calcext:value-type="float">
            <text:p>0.999865214448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70632827992" calcext:value-type="float">
            <text:p>0.170632827992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08952093207" calcext:value-type="float">
            <text:p>0.308952093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896314987369" calcext:value-type="float">
            <text:p>0.089631498736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719046417" calcext:value-type="float">
            <text:p>0.995719046417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3469682178" calcext:value-type="float">
            <text:p>0.98346968217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687121057" calcext:value-type="float">
            <text:p>0.99868712105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23285251646" calcext:value-type="float">
            <text:p>0.32328525164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862327063" calcext:value-type="float">
            <text:p>0.99986232706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9446949988" calcext:value-type="float">
            <text:p>0.16944694998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82899972617" calcext:value-type="float">
            <text:p>0.282899972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863859992513" calcext:value-type="float">
            <text:p>0.086385999251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713159922" calcext:value-type="float">
            <text:p>0.995713159922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7230481295" calcext:value-type="float">
            <text:p>0.96723048129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657869759" calcext:value-type="float">
            <text:p>0.998657869759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88947245313" calcext:value-type="float">
            <text:p>0.28894724531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859746848" calcext:value-type="float">
            <text:p>0.999859746848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8170817441" calcext:value-type="float">
            <text:p>0.16817081744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58862996771" calcext:value-type="float">
            <text:p>0.258862996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834743352032" calcext:value-type="float">
            <text:p>0.083474335203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711688298" calcext:value-type="float">
            <text:p>0.995711688298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35826569353" calcext:value-type="float">
            <text:p>0.93582656935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603603558" calcext:value-type="float">
            <text:p>0.998603603558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60333182128" calcext:value-type="float">
            <text:p>0.260333182128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85679803" calcext:value-type="float">
            <text:p>0.99985679803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6717693646" calcext:value-type="float">
            <text:p>0.16671769364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3679233767" calcext:value-type="float">
            <text:p>0.23679233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804904506852" calcext:value-type="float">
            <text:p>0.080490450685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705065991" calcext:value-type="float">
            <text:p>0.99570506599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82927413835" calcext:value-type="float">
            <text:p>0.88292741383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56063441" calcext:value-type="float">
            <text:p>0.9985606344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36799408793" calcext:value-type="float">
            <text:p>0.236799408793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853910646" calcext:value-type="float">
            <text:p>0.99985391064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5034554518" calcext:value-type="float">
            <text:p>0.16503455451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16510682225" calcext:value-type="float">
            <text:p>0.216510682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776148968721" calcext:value-type="float">
            <text:p>0.0776148968721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701386932" calcext:value-type="float">
            <text:p>0.99570138693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07591070881" calcext:value-type="float">
            <text:p>0.80759107088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524927653" calcext:value-type="float">
            <text:p>0.99852492765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17493926428" calcext:value-type="float">
            <text:p>0.21749392642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851576165" calcext:value-type="float">
            <text:p>0.999851576165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315207121" calcext:value-type="float">
            <text:p>0.1631520712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1079956583" calcext:value-type="float">
            <text:p>0.181079956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746958633883" calcext:value-type="float">
            <text:p>0.074695863388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699915308" calcext:value-type="float">
            <text:p>0.995699915308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04572391987" calcext:value-type="float">
            <text:p>0.70457239198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492650359" calcext:value-type="float">
            <text:p>0.99849265035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01672564671" calcext:value-type="float">
            <text:p>0.201672564671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848504479" calcext:value-type="float">
            <text:p>0.99984850447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61131805895" calcext:value-type="float">
            <text:p>0.16113180589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51797489904" calcext:value-type="float">
            <text:p>0.151797489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717539846539" calcext:value-type="float">
            <text:p>0.071753984653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697707872" calcext:value-type="float">
            <text:p>0.995697707872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7966567348" calcext:value-type="float">
            <text:p>0.5796656734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463399061" calcext:value-type="float">
            <text:p>0.998463399061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88717229578" calcext:value-type="float">
            <text:p>0.188717229578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845002758" calcext:value-type="float">
            <text:p>0.99984500275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9060935008" calcext:value-type="float">
            <text:p>0.15906093500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7650174509" calcext:value-type="float">
            <text:p>0.127650174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688725352922" calcext:value-type="float">
            <text:p>0.068872535292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695500437" calcext:value-type="float">
            <text:p>0.99569550043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63938317909" calcext:value-type="float">
            <text:p>0.46393831790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43979629" calcext:value-type="float">
            <text:p>0.9984397962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78081159913" calcext:value-type="float">
            <text:p>0.17808115991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841378169" calcext:value-type="float">
            <text:p>0.99984137816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6980609931" calcext:value-type="float">
            <text:p>0.156980609931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7775858953" calcext:value-type="float">
            <text:p>0.107775858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661089969019" calcext:value-type="float">
            <text:p>0.066108996901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693293001" calcext:value-type="float">
            <text:p>0.99569329300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77067651501" calcext:value-type="float">
            <text:p>0.37706765150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418614316" calcext:value-type="float">
            <text:p>0.998418614316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69313442013" calcext:value-type="float">
            <text:p>0.16931344201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837815014" calcext:value-type="float">
            <text:p>0.99983781501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4961517229" calcext:value-type="float">
            <text:p>0.15496151722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15749339337" calcext:value-type="float">
            <text:p>0.0915749339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634663172572" calcext:value-type="float">
            <text:p>0.063466317257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691821377" calcext:value-type="float">
            <text:p>0.99569182137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14264871224" calcext:value-type="float">
            <text:p>0.31426487122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399853138" calcext:value-type="float">
            <text:p>0.99839985313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62015325412" calcext:value-type="float">
            <text:p>0.162015325412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834620462" calcext:value-type="float">
            <text:p>0.999834620462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3080829484" calcext:value-type="float">
            <text:p>0.15308082948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83936834457" calcext:value-type="float">
            <text:p>0.0783936834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610366143044" calcext:value-type="float">
            <text:p>0.0610366143044</text:p>
          </table:table-cell>
          <table:table-cell office:value-type="float" office:value="22.4" calcext:value-type="float">
            <text:p>22.4</text:p>
          </table:table-cell>
          <table:table-cell office:value-type="float" office:value="0.995691085565" calcext:value-type="float">
            <text:p>0.99569108556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65574100559" calcext:value-type="float">
            <text:p>0.26557410055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381293694" calcext:value-type="float">
            <text:p>0.99838129369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55917146657" calcext:value-type="float">
            <text:p>0.15591714665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830565837" calcext:value-type="float">
            <text:p>0.99983056583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1330375051" calcext:value-type="float">
            <text:p>0.15133037505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76680927717" calcext:value-type="float">
            <text:p>0.0676680927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588655785449" calcext:value-type="float">
            <text:p>0.058865578544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690349753" calcext:value-type="float">
            <text:p>0.99569034975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26529529002" calcext:value-type="float">
            <text:p>0.226529529002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366970645" calcext:value-type="float">
            <text:p>0.998366970645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5075440332" calcext:value-type="float">
            <text:p>0.1507544033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826941248" calcext:value-type="float">
            <text:p>0.999826941248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8342044564" calcext:value-type="float">
            <text:p>0.14834204456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89622290495" calcext:value-type="float">
            <text:p>0.0589622290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570084807466" calcext:value-type="float">
            <text:p>0.057008480746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687406506" calcext:value-type="float">
            <text:p>0.99568740650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95969109729" calcext:value-type="float">
            <text:p>0.19596910972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359304787" calcext:value-type="float">
            <text:p>0.998359304787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46307321839" calcext:value-type="float">
            <text:p>0.14630732183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821412215" calcext:value-type="float">
            <text:p>0.99982141221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6010816987" calcext:value-type="float">
            <text:p>0.146010816987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1822160507" calcext:value-type="float">
            <text:p>0.051822160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53230908003" calcext:value-type="float">
            <text:p>0.0553230908003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683727446" calcext:value-type="float">
            <text:p>0.995683727446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72797371515" calcext:value-type="float">
            <text:p>0.17279737151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350226798" calcext:value-type="float">
            <text:p>0.998350226798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42483556766" calcext:value-type="float">
            <text:p>0.14248355676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815145977" calcext:value-type="float">
            <text:p>0.99981514597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4194036641" calcext:value-type="float">
            <text:p>0.14419403664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60112986232" calcext:value-type="float">
            <text:p>0.0460112986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38757336273" calcext:value-type="float">
            <text:p>0.053875733627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679312575" calcext:value-type="float">
            <text:p>0.99567931257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55388861015" calcext:value-type="float">
            <text:p>0.15538886101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340947076" calcext:value-type="float">
            <text:p>0.998340947076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39167230846" calcext:value-type="float">
            <text:p>0.139167230846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08449703" calcext:value-type="float">
            <text:p>0.99980844970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817022747" calcext:value-type="float">
            <text:p>0.142817022747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12539411564" calcext:value-type="float">
            <text:p>0.0412539411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526081906856" calcext:value-type="float">
            <text:p>0.052608190685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677105139" calcext:value-type="float">
            <text:p>0.995677105139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42063653939" calcext:value-type="float">
            <text:p>0.14206365393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333482952" calcext:value-type="float">
            <text:p>0.99833348295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36266858804" calcext:value-type="float">
            <text:p>0.136266858804</text:p>
          </table:table-cell>
          <table:table-cell office:value-type="float" office:value="22.4" calcext:value-type="float">
            <text:p>22.4</text:p>
          </table:table-cell>
          <table:table-cell office:value-type="float" office:value="0.999797883105" calcext:value-type="float">
            <text:p>0.999797883105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730633612" calcext:value-type="float">
            <text:p>0.14173063361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7335714126" calcext:value-type="float">
            <text:p>0.037335714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514386612388" calcext:value-type="float">
            <text:p>0.051438661238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66165309" calcext:value-type="float">
            <text:p>0.9956616530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32014571583" calcext:value-type="float">
            <text:p>0.13201457158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326422294" calcext:value-type="float">
            <text:p>0.998326422294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33698205371" calcext:value-type="float">
            <text:p>0.13369820537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786763604" calcext:value-type="float">
            <text:p>0.99978676360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842416044" calcext:value-type="float">
            <text:p>0.14084241604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41107933707" calcext:value-type="float">
            <text:p>0.0341107933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50284607607" calcext:value-type="float">
            <text:p>0.05028460760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627069931" calcext:value-type="float">
            <text:p>0.995627069931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24199201456" calcext:value-type="float">
            <text:p>0.12419920145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320168568" calcext:value-type="float">
            <text:p>0.998320168568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3141070481" calcext:value-type="float">
            <text:p>0.1314107048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771098009" calcext:value-type="float">
            <text:p>0.999771098009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110742288" calcext:value-type="float">
            <text:p>0.14011074228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14106269816" calcext:value-type="float">
            <text:p>0.0314106269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90067474553" calcext:value-type="float">
            <text:p>0.049006747455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596165831" calcext:value-type="float">
            <text:p>0.995596165831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18187021349" calcext:value-type="float">
            <text:p>0.11818702134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312906177" calcext:value-type="float">
            <text:p>0.998312906177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29375295645" calcext:value-type="float">
            <text:p>0.12937529564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748367537" calcext:value-type="float">
            <text:p>0.99974836753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470422399" calcext:value-type="float">
            <text:p>0.139470422399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91359093647" calcext:value-type="float">
            <text:p>0.0291359093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75704444359" calcext:value-type="float">
            <text:p>0.047570444435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402647304" calcext:value-type="float">
            <text:p>0.99540264730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13387324127" calcext:value-type="float">
            <text:p>0.113387324127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308064583" calcext:value-type="float">
            <text:p>0.998308064583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27541473581" calcext:value-type="float">
            <text:p>0.12754147358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712858855" calcext:value-type="float">
            <text:p>0.99971285885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8905479528" calcext:value-type="float">
            <text:p>0.13890547952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72012648358" calcext:value-type="float">
            <text:p>0.0272012648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62284701936" calcext:value-type="float">
            <text:p>0.046228470193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878013426" calcext:value-type="float">
            <text:p>0.99487801342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09499107383" calcext:value-type="float">
            <text:p>0.10949910738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303222989" calcext:value-type="float">
            <text:p>0.99830322298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25888778849" calcext:value-type="float">
            <text:p>0.12588877884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655172604" calcext:value-type="float">
            <text:p>0.999655172604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387294594" calcext:value-type="float">
            <text:p>0.13838729459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55698891069" calcext:value-type="float">
            <text:p>0.0255698891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47685849799" calcext:value-type="float">
            <text:p>0.044768584979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305551774" calcext:value-type="float">
            <text:p>0.99430555177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06229034991" calcext:value-type="float">
            <text:p>0.10622903499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298784861" calcext:value-type="float">
            <text:p>0.99829878486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24399024984" calcext:value-type="float">
            <text:p>0.124399024984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552885483" calcext:value-type="float">
            <text:p>0.99955288548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790725622" calcext:value-type="float">
            <text:p>0.1379072562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4155636683" calcext:value-type="float">
            <text:p>0.024155636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32512181677" calcext:value-type="float">
            <text:p>0.043251218167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000189839" calcext:value-type="float">
            <text:p>0.99400018983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03406431324" calcext:value-type="float">
            <text:p>0.10340643132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293741534" calcext:value-type="float">
            <text:p>0.99829374153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23035900506" calcext:value-type="float">
            <text:p>0.12303590050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354024574" calcext:value-type="float">
            <text:p>0.99935402457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453674923" calcext:value-type="float">
            <text:p>0.13745367492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29448342579" calcext:value-type="float">
            <text:p>0.0229448342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415017141307" calcext:value-type="float">
            <text:p>0.041501714130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761786787" calcext:value-type="float">
            <text:p>0.993761786787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00924371935" calcext:value-type="float">
            <text:p>0.10092437193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29152247" calcext:value-type="float">
            <text:p>0.9982915224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21747733743" calcext:value-type="float">
            <text:p>0.12174773374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986098105" calcext:value-type="float">
            <text:p>0.99898609810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019002008" calcext:value-type="float">
            <text:p>0.13701900200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18883605706" calcext:value-type="float">
            <text:p>0.0218883605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86637444398" calcext:value-type="float">
            <text:p>0.038663744439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508667496" calcext:value-type="float">
            <text:p>0.993508667496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986470829498" calcext:value-type="float">
            <text:p>0.098647082949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287689541" calcext:value-type="float">
            <text:p>0.99828768954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20454283075" calcext:value-type="float">
            <text:p>0.12045428307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339324041" calcext:value-type="float">
            <text:p>0.998339324041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6603054253" calcext:value-type="float">
            <text:p>0.13660305425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09698296482" calcext:value-type="float">
            <text:p>0.0209698296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40423713075" calcext:value-type="float">
            <text:p>0.034042371307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240831968" calcext:value-type="float">
            <text:p>0.99324083196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965398643593" calcext:value-type="float">
            <text:p>0.0965398643593</text:p>
          </table:table-cell>
          <table:table-cell office:value-type="float" office:value="22.4" calcext:value-type="float">
            <text:p>22.4</text:p>
          </table:table-cell>
          <table:table-cell office:value-type="float" office:value="0.998284865278" calcext:value-type="float">
            <text:p>0.998284865278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19149711631" calcext:value-type="float">
            <text:p>0.11914971163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19985165" calcext:value-type="float">
            <text:p>0.9971998516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193372649" calcext:value-type="float">
            <text:p>0.13619337264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01453989325" calcext:value-type="float">
            <text:p>0.0201453989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306870672299" calcext:value-type="float">
            <text:p>0.0306870672299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920017983" calcext:value-type="float">
            <text:p>0.992920017983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94585567903" calcext:value-type="float">
            <text:p>0.09458556790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281032349" calcext:value-type="float">
            <text:p>0.99828103234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7704686633" calcext:value-type="float">
            <text:p>0.117704686633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5323973417" calcext:value-type="float">
            <text:p>0.995323973417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5791166451" calcext:value-type="float">
            <text:p>0.135791166451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93768711443" calcext:value-type="float">
            <text:p>0.0193768711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89456695722" calcext:value-type="float">
            <text:p>0.028945669572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505755889" calcext:value-type="float">
            <text:p>0.99250575588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926516476149" calcext:value-type="float">
            <text:p>0.092651647614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27719942" calcext:value-type="float">
            <text:p>0.9982771994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6103663571" calcext:value-type="float">
            <text:p>0.11610366357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2315994837" calcext:value-type="float">
            <text:p>0.99231599483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404937103" calcext:value-type="float">
            <text:p>0.135404937103</text:p>
          </table:table-cell>
          <table:table-cell office:value-type="float" office:value="44.8" calcext:value-type="float">
            <text:p>44.8</text:p>
          </table:table-cell>
          <table:table-cell office:value-type="float" office:value="0.0186095897165" calcext:value-type="float">
            <text:p>0.0186095897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77849834482" calcext:value-type="float">
            <text:p>0.027784983448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902390138" calcext:value-type="float">
            <text:p>0.991902390138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908085122351" calcext:value-type="float">
            <text:p>0.090808512235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27457689" calcext:value-type="float">
            <text:p>0.99827457689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14284648728" calcext:value-type="float">
            <text:p>0.11428464872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87752330503" calcext:value-type="float">
            <text:p>0.987752330503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016875547" calcext:value-type="float">
            <text:p>0.13501687554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77772776044" calcext:value-type="float">
            <text:p>0.017777277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66920961328" calcext:value-type="float">
            <text:p>0.026692096132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704488379" calcext:value-type="float">
            <text:p>0.99070448837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889153442836" calcext:value-type="float">
            <text:p>0.0889153442836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265902367" calcext:value-type="float">
            <text:p>0.99826590236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12253478975" calcext:value-type="float">
            <text:p>0.112253478975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0975516886" calcext:value-type="float">
            <text:p>0.980975516886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4632002033" calcext:value-type="float">
            <text:p>0.134632002033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68352491236" calcext:value-type="float">
            <text:p>0.0168352491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37472696241" calcext:value-type="float">
            <text:p>0.0237472696241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357280086" calcext:value-type="float">
            <text:p>0.98735728008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87081690883" calcext:value-type="float">
            <text:p>0.08708169088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257429578" calcext:value-type="float">
            <text:p>0.99825742957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10144156588" calcext:value-type="float">
            <text:p>0.11014415658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130327124" calcext:value-type="float">
            <text:p>0.9713032712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252038835" calcext:value-type="float">
            <text:p>0.13425203883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57598600851" calcext:value-type="float">
            <text:p>0.0157598600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23168621532" calcext:value-type="float">
            <text:p>0.022316862153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8529744828" calcext:value-type="float">
            <text:p>0.97852974482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85221608987" calcext:value-type="float">
            <text:p>0.08522160898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245729058" calcext:value-type="float">
            <text:p>0.99824572905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7993300255" calcext:value-type="float">
            <text:p>0.10799330025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5815277199" calcext:value-type="float">
            <text:p>0.95815277199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3873248249" calcext:value-type="float">
            <text:p>0.13387324824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45787870201" calcext:value-type="float">
            <text:p>0.0145787870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6897231745" calcext:value-type="float">
            <text:p>0.021689723174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3726681201" calcext:value-type="float">
            <text:p>0.963726681201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833768596532" calcext:value-type="float">
            <text:p>0.083376859653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233826806" calcext:value-type="float">
            <text:p>0.99823382680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5910458832" calcext:value-type="float">
            <text:p>0.105910458832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41015225177" calcext:value-type="float">
            <text:p>0.94101522517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3500980323" calcext:value-type="float">
            <text:p>0.133500980323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33253150817" calcext:value-type="float">
            <text:p>0.0133253150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3293577684" calcext:value-type="float">
            <text:p>0.021329357768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299591698" calcext:value-type="float">
            <text:p>0.94299591698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814788498399" calcext:value-type="float">
            <text:p>0.081478849839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21708296" calcext:value-type="float">
            <text:p>0.99821708296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3959162054" calcext:value-type="float">
            <text:p>0.10395916205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19344116546" calcext:value-type="float">
            <text:p>0.919344116546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12768636" calcext:value-type="float">
            <text:p>0.1331276863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20568868191" calcext:value-type="float">
            <text:p>0.0120568868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0670058572" calcext:value-type="float">
            <text:p>0.0210670058572</text:p>
          </table:table-cell>
          <table:table-cell office:value-type="float" office:value="28.8" calcext:value-type="float">
            <text:p>28.8</text:p>
          </table:table-cell>
          <table:table-cell office:value-type="float" office:value="0.906236226521" calcext:value-type="float">
            <text:p>0.90623622652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95045807038" calcext:value-type="float">
            <text:p>0.079504580703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198120049" calcext:value-type="float">
            <text:p>0.99819812004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02153787057" calcext:value-type="float">
            <text:p>0.10215378705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893359133033" calcext:value-type="float">
            <text:p>0.89335913303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2758972916" calcext:value-type="float">
            <text:p>0.13275897291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08294418175" calcext:value-type="float">
            <text:p>0.0108294418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026674409" calcext:value-type="float">
            <text:p>0.02090266744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30471147712" calcext:value-type="float">
            <text:p>0.830471147712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773826347838" calcext:value-type="float">
            <text:p>0.0773826347838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165237556" calcext:value-type="float">
            <text:p>0.998165237556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00520876246" calcext:value-type="float">
            <text:p>0.100520876246</text:p>
          </table:table-cell>
          <table:table-cell office:value-type="float" office:value="27.52" calcext:value-type="float">
            <text:p>27.52</text:p>
          </table:table-cell>
          <table:table-cell office:value-type="float" office:value="0.863011864876" calcext:value-type="float">
            <text:p>0.863011864876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38168474" calcext:value-type="float">
            <text:p>0.1323816847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966369165338" calcext:value-type="float">
            <text:p>0.00966369165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7604373318" calcext:value-type="float">
            <text:p>0.0207604373318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01754101967" calcext:value-type="float">
            <text:p>0.70175410196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750385684551" calcext:value-type="float">
            <text:p>0.075038568455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117023348" calcext:value-type="float">
            <text:p>0.998117023348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78160701108" calcext:value-type="float">
            <text:p>0.097816070110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29082888753" calcext:value-type="float">
            <text:p>0.829082888753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1910001233" calcext:value-type="float">
            <text:p>0.13191000123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58405032656" calcext:value-type="float">
            <text:p>0.00858405032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6417894169" calcext:value-type="float">
            <text:p>0.020641789416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49627936717" calcext:value-type="float">
            <text:p>0.54962793671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724645136925" calcext:value-type="float">
            <text:p>0.072464513692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044601169" calcext:value-type="float">
            <text:p>0.99804460116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58042541944" calcext:value-type="float">
            <text:p>0.095804254194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792029271441" calcext:value-type="float">
            <text:p>0.79202927144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094069016" calcext:value-type="float">
            <text:p>0.1309406901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762057711616" calcext:value-type="float">
            <text:p>0.00762057711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5629364548" calcext:value-type="float">
            <text:p>0.020562936454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29263091749" calcext:value-type="float">
            <text:p>0.429263091749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95900617559" calcext:value-type="float">
            <text:p>0.069590061755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914281593" calcext:value-type="float">
            <text:p>0.99791428159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42960681054" calcext:value-type="float">
            <text:p>0.094296068105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52811406077" calcext:value-type="float">
            <text:p>0.75281140607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8818114376" calcext:value-type="float">
            <text:p>0.128818114376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76594049069" calcext:value-type="float">
            <text:p>0.00676594049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4811357185" calcext:value-type="float">
            <text:p>0.0204811357185</text:p>
          </table:table-cell>
          <table:table-cell office:value-type="float" office:value="30.08" calcext:value-type="float">
            <text:p>30.08</text:p>
          </table:table-cell>
          <table:table-cell office:value-type="float" office:value="0.359441165585" calcext:value-type="float">
            <text:p>0.359441165585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64057306662" calcext:value-type="float">
            <text:p>0.066405730666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713355437" calcext:value-type="float">
            <text:p>0.99771335543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31922850325" calcext:value-type="float">
            <text:p>0.093192285032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11944782893" calcext:value-type="float">
            <text:p>0.711944782893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5383568067" calcext:value-type="float">
            <text:p>0.12538356806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01181916191" calcext:value-type="float">
            <text:p>0.00601181916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4214432892" calcext:value-type="float">
            <text:p>0.020421443289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22735189394" calcext:value-type="float">
            <text:p>0.32273518939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628992140246" calcext:value-type="float">
            <text:p>0.062899214024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373838648" calcext:value-type="float">
            <text:p>0.99737383864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23346950447" calcext:value-type="float">
            <text:p>0.0923346950447</text:p>
          </table:table-cell>
          <table:table-cell office:value-type="float" office:value="28.8" calcext:value-type="float">
            <text:p>28.8</text:p>
          </table:table-cell>
          <table:table-cell office:value-type="float" office:value="0.67013760966" calcext:value-type="float">
            <text:p>0.67013760966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1227791583" calcext:value-type="float">
            <text:p>0.12122779158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37104330992" calcext:value-type="float">
            <text:p>0.00537104330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3543814243" calcext:value-type="float">
            <text:p>0.020354381424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99331956384" calcext:value-type="float">
            <text:p>0.29933195638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91909531427" calcext:value-type="float">
            <text:p>0.059190953142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6819072653" calcext:value-type="float">
            <text:p>0.996819072653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16515967867" calcext:value-type="float">
            <text:p>0.0916515967867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28119350211" calcext:value-type="float">
            <text:p>0.62811935021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7136252296" calcext:value-type="float">
            <text:p>0.11713625229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81597306102" calcext:value-type="float">
            <text:p>0.00481597306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267422083" calcext:value-type="float">
            <text:p>0.02026742208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79648252484" calcext:value-type="float">
            <text:p>0.27964825248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52272840525" calcext:value-type="float">
            <text:p>0.055227284052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953637701" calcext:value-type="float">
            <text:p>0.99595363770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10999817337" calcext:value-type="float">
            <text:p>0.091099981733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586397508396" calcext:value-type="float">
            <text:p>0.58639750839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3598516058" calcext:value-type="float">
            <text:p>0.113598516058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33601435221" calcext:value-type="float">
            <text:p>0.00433601435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1347722402" calcext:value-type="float">
            <text:p>0.020134772240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61693706527" calcext:value-type="float">
            <text:p>0.26169370652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512993236928" calcext:value-type="float">
            <text:p>0.0512993236928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464217089" calcext:value-type="float">
            <text:p>0.99464217089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906334006785" calcext:value-type="float">
            <text:p>0.090633400678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45531991019" calcext:value-type="float">
            <text:p>0.54553199101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0806854728" calcext:value-type="float">
            <text:p>0.11080685472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92937095826" calcext:value-type="float">
            <text:p>0.00392937095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199984376796" calcext:value-type="float">
            <text:p>0.0199984376796</text:p>
          </table:table-cell>
          <table:table-cell office:value-type="float" office:value="31.36" calcext:value-type="float">
            <text:p>31.36</text:p>
          </table:table-cell>
          <table:table-cell office:value-type="float" office:value="0.245229179651" calcext:value-type="float">
            <text:p>0.245229179651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77843337931" calcext:value-type="float">
            <text:p>0.047784333793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2663572754" calcext:value-type="float">
            <text:p>0.99266357275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902237137579" calcext:value-type="float">
            <text:p>0.090223713757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05899325267" calcext:value-type="float">
            <text:p>0.505899325267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8675301128" calcext:value-type="float">
            <text:p>0.10867530112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58273614955" calcext:value-type="float">
            <text:p>0.00358273614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877578934" calcext:value-type="float">
            <text:p>0.01987757893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26223894314" calcext:value-type="float">
            <text:p>0.22622389431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31165773041" calcext:value-type="float">
            <text:p>0.043116577304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9706770869" calcext:value-type="float">
            <text:p>0.989706770869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8457917049" calcext:value-type="float">
            <text:p>0.0898457917049</text:p>
          </table:table-cell>
          <table:table-cell office:value-type="float" office:value="30.08" calcext:value-type="float">
            <text:p>30.08</text:p>
          </table:table-cell>
          <table:table-cell office:value-type="float" office:value="0.467573845926" calcext:value-type="float">
            <text:p>0.467573845926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090221747" calcext:value-type="float">
            <text:p>0.10709022174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29706302514" calcext:value-type="float">
            <text:p>0.00329706302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8097801255" calcext:value-type="float">
            <text:p>0.019809780125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0156242297" calcext:value-type="float">
            <text:p>0.20156242297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403095079438" calcext:value-type="float">
            <text:p>0.040309507943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5309392995" calcext:value-type="float">
            <text:p>0.98530939299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94986514677" calcext:value-type="float">
            <text:p>0.089498651467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3113272267" calcext:value-type="float">
            <text:p>0.4311327226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5902914621" calcext:value-type="float">
            <text:p>0.10590291462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05076022483" calcext:value-type="float">
            <text:p>0.00305076022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7685112856" calcext:value-type="float">
            <text:p>0.019768511285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73023222959" calcext:value-type="float">
            <text:p>0.17302322295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85408161886" calcext:value-type="float">
            <text:p>0.038540816188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8898920627" calcext:value-type="float">
            <text:p>0.978898920627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9176210412" calcext:value-type="float">
            <text:p>0.08917621041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96624979596" calcext:value-type="float">
            <text:p>0.396624979596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000625699" calcext:value-type="float">
            <text:p>0.10500062569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84906979361" calcext:value-type="float">
            <text:p>0.00284906979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7360857684" calcext:value-type="float">
            <text:p>0.019736085768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46642159225" calcext:value-type="float">
            <text:p>0.14664215922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73969263458" calcext:value-type="float">
            <text:p>0.0373969263458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9719863346" calcext:value-type="float">
            <text:p>0.96971986334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869559629" calcext:value-type="float">
            <text:p>0.08886955962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64279150094" calcext:value-type="float">
            <text:p>0.364279150094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29170796" calcext:value-type="float">
            <text:p>0.1042917079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66963056046" calcext:value-type="float">
            <text:p>0.00266963056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7036602513" calcext:value-type="float">
            <text:p>0.0197036602513</text:p>
          </table:table-cell>
          <table:table-cell office:value-type="float" office:value="32.64" calcext:value-type="float">
            <text:p>32.64</text:p>
          </table:table-cell>
          <table:table-cell office:value-type="float" office:value="0.126665602192" calcext:value-type="float">
            <text:p>0.12666560219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666006963" calcext:value-type="float">
            <text:p>0.03666600696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6633437865" calcext:value-type="float">
            <text:p>0.956633437865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5704660582" calcext:value-type="float">
            <text:p>0.088570466058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34097630078" calcext:value-type="float">
            <text:p>0.334097630078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656884694" calcext:value-type="float">
            <text:p>0.103656884694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51874764245" calcext:value-type="float">
            <text:p>0.00251874764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6778672264" calcext:value-type="float">
            <text:p>0.0196778672264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03608200771" calcext:value-type="float">
            <text:p>0.10360820077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61594271755" calcext:value-type="float">
            <text:p>0.0361594271755</text:p>
          </table:table-cell>
          <table:table-cell office:value-type="float" office:value="28.8" calcext:value-type="float">
            <text:p>28.8</text:p>
          </table:table-cell>
          <table:table-cell office:value-type="float" office:value="0.938124023486" calcext:value-type="float">
            <text:p>0.938124023486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2899275939" calcext:value-type="float">
            <text:p>0.0882899275939</text:p>
          </table:table-cell>
          <table:table-cell office:value-type="float" office:value="31.36" calcext:value-type="float">
            <text:p>31.36</text:p>
          </table:table-cell>
          <table:table-cell office:value-type="float" office:value="0.305930029834" calcext:value-type="float">
            <text:p>0.30593002983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804798258" calcext:value-type="float">
            <text:p>0.10280479825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38967603062" calcext:value-type="float">
            <text:p>0.00238967603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6601805807" calcext:value-type="float">
            <text:p>0.019660180580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9212776932" calcext:value-type="float">
            <text:p>0.08921277693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8146462687" calcext:value-type="float">
            <text:p>0.0358146462687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12812572813" calcext:value-type="float">
            <text:p>0.91281257281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80175607494" calcext:value-type="float">
            <text:p>0.088017560749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80043217384" calcext:value-type="float">
            <text:p>0.280043217384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109786425" calcext:value-type="float">
            <text:p>0.10110978642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27929982408" calcext:value-type="float">
            <text:p>0.00227929982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6343875557" calcext:value-type="float">
            <text:p>0.019634387555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88702049898" calcext:value-type="float">
            <text:p>0.0788702049898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5451159636" calcext:value-type="float">
            <text:p>0.035545115963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80214119501" calcext:value-type="float">
            <text:p>0.880214119501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7555159508" calcext:value-type="float">
            <text:p>0.087755515950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56242017842" calcext:value-type="float">
            <text:p>0.256242017842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1185976943" calcext:value-type="float">
            <text:p>0.0981185976943</text:p>
          </table:table-cell>
          <table:table-cell office:value-type="float" office:value="57.6" calcext:value-type="float">
            <text:p>57.6</text:p>
          </table:table-cell>
          <table:table-cell office:value-type="float" office:value="0.00218289018502" calcext:value-type="float">
            <text:p>0.00218289018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6144900793" calcext:value-type="float">
            <text:p>0.0196144900793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20595301252" calcext:value-type="float">
            <text:p>0.0720595301252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2979792692" calcext:value-type="float">
            <text:p>0.035297979269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4107063785" calcext:value-type="float">
            <text:p>0.8410706378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4935940338" calcext:value-type="float">
            <text:p>0.087493594033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34447366027" calcext:value-type="float">
            <text:p>0.234447366027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1803042454" calcext:value-type="float">
            <text:p>0.094180304245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10180344677" calcext:value-type="float">
            <text:p>0.00210180344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59606649" calcext:value-type="float">
            <text:p>0.0195960664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69802206406" calcext:value-type="float">
            <text:p>0.066980220640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091393167" calcext:value-type="float">
            <text:p>0.03509139316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95257053345" calcext:value-type="float">
            <text:p>0.795257053345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2405810255" calcext:value-type="float">
            <text:p>0.0872405810255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14609746372" calcext:value-type="float">
            <text:p>0.21460974637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0396984406" calcext:value-type="float">
            <text:p>0.090039698440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02782829407" calcext:value-type="float">
            <text:p>0.00202782829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5732212393" calcext:value-type="float">
            <text:p>0.019573221239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28368638814" calcext:value-type="float">
            <text:p>0.0628368638814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8850088092" calcext:value-type="float">
            <text:p>0.0348850088092</text:p>
          </table:table-cell>
          <table:table-cell office:value-type="float" office:value="30.08" calcext:value-type="float">
            <text:p>30.08</text:p>
          </table:table-cell>
          <table:table-cell office:value-type="float" office:value="0.741518384441" calcext:value-type="float">
            <text:p>0.74151838444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992298955" calcext:value-type="float">
            <text:p>0.086992298955</text:p>
          </table:table-cell>
          <table:table-cell office:value-type="float" office:value="32.64" calcext:value-type="float">
            <text:p>32.64</text:p>
          </table:table-cell>
          <table:table-cell office:value-type="float" office:value="0.196495956526" calcext:value-type="float">
            <text:p>0.19649595652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2779565096" calcext:value-type="float">
            <text:p>0.086277956509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96444720436" calcext:value-type="float">
            <text:p>0.00196444720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5319523993" calcext:value-type="float">
            <text:p>0.019531952399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8783276173" calcext:value-type="float">
            <text:p>0.058783276173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7040442256" calcext:value-type="float">
            <text:p>0.034704044225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77511097842" calcext:value-type="float">
            <text:p>0.677511097842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7446927327" calcext:value-type="float">
            <text:p>0.086744692732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65198063192" calcext:value-type="float">
            <text:p>0.16519806319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1901005094" calcext:value-type="float">
            <text:p>0.083190100509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90660142092" calcext:value-type="float">
            <text:p>0.00190660142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2813915853" calcext:value-type="float">
            <text:p>0.019281391585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49747138244" calcext:value-type="float">
            <text:p>0.0549747138244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5204569668" calcext:value-type="float">
            <text:p>0.034520456966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04345532469" calcext:value-type="float">
            <text:p>0.604345532469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4970865104" calcext:value-type="float">
            <text:p>0.086497086510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39576644355" calcext:value-type="float">
            <text:p>0.13957664435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07692779838" calcext:value-type="float">
            <text:p>0.080769277983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85410765548" calcext:value-type="float">
            <text:p>0.00185410765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1288118406" calcext:value-type="float">
            <text:p>0.018128811840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13743862409" calcext:value-type="float">
            <text:p>0.051374386240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350184828" calcext:value-type="float">
            <text:p>0.03435018482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28599599156" calcext:value-type="float">
            <text:p>0.528599599156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2566074151" calcext:value-type="float">
            <text:p>0.086256607415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8687955412" calcext:value-type="float">
            <text:p>0.118687955412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89170261" calcext:value-type="float">
            <text:p>0.078917026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80854218728" calcext:value-type="float">
            <text:p>0.00180854218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7536427121" calcext:value-type="float">
            <text:p>0.015753642712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8074269909" calcext:value-type="float">
            <text:p>0.04807426990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1752725716" calcext:value-type="float">
            <text:p>0.034175272571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59193128164" calcext:value-type="float">
            <text:p>0.45919312816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6008693989" calcext:value-type="float">
            <text:p>0.086008693989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1739931584" calcext:value-type="float">
            <text:p>0.10173993158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5165233056" calcext:value-type="float">
            <text:p>0.077516523305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76686243078" calcext:value-type="float">
            <text:p>0.00176686243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5258947232" calcext:value-type="float">
            <text:p>0.014525894723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0618560266" calcext:value-type="float">
            <text:p>0.0450618560266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39872469396" calcext:value-type="float">
            <text:p>0.0339872469396</text:p>
          </table:table-cell>
          <table:table-cell office:value-type="float" office:value="31.36" calcext:value-type="float">
            <text:p>31.36</text:p>
          </table:table-cell>
          <table:table-cell office:value-type="float" office:value="0.400818834608" calcext:value-type="float">
            <text:p>0.40081883460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753899199" calcext:value-type="float">
            <text:p>0.08575389919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79785355544" calcext:value-type="float">
            <text:p>0.0879785355544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4609885456" calcext:value-type="float">
            <text:p>0.076460988545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72657566525" calcext:value-type="float">
            <text:p>0.00172657566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3379416871" calcext:value-type="float">
            <text:p>0.0133379416871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24055750995" calcext:value-type="float">
            <text:p>0.042405575099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8208079413" calcext:value-type="float">
            <text:p>0.0338208079413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53578593698" calcext:value-type="float">
            <text:p>0.35357859369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3761000275" calcext:value-type="float">
            <text:p>0.085376100027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68109934881" calcext:value-type="float">
            <text:p>0.076810993488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6384739397" calcext:value-type="float">
            <text:p>0.075638473939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68779186369" calcext:value-type="float">
            <text:p>0.00168779186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1271434004" calcext:value-type="float">
            <text:p>0.012127143400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00679007213" calcext:value-type="float">
            <text:p>0.0400679007213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6870515099" calcext:value-type="float">
            <text:p>0.033687051509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4998350832" calcext:value-type="float">
            <text:p>0.314998350832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5687071324" calcext:value-type="float">
            <text:p>0.084568707132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76783200879" calcext:value-type="float">
            <text:p>0.067678320087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0022948399" calcext:value-type="float">
            <text:p>0.075002294839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65549646748" calcext:value-type="float">
            <text:p>0.00165549646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6400237001" calcext:value-type="float">
            <text:p>0.011640023700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80194004163" calcext:value-type="float">
            <text:p>0.038019400416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5742764796" calcext:value-type="float">
            <text:p>0.033574276479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2413413637" calcext:value-type="float">
            <text:p>0.28241341363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8734339598" calcext:value-type="float">
            <text:p>0.0828734339598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02260428664" calcext:value-type="float">
            <text:p>0.0602260428664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4701118398" calcext:value-type="float">
            <text:p>0.074470111839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62096495418" calcext:value-type="float">
            <text:p>0.00162096495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3975692653" calcext:value-type="float">
            <text:p>0.011397569265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59532406259" calcext:value-type="float">
            <text:p>0.0359532406259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4847020369" calcext:value-type="float">
            <text:p>0.0334847020369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3920026952" calcext:value-type="float">
            <text:p>0.25392002695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2775008336" calcext:value-type="float">
            <text:p>0.080277500833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40526311166" calcext:value-type="float">
            <text:p>0.0540526311166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0240792378" calcext:value-type="float">
            <text:p>0.074024079237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59119893634" calcext:value-type="float">
            <text:p>0.00159119893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2649194226" calcext:value-type="float">
            <text:p>0.011264919422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36170378715" calcext:value-type="float">
            <text:p>0.033617037871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4017851541" calcext:value-type="float">
            <text:p>0.033401785154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8371741632" calcext:value-type="float">
            <text:p>0.22837174163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72385184595" calcext:value-type="float">
            <text:p>0.0772385184595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88778857025" calcext:value-type="float">
            <text:p>0.048877885702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6362741913" calcext:value-type="float">
            <text:p>0.073636274191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56418224281" calcext:value-type="float">
            <text:p>0.00156418224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1669059277" calcext:value-type="float">
            <text:p>0.011166905927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13235122068" calcext:value-type="float">
            <text:p>0.031323512206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3376304857" calcext:value-type="float">
            <text:p>0.033337630485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4463929619" calcext:value-type="float">
            <text:p>0.184463929619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43352587021" calcext:value-type="float">
            <text:p>0.074335258702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45545500291" calcext:value-type="float">
            <text:p>0.0445545500291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2830978672" calcext:value-type="float">
            <text:p>0.073283097867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53485611686" calcext:value-type="float">
            <text:p>0.00153485611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107950442" calcext:value-type="float">
            <text:p>0.01110795044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92919355753" calcext:value-type="float">
            <text:p>0.0292919355753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2760984923" calcext:value-type="float">
            <text:p>0.033276098492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50012961351" calcext:value-type="float">
            <text:p>0.15001296135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9293618155" calcext:value-type="float">
            <text:p>0.071929361815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8830259836" calcext:value-type="float">
            <text:p>0.040883025983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9621317515" calcext:value-type="float">
            <text:p>0.072962131751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50673969361" calcext:value-type="float">
            <text:p>0.00150673969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0629968842" calcext:value-type="float">
            <text:p>0.0110629968842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76974312071" calcext:value-type="float">
            <text:p>0.0276974312071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2186013838" calcext:value-type="float">
            <text:p>0.033218601383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4065849715" calcext:value-type="float">
            <text:p>0.12406584971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068690144" calcext:value-type="float">
            <text:p>0.07006869014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76952923781" calcext:value-type="float">
            <text:p>0.037695292378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6582051658" calcext:value-type="float">
            <text:p>0.072658205165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4527429642" calcext:value-type="float">
            <text:p>0.0014527429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0158324957" calcext:value-type="float">
            <text:p>0.0110158324957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64465509921" calcext:value-type="float">
            <text:p>0.0264465509921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1611042753" calcext:value-type="float">
            <text:p>0.0331611042753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4462436795" calcext:value-type="float">
            <text:p>0.10446243679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6917414969" calcext:value-type="float">
            <text:p>0.0686917414969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49703388849" calcext:value-type="float">
            <text:p>0.0349703388849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3616074103" calcext:value-type="float">
            <text:p>0.072361607410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40171550505" calcext:value-type="float">
            <text:p>0.00140171550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743393301" calcext:value-type="float">
            <text:p>0.010874339330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53906609283" calcext:value-type="float">
            <text:p>0.0253906609283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1009844917" calcext:value-type="float">
            <text:p>0.033100984491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92104066031" calcext:value-type="float">
            <text:p>0.089210406603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6788292932" calcext:value-type="float">
            <text:p>0.067678829293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25916871963" calcext:value-type="float">
            <text:p>0.0325916871963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0548225809" calcext:value-type="float">
            <text:p>0.072054822580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34914842429" calcext:value-type="float">
            <text:p>0.00134914842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1845601479" calcext:value-type="float">
            <text:p>0.010184560147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43553735975" calcext:value-type="float">
            <text:p>0.024355373597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010603072" calcext:value-type="float">
            <text:p>0.03301060307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74047845037" calcext:value-type="float">
            <text:p>0.077404784503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9103283928" calcext:value-type="float">
            <text:p>0.066910328392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052167845" calcext:value-type="float">
            <text:p>0.0305216784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306684241" calcext:value-type="float">
            <text:p>0.0717306684241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30112689305" calcext:value-type="float">
            <text:p>0.00130112689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19039084539" calcext:value-type="float">
            <text:p>0.0081903908453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3202356364" calcext:value-type="float">
            <text:p>0.02320235636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8078501105" calcext:value-type="float">
            <text:p>0.032807850110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84667982639" calcext:value-type="float">
            <text:p>0.068466798263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63312493245" calcext:value-type="float">
            <text:p>0.066331249324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86674248815" calcext:value-type="float">
            <text:p>0.028667424881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007611357" calcext:value-type="float">
            <text:p>0.071400761135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25402180324" calcext:value-type="float">
            <text:p>0.00125402180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59048635328" calcext:value-type="float">
            <text:p>0.00659048635328</text:p>
          </table:table-cell>
          <table:table-cell office:value-type="float" office:value="44.8" calcext:value-type="float">
            <text:p>44.8</text:p>
          </table:table-cell>
          <table:table-cell office:value-type="float" office:value="0.0218146151373" calcext:value-type="float">
            <text:p>0.0218146151373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1860743617" calcext:value-type="float">
            <text:p>0.032186074361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16651654363" calcext:value-type="float">
            <text:p>0.061665165436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8448229072" calcext:value-type="float">
            <text:p>0.065844822907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70671382564" calcext:value-type="float">
            <text:p>0.027067138256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0748114155" calcext:value-type="float">
            <text:p>0.071074811415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20775983956" calcext:value-type="float">
            <text:p>0.00120775983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37379251796" calcext:value-type="float">
            <text:p>0.0053737925179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01310775303" calcext:value-type="float">
            <text:p>0.020131077530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7450152529" calcext:value-type="float">
            <text:p>0.030745015252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3232732404" calcext:value-type="float">
            <text:p>0.056323273240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3647863278" calcext:value-type="float">
            <text:p>0.065364786327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56488797041" calcext:value-type="float">
            <text:p>0.025648879704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7689060457" calcext:value-type="float">
            <text:p>0.070768906045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1656035335" calcext:value-type="float">
            <text:p>0.0011656035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95443920068" calcext:value-type="float">
            <text:p>0.0039544392006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4453324876" calcext:value-type="float">
            <text:p>0.018445332487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3309436728" calcext:value-type="float">
            <text:p>0.028330943672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20656963978" calcext:value-type="float">
            <text:p>0.052065696397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6523193914" calcext:value-type="float">
            <text:p>0.064652319391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43892429825" calcext:value-type="float">
            <text:p>0.024389242982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2276352962" calcext:value-type="float">
            <text:p>0.070227635296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12520679501" calcext:value-type="float">
            <text:p>0.00112520679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14453821642" calcext:value-type="float">
            <text:p>0.00314453821642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65793135317" calcext:value-type="float">
            <text:p>0.016579313531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0401378236" calcext:value-type="float">
            <text:p>0.0260401378236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86539863971" calcext:value-type="float">
            <text:p>0.0486539863971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2522075815" calcext:value-type="float">
            <text:p>0.063252207581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3266357692" calcext:value-type="float">
            <text:p>0.023266357692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7341851633" calcext:value-type="float">
            <text:p>0.069734185163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08587312858" calcext:value-type="float">
            <text:p>0.00108587312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76501227748" calcext:value-type="float">
            <text:p>0.0027650122774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47912906361" calcext:value-type="float">
            <text:p>0.014791290636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6291386066" calcext:value-type="float">
            <text:p>0.024629138606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5848686062" calcext:value-type="float">
            <text:p>0.045848686062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8923298166" calcext:value-type="float">
            <text:p>0.0608923298166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22230904853" calcext:value-type="float">
            <text:p>0.0222230904853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2833521776" calcext:value-type="float">
            <text:p>0.0692833521776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04818905674" calcext:value-type="float">
            <text:p>0.00104818905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57709166694" calcext:value-type="float">
            <text:p>0.0025770916669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28767080953" calcext:value-type="float">
            <text:p>0.012876708095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7285523176" calcext:value-type="float">
            <text:p>0.023728552317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35329919337" calcext:value-type="float">
            <text:p>0.0435329919337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9311928728" calcext:value-type="float">
            <text:p>0.057931192872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2403969133" calcext:value-type="float">
            <text:p>0.0212403969133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8561180249" calcext:value-type="float">
            <text:p>0.068856118024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01362088577" calcext:value-type="float">
            <text:p>0.00101362088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44296793706" calcext:value-type="float">
            <text:p>0.0024429679370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986061515346" calcext:value-type="float">
            <text:p>0.00986061515346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1364329722" calcext:value-type="float">
            <text:p>0.023136432972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15576215265" calcext:value-type="float">
            <text:p>0.041557621526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9325156307" calcext:value-type="float">
            <text:p>0.0549325156307</text:p>
          </table:table-cell>
          <table:table-cell office:value-type="float" office:value="44.8" calcext:value-type="float">
            <text:p>44.8</text:p>
          </table:table-cell>
          <table:table-cell office:value-type="float" office:value="0.0202441264922" calcext:value-type="float">
            <text:p>0.0202441264922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4348202247" calcext:value-type="float">
            <text:p>0.068434820224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979822525617" calcext:value-type="float">
            <text:p>0.000979822525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31547669932" calcext:value-type="float">
            <text:p>0.0023154766993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679963768622" calcext:value-type="float">
            <text:p>0.0067996376862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7757142704" calcext:value-type="float">
            <text:p>0.022775714270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98051661827" calcext:value-type="float">
            <text:p>0.0398051661827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2298366358" calcext:value-type="float">
            <text:p>0.05229836635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1918285307" calcext:value-type="float">
            <text:p>0.0191918285307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159042943" calcext:value-type="float">
            <text:p>0.0680159042943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947160552841" calcext:value-type="float">
            <text:p>0.000947160552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23146513225" calcext:value-type="float">
            <text:p>0.0022314651322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554949328314" calcext:value-type="float">
            <text:p>0.0055494932831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5324107166" calcext:value-type="float">
            <text:p>0.022532410716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82370948821" calcext:value-type="float">
            <text:p>0.0382370948821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01829613372" calcext:value-type="float">
            <text:p>0.050182961337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0240966342" calcext:value-type="float">
            <text:p>0.018024096634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137347407" calcext:value-type="float">
            <text:p>0.0676137347407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912555724222" calcext:value-type="float">
            <text:p>0.000912555724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16661409803" calcext:value-type="float">
            <text:p>0.0021666140980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81073814441" calcext:value-type="float">
            <text:p>0.0048107381444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3639542759" calcext:value-type="float">
            <text:p>0.022363954275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6828594455" calcext:value-type="float">
            <text:p>0.03682859445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5876522648" calcext:value-type="float">
            <text:p>0.048587652264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67370604795" calcext:value-type="float">
            <text:p>0.016737060479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140203452" calcext:value-type="float">
            <text:p>0.067214020345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879930409103" calcext:value-type="float">
            <text:p>0.000879930409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1268191452" calcext:value-type="float">
            <text:p>0.002126819145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19192034395" calcext:value-type="float">
            <text:p>0.0041919203439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2289873791" calcext:value-type="float">
            <text:p>0.0222289873791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54882798119" calcext:value-type="float">
            <text:p>0.035488279811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3867313662" calcext:value-type="float">
            <text:p>0.047386731366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53721263846" calcext:value-type="float">
            <text:p>0.015372126384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193994867" calcext:value-type="float">
            <text:p>0.0668193994867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850311021894" calcext:value-type="float">
            <text:p>0.000850311021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10471083808" calcext:value-type="float">
            <text:p>0.0021047108380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43476990794" calcext:value-type="float">
            <text:p>0.0034347699079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1033007173" calcext:value-type="float">
            <text:p>0.022103300717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41971880425" calcext:value-type="float">
            <text:p>0.034197188042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484535394" calcext:value-type="float">
            <text:p>0.04648453539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0004960157" calcext:value-type="float">
            <text:p>0.014000496015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2620775" calcext:value-type="float">
            <text:p>0.0664262077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818748778842" calcext:value-type="float">
            <text:p>0.000818748778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07744392596" calcext:value-type="float">
            <text:p>0.0020774439259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58196392609" calcext:value-type="float">
            <text:p>0.0025819639260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9176960162" calcext:value-type="float">
            <text:p>0.021917696016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28586889972" calcext:value-type="float">
            <text:p>0.0328586889972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793818483" calcext:value-type="float">
            <text:p>0.04579381848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26710706034" calcext:value-type="float">
            <text:p>0.012671070603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38769145" calcext:value-type="float">
            <text:p>0.06603876914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787113220474" calcext:value-type="float">
            <text:p>0.000787113220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205091395742" calcext:value-type="float">
            <text:p>0.0020509139574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98742791803" calcext:value-type="float">
            <text:p>0.0019874279180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4450092611" calcext:value-type="float">
            <text:p>0.021445009261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314261823324" calcext:value-type="float">
            <text:p>0.031426182332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52649365074" calcext:value-type="float">
            <text:p>0.045264936507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14094065694" calcext:value-type="float">
            <text:p>0.0114094065694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59612118" calcext:value-type="float">
            <text:p>0.06565961211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756943968404" calcext:value-type="float">
            <text:p>0.000756943968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202733176315" calcext:value-type="float">
            <text:p>0.0020273317631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66440649781" calcext:value-type="float">
            <text:p>0.0016644064978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2668228974" calcext:value-type="float">
            <text:p>0.020266822897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300090073824" calcext:value-type="float">
            <text:p>0.0300090073824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8288300643" calcext:value-type="float">
            <text:p>0.044828830064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02474494414" calcext:value-type="float">
            <text:p>0.0102474494414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774869148" calcext:value-type="float">
            <text:p>0.065277486914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727911103714" calcext:value-type="float">
            <text:p>0.000727911103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200006485103" calcext:value-type="float">
            <text:p>0.0020000648510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45175686126" calcext:value-type="float">
            <text:p>0.00145175686126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1819979176" calcext:value-type="float">
            <text:p>0.018181997917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8586385639" calcext:value-type="float">
            <text:p>0.028586385639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4619673463" calcext:value-type="float">
            <text:p>0.044461967346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19287843271" calcext:value-type="float">
            <text:p>0.00919287843271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9077474346" calcext:value-type="float">
            <text:p>0.0649077474346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69851166245" calcext:value-type="float">
            <text:p>0.00069851166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96026989821" calcext:value-type="float">
            <text:p>0.00196026989821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28104850251" calcext:value-type="float">
            <text:p>0.0012810485025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6803693372" calcext:value-type="float">
            <text:p>0.0156803693372</text:p>
          </table:table-cell>
          <table:table-cell office:value-type="float" office:value="44.8" calcext:value-type="float">
            <text:p>44.8</text:p>
          </table:table-cell>
          <table:table-cell office:value-type="float" office:value="0.0272811725534" calcext:value-type="float">
            <text:p>0.0272811725534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41411237501" calcext:value-type="float">
            <text:p>0.044141123750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27241720564" calcext:value-type="float">
            <text:p>0.00827241720564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5313753631" calcext:value-type="float">
            <text:p>0.0645313753631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669882031993" calcext:value-type="float">
            <text:p>0.000669882031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90131441255" calcext:value-type="float">
            <text:p>0.0019013144125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16699765938" calcext:value-type="float">
            <text:p>0.00116699765938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9203525844" calcext:value-type="float">
            <text:p>0.013920352584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59727317384" calcext:value-type="float">
            <text:p>0.0259727317384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8637802048" calcext:value-type="float">
            <text:p>0.043863780204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46781994936" calcext:value-type="float">
            <text:p>0.0074678199493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637612436" calcext:value-type="float">
            <text:p>0.064163761243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64088582496" calcext:value-type="float">
            <text:p>0.00064088582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4383281403" calcext:value-type="float">
            <text:p>0.0018438328140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0654556184" calcext:value-type="float">
            <text:p>0.0010654556184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8337581058" calcext:value-type="float">
            <text:p>0.012833758105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46269703019" calcext:value-type="float">
            <text:p>0.024626970301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6078794813" calcext:value-type="float">
            <text:p>0.043607879481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77595354481" calcext:value-type="float">
            <text:p>0.0067759535448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969899395" calcext:value-type="float">
            <text:p>0.0637969899395</text:p>
          </table:table-cell>
          <table:table-cell office:value-type="float" office:value="89.6" calcext:value-type="float">
            <text:p>89.6</text:p>
          </table:table-cell>
          <table:table-cell office:value-type="float" office:value="0.000613282608911" calcext:value-type="float">
            <text:p>0.000613282608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81140729692" calcext:value-type="float">
            <text:p>0.0018114072969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980837250918" calcext:value-type="float">
            <text:p>0.00098083725091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20931549995" calcext:value-type="float">
            <text:p>0.012093154999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31666244708" calcext:value-type="float">
            <text:p>0.0231666244708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3740974277" calcext:value-type="float">
            <text:p>0.043374097427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18870874274" calcext:value-type="float">
            <text:p>0.0061887087427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4331868117" calcext:value-type="float">
            <text:p>0.0634331868117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586485861325" calcext:value-type="float">
            <text:p>0.000586485861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6719068268" calcext:value-type="float">
            <text:p>0.0017671906826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913142556932" calcext:value-type="float">
            <text:p>0.000913142556932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867769562" calcext:value-type="float">
            <text:p>0.011586776956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215959306401" calcext:value-type="float">
            <text:p>0.021595930640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31506374201" calcext:value-type="float">
            <text:p>0.0431506374201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68372367389" calcext:value-type="float">
            <text:p>0.00568372367389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730847431" calcext:value-type="float">
            <text:p>0.063073084743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559395852479" calcext:value-type="float">
            <text:p>0.000559395852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0086576131" calcext:value-type="float">
            <text:p>0.0017008657613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58692476986" calcext:value-type="float">
            <text:p>0.00085869247698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2355402338" calcext:value-type="float">
            <text:p>0.011235540233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97347411613" calcext:value-type="float">
            <text:p>0.019734741161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9408172591" calcext:value-type="float">
            <text:p>0.042940817259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527015196057" calcext:value-type="float">
            <text:p>0.00527015196057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7079257817" calcext:value-type="float">
            <text:p>0.0627079257817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534431987765" calcext:value-type="float">
            <text:p>0.000534431987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809682849" calcext:value-type="float">
            <text:p>0.001680968284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09393080278" calcext:value-type="float">
            <text:p>0.00080939308027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10003064495" calcext:value-type="float">
            <text:p>0.011000306449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76516452846" calcext:value-type="float">
            <text:p>0.017651645284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7177873367" calcext:value-type="float">
            <text:p>0.042717787336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92563173356" calcext:value-type="float">
            <text:p>0.0049256317335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3439394331" calcext:value-type="float">
            <text:p>0.0623439394331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507488609549" calcext:value-type="float">
            <text:p>0.000507488609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6844024419" calcext:value-type="float">
            <text:p>0.00166844024419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771130861937" calcext:value-type="float">
            <text:p>0.000771130861937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8262011701" calcext:value-type="float">
            <text:p>0.0108262011701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54079698691" calcext:value-type="float">
            <text:p>0.015407969869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4789057009" calcext:value-type="float">
            <text:p>0.042478905700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63474313246" calcext:value-type="float">
            <text:p>0.0046347431324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862558784" calcext:value-type="float">
            <text:p>0.061986255878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480251970074" calcext:value-type="float">
            <text:p>0.000480251970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6254469563" calcext:value-type="float">
            <text:p>0.00166254469563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740226762509" calcext:value-type="float">
            <text:p>0.000740226762509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7001110199" calcext:value-type="float">
            <text:p>0.0107001110199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30170292987" calcext:value-type="float">
            <text:p>0.0130170292987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2435261879" calcext:value-type="float">
            <text:p>0.042243526187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39029841362" calcext:value-type="float">
            <text:p>0.0043902984136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6309908377" calcext:value-type="float">
            <text:p>0.0616309908377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453125303571" calcext:value-type="float">
            <text:p>0.000453125303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5738609063" calcext:value-type="float">
            <text:p>0.00165738609063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08586851189" calcext:value-type="float">
            <text:p>0.00070858685118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917743628" calcext:value-type="float">
            <text:p>0.010591774362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105629462714" calcext:value-type="float">
            <text:p>0.010562946271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0128776125" calcext:value-type="float">
            <text:p>0.042012877612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18074804016" calcext:value-type="float">
            <text:p>0.0041807480401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768617656" calcext:value-type="float">
            <text:p>0.061276861765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42625524067" calcext:value-type="float">
            <text:p>0.00042625524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4633193707" calcext:value-type="float">
            <text:p>0.0016463319370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71796256631" calcext:value-type="float">
            <text:p>0.000671796256631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5024016643" calcext:value-type="float">
            <text:p>0.010502401664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50426009851" calcext:value-type="float">
            <text:p>0.0085042600985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8047163517" calcext:value-type="float">
            <text:p>0.041804716351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400314319417" calcext:value-type="float">
            <text:p>0.0040031431941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9255542932" calcext:value-type="float">
            <text:p>0.060925554293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400888141724" calcext:value-type="float">
            <text:p>0.000400888141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3675167065" calcext:value-type="float">
            <text:p>0.0016367516706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655608395025" calcext:value-type="float">
            <text:p>0.00065560839502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4186778046" calcext:value-type="float">
            <text:p>0.0104186778046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00175205188" calcext:value-type="float">
            <text:p>0.0070017520518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440741349" calcext:value-type="float">
            <text:p>0.04144074134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84882172301" calcext:value-type="float">
            <text:p>0.0038488217230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687501981" calcext:value-type="float">
            <text:p>0.060568750198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375704331066" calcext:value-type="float">
            <text:p>0.000375704331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2717140423" calcext:value-type="float">
            <text:p>0.0016271714042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623968483705" calcext:value-type="float">
            <text:p>0.0006239684837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293051061" calcext:value-type="float">
            <text:p>0.010329305106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86720515953" calcext:value-type="float">
            <text:p>0.00586720515953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1267791168" calcext:value-type="float">
            <text:p>0.041126779116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72134678166" calcext:value-type="float">
            <text:p>0.0037213467816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2155372298" calcext:value-type="float">
            <text:p>0.0602155372298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53306502372" calcext:value-type="float">
            <text:p>0.000353306502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1906502495" calcext:value-type="float">
            <text:p>0.0016190650249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612195493446" calcext:value-type="float">
            <text:p>0.000612195493446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431603155" calcext:value-type="float">
            <text:p>0.010243160315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94689880766" calcext:value-type="float">
            <text:p>0.0049468988076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8305732612" calcext:value-type="float">
            <text:p>0.040830573261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61703234773" calcext:value-type="float">
            <text:p>0.00361703234773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632037211" calcext:value-type="float">
            <text:p>0.0598632037211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28635898917" calcext:value-type="float">
            <text:p>0.000328635898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1095864567" calcext:value-type="float">
            <text:p>0.00161095864567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92328572385" calcext:value-type="float">
            <text:p>0.00059232857238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618573866" calcext:value-type="float">
            <text:p>0.010161857386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18112000194" calcext:value-type="float">
            <text:p>0.0041811200019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536517832" calcext:value-type="float">
            <text:p>0.04053651783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51793977887" calcext:value-type="float">
            <text:p>0.0035179397788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5130688615" calcext:value-type="float">
            <text:p>0.059513068861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306054781936" calcext:value-type="float">
            <text:p>0.000306054781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0211532283" calcext:value-type="float">
            <text:p>0.0016021153228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73933275106" calcext:value-type="float">
            <text:p>0.00057393327510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07066899" calcext:value-type="float">
            <text:p>0.0100706689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56845661074" calcext:value-type="float">
            <text:p>0.00356845661074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2637823429" calcext:value-type="float">
            <text:p>0.0402637823429</text:p>
          </table:table-cell>
          <table:table-cell office:value-type="float" office:value="57.6" calcext:value-type="float">
            <text:p>57.6</text:p>
          </table:table-cell>
          <table:table-cell office:value-type="float" office:value="0.00343137968617" calcext:value-type="float">
            <text:p>0.00343137968617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726447018" calcext:value-type="float">
            <text:p>0.0591726447018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83583637928" calcext:value-type="float">
            <text:p>0.000283583637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9695671783" calcext:value-type="float">
            <text:p>0.0015969567178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59952849174" calcext:value-type="float">
            <text:p>0.000559952849174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96697245041" calcext:value-type="float">
            <text:p>0.00996697245041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10911036716" calcext:value-type="float">
            <text:p>0.0031091103671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9979896587" calcext:value-type="float">
            <text:p>0.039997989658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36140669427" calcext:value-type="float">
            <text:p>0.00336140669427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8272369376" calcext:value-type="float">
            <text:p>0.058827236937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60049421854" calcext:value-type="float">
            <text:p>0.000260049421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9032422569" calcext:value-type="float">
            <text:p>0.0015903242256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46708235133" calcext:value-type="float">
            <text:p>0.00054670823513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85258346613" calcext:value-type="float">
            <text:p>0.00985258346613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73832494964" calcext:value-type="float">
            <text:p>0.0027383249496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7369893529" calcext:value-type="float">
            <text:p>0.039736989352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29585692925" calcext:value-type="float">
            <text:p>0.0032958569292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867394896" calcext:value-type="float">
            <text:p>0.058486739489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39631106662" calcext:value-type="float">
            <text:p>0.000239631106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8663950784" calcext:value-type="float">
            <text:p>0.00158663950784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29048749745" calcext:value-type="float">
            <text:p>0.00052904874974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3758924913" calcext:value-type="float">
            <text:p>0.0097375892491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44137384268" calcext:value-type="float">
            <text:p>0.00244137384268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4782009141" calcext:value-type="float">
            <text:p>0.039478200914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23454608999" calcext:value-type="float">
            <text:p>0.00323454608999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437868835" calcext:value-type="float">
            <text:p>0.0581437868835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19029503182" calcext:value-type="float">
            <text:p>0.000219029503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8295478999" calcext:value-type="float">
            <text:p>0.0015829547899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1286088814" calcext:value-type="float">
            <text:p>0.00051286088814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314717787" calcext:value-type="float">
            <text:p>0.0096314717787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20978425655" calcext:value-type="float">
            <text:p>0.0022097842565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2269696875" calcext:value-type="float">
            <text:p>0.039226969687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17870285063" calcext:value-type="float">
            <text:p>0.00317870285063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8099220267" calcext:value-type="float">
            <text:p>0.057809922026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00554043834" calcext:value-type="float">
            <text:p>0.000200554043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7779618499" calcext:value-type="float">
            <text:p>0.0015777961849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8784328384" calcext:value-type="float">
            <text:p>0.00048784328384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48742639109" calcext:value-type="float">
            <text:p>0.0094874263910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03346953679" calcext:value-type="float">
            <text:p>0.00203346953679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9842172845" calcext:value-type="float">
            <text:p>0.038984217284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31333647751" calcext:value-type="float">
            <text:p>0.003133364775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803811798" calcext:value-type="float">
            <text:p>0.057480381179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8174866557" calcext:value-type="float">
            <text:p>0.00018174866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7263758" calcext:value-type="float">
            <text:p>0.0015726375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56939184411" calcext:value-type="float">
            <text:p>0.000456939184411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39623799445" calcext:value-type="float">
            <text:p>0.00939623799445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88983557745" calcext:value-type="float">
            <text:p>0.0018898355774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7466873452" calcext:value-type="float">
            <text:p>0.0387466873452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309251136017" calcext:value-type="float">
            <text:p>0.00309251136017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478355125" calcext:value-type="float">
            <text:p>0.057147835512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64372935945" calcext:value-type="float">
            <text:p>0.000164372935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6453120072" calcext:value-type="float">
            <text:p>0.0015645312007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18676966071" calcext:value-type="float">
            <text:p>0.00041867696607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2179436976" calcext:value-type="float">
            <text:p>0.0093217943697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7645593292" calcext:value-type="float">
            <text:p>0.0017645593292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5084201169" calcext:value-type="float">
            <text:p>0.038508420116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305184224635" calcext:value-type="float">
            <text:p>0.0030518422463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8267228202" calcext:value-type="float">
            <text:p>0.0568267228202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47913647756" calcext:value-type="float">
            <text:p>0.000147913647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5937259572" calcext:value-type="float">
            <text:p>0.0015593725957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377471500166" calcext:value-type="float">
            <text:p>0.000377471500166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5501702621" calcext:value-type="float">
            <text:p>0.0092550170262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65965812293" calcext:value-type="float">
            <text:p>0.00165965812293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2723033148" calcext:value-type="float">
            <text:p>0.038272303314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3015473492" calcext:value-type="float">
            <text:p>0.003015473492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5026785958" calcext:value-type="float">
            <text:p>0.056502678595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33250584781" calcext:value-type="float">
            <text:p>0.000133250584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5421399073" calcext:value-type="float">
            <text:p>0.0015542139907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34215252939" calcext:value-type="float">
            <text:p>0.00034215252939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18884491537" calcext:value-type="float">
            <text:p>0.0091888449153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57291289468" calcext:value-type="float">
            <text:p>0.0015729128946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038091176" calcext:value-type="float">
            <text:p>0.03803809117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98008767696" calcext:value-type="float">
            <text:p>0.0029800876769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787443039" calcext:value-type="float">
            <text:p>0.056178744303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19613936215" calcext:value-type="float">
            <text:p>0.000119613936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5126621644" calcext:value-type="float">
            <text:p>0.0015512662164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79608518641" calcext:value-type="float">
            <text:p>0.000279608518641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2368152574" calcext:value-type="float">
            <text:p>0.00912368152574</text:p>
          </table:table-cell>
          <table:table-cell office:value-type="float" office:value="57.6" calcext:value-type="float">
            <text:p>57.6</text:p>
          </table:table-cell>
          <table:table-cell office:value-type="float" office:value="0.00150835830621" calcext:value-type="float">
            <text:p>0.0015083583062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8044934447" calcext:value-type="float">
            <text:p>0.037804493444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94912508879" calcext:value-type="float">
            <text:p>0.0029491250887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619189772" calcext:value-type="float">
            <text:p>0.055861918977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07223648001" calcext:value-type="float">
            <text:p>0.000107223648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4610761145" calcext:value-type="float">
            <text:p>0.0015461076114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50911854886" calcext:value-type="float">
            <text:p>0.00025091185488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5811464762" calcext:value-type="float">
            <text:p>0.0090581146476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45066264276" calcext:value-type="float">
            <text:p>0.0014506626427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5837368301" calcext:value-type="float">
            <text:p>0.037583736830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91736386245" calcext:value-type="float">
            <text:p>0.0029173638624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5432980872" calcext:value-type="float">
            <text:p>0.055543298087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9.53465669921e-05" calcext:value-type="float">
            <text:p>9.534656699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4389678074" calcext:value-type="float">
            <text:p>0.0015438967807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4061048841" calcext:value-type="float">
            <text:p>0.00024061048841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899718788703" calcext:value-type="float">
            <text:p>0.00899718788703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39135311461" calcext:value-type="float">
            <text:p>0.0013913531146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3596009743" calcext:value-type="float">
            <text:p>0.037359600974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887507081" calcext:value-type="float">
            <text:p>0.002887507081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2225151922" calcext:value-type="float">
            <text:p>0.0552225151922</text:p>
          </table:table-cell>
          <table:table-cell office:value-type="float" office:value="115.2" calcext:value-type="float">
            <text:p>115.2</text:p>
          </table:table-cell>
          <table:table-cell office:value-type="float" office:value="8.58888913735e-05" calcext:value-type="float">
            <text:p>8.588889137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3579040146" calcext:value-type="float">
            <text:p>0.0015357904014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31044933825" calcext:value-type="float">
            <text:p>0.00023104493382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3787508037" calcext:value-type="float">
            <text:p>0.0089378750803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33527131587" calcext:value-type="float">
            <text:p>0.0013352713158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1369396965" calcext:value-type="float">
            <text:p>0.037136939696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86109058713" calcext:value-type="float">
            <text:p>0.00286109058713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9004131078" calcext:value-type="float">
            <text:p>0.0549004131078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7.62112698103e-05" calcext:value-type="float">
            <text:p>7.621126981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2989485289" calcext:value-type="float">
            <text:p>0.0015298948528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30309121934" calcext:value-type="float">
            <text:p>0.000230309121934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87715006402" calcext:value-type="float">
            <text:p>0.0088771500640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28947790468" calcext:value-type="float">
            <text:p>0.00128947790468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9177805414" calcext:value-type="float">
            <text:p>0.036917780541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83375258766" calcext:value-type="float">
            <text:p>0.0028337525876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827083215" calcext:value-type="float">
            <text:p>0.054582708321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6.79266392296e-05" calcext:value-type="float">
            <text:p>6.792663922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247362479" calcext:value-type="float">
            <text:p>0.001524736247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25894250587" calcext:value-type="float">
            <text:p>0.000225894250587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2267911913" calcext:value-type="float">
            <text:p>0.0088226791191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24086023024" calcext:value-type="float">
            <text:p>0.00124086023024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7004031681" calcext:value-type="float">
            <text:p>0.036700403168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80887193646" calcext:value-type="float">
            <text:p>0.0028088719364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665792337" calcext:value-type="float">
            <text:p>0.054266579233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6.05584500849e-05" calcext:value-type="float">
            <text:p>6.055845008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1441903791" calcext:value-type="float">
            <text:p>0.00151441903791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25158438695" calcext:value-type="float">
            <text:p>0.00022515843869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6800642999" calcext:value-type="float">
            <text:p>0.0087680064299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19930321391" calcext:value-type="float">
            <text:p>0.00119930321391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4874495287" calcext:value-type="float">
            <text:p>0.0364874495287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7548717083" calcext:value-type="float">
            <text:p>0.0027548717083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478484112" calcext:value-type="float">
            <text:p>0.0539478484112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5.35568375145e-05" calcext:value-type="float">
            <text:p>5.355683751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0926043291" calcext:value-type="float">
            <text:p>0.0015092604329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23686814913" calcext:value-type="float">
            <text:p>0.000223686814913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1091280997" calcext:value-type="float">
            <text:p>0.0087109128099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16137739318" calcext:value-type="float">
            <text:p>0.00116137739318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2686590182" calcext:value-type="float">
            <text:p>0.036268659018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70283735875" calcext:value-type="float">
            <text:p>0.0027028373587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6292641653" calcext:value-type="float">
            <text:p>0.0536292641653</text:p>
          </table:table-cell>
          <table:table-cell office:value-type="float" office:value="120.32" calcext:value-type="float">
            <text:p>120.32</text:p>
          </table:table-cell>
          <table:table-cell office:value-type="float" office:value="4.77282699822e-05" calcext:value-type="float">
            <text:p>4.772826998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070496022" calcext:value-type="float">
            <text:p>0.001507049602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20743567348" calcext:value-type="float">
            <text:p>0.00022074356734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6047674988" calcext:value-type="float">
            <text:p>0.0086604767498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12728450115" calcext:value-type="float">
            <text:p>0.0011272845011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0522032561" calcext:value-type="float">
            <text:p>0.0360522032561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65012723842" calcext:value-type="float">
            <text:p>0.0026501272384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3060261123" calcext:value-type="float">
            <text:p>0.0533060261123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4.24129096539e-05" calcext:value-type="float">
            <text:p>4.241290965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0115405363" calcext:value-type="float">
            <text:p>0.0015011540536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18536131675" calcext:value-type="float">
            <text:p>0.00021853613167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0398836259" calcext:value-type="float">
            <text:p>0.0086039883625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09238467676" calcext:value-type="float">
            <text:p>0.0010923846767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8338428308" calcext:value-type="float">
            <text:p>0.035833842830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59207238562" calcext:value-type="float">
            <text:p>0.00259207238562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91985741" calcext:value-type="float">
            <text:p>0.052991985741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80139907615e-05" calcext:value-type="float">
            <text:p>3.801399076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9452156149" calcext:value-type="float">
            <text:p>0.0014945215614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14121260328" calcext:value-type="float">
            <text:p>0.000214121260328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5577148914" calcext:value-type="float">
            <text:p>0.0085557714891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05425712294" calcext:value-type="float">
            <text:p>0.0010542571229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6173256279" calcext:value-type="float">
            <text:p>0.035617325627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53524620694" calcext:value-type="float">
            <text:p>0.0025352462069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766628245" calcext:value-type="float">
            <text:p>0.052676662824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3.36517295266e-05" calcext:value-type="float">
            <text:p>3.365172952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9378461792" calcext:value-type="float">
            <text:p>0.0014937846179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12649636546" calcext:value-type="float">
            <text:p>0.00021264963654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0210752121" calcext:value-type="float">
            <text:p>0.0085021075212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01774343384" calcext:value-type="float">
            <text:p>0.00101774343384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4052935998" calcext:value-type="float">
            <text:p>0.0354052935998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47743708897" calcext:value-type="float">
            <text:p>0.00247743708897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62072791" calcext:value-type="float">
            <text:p>0.05236207279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06091439594e-05" calcext:value-type="float">
            <text:p>3.060914395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8788906936" calcext:value-type="float">
            <text:p>0.0014878890693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09706388981" calcext:value-type="float">
            <text:p>0.000209706388981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4763657631" calcext:value-type="float">
            <text:p>0.00844763657631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98264187636" calcext:value-type="float">
            <text:p>0.0009826418763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1943675053" calcext:value-type="float">
            <text:p>0.0351943675053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42263822261" calcext:value-type="float">
            <text:p>0.00242263822261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404470806" calcext:value-type="float">
            <text:p>0.0520404470806</text:p>
          </table:table-cell>
          <table:table-cell office:value-type="float" office:value="125.44" calcext:value-type="float">
            <text:p>125.44</text:p>
          </table:table-cell>
          <table:table-cell office:value-type="float" office:value="2.7969792624e-05" calcext:value-type="float">
            <text:p>2.79697926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842043515" calcext:value-type="float">
            <text:p>0.001484204351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06763141416" calcext:value-type="float">
            <text:p>0.00020676314141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39841098167" calcext:value-type="float">
            <text:p>0.0083984109816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945926454168" calcext:value-type="float">
            <text:p>0.000945926454168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9807380177" calcext:value-type="float">
            <text:p>0.034980738017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36433763498" calcext:value-type="float">
            <text:p>0.00236433763498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270663041" calcext:value-type="float">
            <text:p>0.0517270663041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52204683162e-05" calcext:value-type="float">
            <text:p>2.522046831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8125657722" calcext:value-type="float">
            <text:p>0.0014812565772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98669210614" calcext:value-type="float">
            <text:p>0.000198669210614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4414178101" calcext:value-type="float">
            <text:p>0.0083441417810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910421430509" calcext:value-type="float">
            <text:p>0.00091042143050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7733754866" calcext:value-type="float">
            <text:p>0.034773375486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30874013044" calcext:value-type="float">
            <text:p>0.00230874013044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4081522608" calcext:value-type="float">
            <text:p>0.051408152260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28743782403e-05" calcext:value-type="float">
            <text:p>2.287437824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7757185937" calcext:value-type="float">
            <text:p>0.00147757185937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81009725226" calcext:value-type="float">
            <text:p>0.00018100972522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29168827852" calcext:value-type="float">
            <text:p>0.00829168827852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873504275228" calcext:value-type="float">
            <text:p>0.00087350427522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5675489743" calcext:value-type="float">
            <text:p>0.034567548974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25185251807" calcext:value-type="float">
            <text:p>0.00225185251807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907406278" calcext:value-type="float">
            <text:p>0.051090740627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10414953685e-05" calcext:value-type="float">
            <text:p>2.104149536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7315019794" calcext:value-type="float">
            <text:p>0.0014731501979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54520497144" calcext:value-type="float">
            <text:p>0.000154520497144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4125221843" calcext:value-type="float">
            <text:p>0.00824125221843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794424904353" calcext:value-type="float">
            <text:p>0.000794424904353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3578516947" calcext:value-type="float">
            <text:p>0.034357851694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19410483379" calcext:value-type="float">
            <text:p>0.00219410483379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789355497" calcext:value-type="float">
            <text:p>0.0507789355497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1.94652160987e-05" calcext:value-type="float">
            <text:p>1.946521609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7241325437" calcext:value-type="float">
            <text:p>0.0014724132543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36125199865" calcext:value-type="float">
            <text:p>0.00013612519986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18476383113" calcext:value-type="float">
            <text:p>0.0081847638311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710100473165" calcext:value-type="float">
            <text:p>0.00071010047316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1581078166" calcext:value-type="float">
            <text:p>0.034158107816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13813872702" calcext:value-type="float">
            <text:p>0.00213813872702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609009661" calcext:value-type="float">
            <text:p>0.0504609009661</text:p>
          </table:table-cell>
          <table:table-cell office:value-type="float" office:value="130.56" calcext:value-type="float">
            <text:p>130.56</text:p>
          </table:table-cell>
          <table:table-cell office:value-type="float" office:value="1.79622521438e-05" calcext:value-type="float">
            <text:p>1.796225214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6946548009" calcext:value-type="float">
            <text:p>0.0014694654800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13315031239" calcext:value-type="float">
            <text:p>0.000113315031239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3251207288" calcext:value-type="float">
            <text:p>0.0081325120728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648773614119" calcext:value-type="float">
            <text:p>0.000648773614119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9546160528" calcext:value-type="float">
            <text:p>0.0339546160528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07928523602" calcext:value-type="float">
            <text:p>0.0020792852360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423900085" calcext:value-type="float">
            <text:p>0.050142390008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46997206319e-05" calcext:value-type="float">
            <text:p>1.469972063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6799159295" calcext:value-type="float">
            <text:p>0.00146799159295</text:p>
          </table:table-cell>
          <table:table-cell office:value-type="float" office:value="85.504" calcext:value-type="float">
            <text:p>85.504</text:p>
          </table:table-cell>
          <table:table-cell office:value-type="float" office:value="9.71271696334e-05" calcext:value-type="float">
            <text:p>9.71271696334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08651438608" calcext:value-type="float">
            <text:p>0.0080865143860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592691815386" calcext:value-type="float">
            <text:p>0.00059269181538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7548107339" calcext:value-type="float">
            <text:p>0.033754810733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02147611805" calcext:value-type="float">
            <text:p>0.00202147611805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239889833" calcext:value-type="float">
            <text:p>0.049823988983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28668377601e-05" calcext:value-type="float">
            <text:p>1.286683776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6578076224" calcext:value-type="float">
            <text:p>0.00146578076224</text:p>
          </table:table-cell>
          <table:table-cell office:value-type="float" office:value="86.528" calcext:value-type="float">
            <text:p>86.528</text:p>
          </table:table-cell>
          <table:table-cell office:value-type="float" office:value="7.7260248572e-05" calcext:value-type="float">
            <text:p>7.7260248572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3204344118" calcext:value-type="float">
            <text:p>0.00803204344118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549722667436" calcext:value-type="float">
            <text:p>0.00054972266743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5551282966" calcext:value-type="float">
            <text:p>0.033555128296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96354413265" calcext:value-type="float">
            <text:p>0.0019635441326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5059543997" calcext:value-type="float">
            <text:p>0.049505954399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14005314628e-05" calcext:value-type="float">
            <text:p>1.140053146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6283298795" calcext:value-type="float">
            <text:p>0.00146283298795</text:p>
          </table:table-cell>
          <table:table-cell office:value-type="float" office:value="87.552" calcext:value-type="float">
            <text:p>87.552</text:p>
          </table:table-cell>
          <table:table-cell office:value-type="float" office:value="6.76946939868e-05" calcext:value-type="float">
            <text:p>6.76946939868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797333586724" calcext:value-type="float">
            <text:p>0.00797333586724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15024576134" calcext:value-type="float">
            <text:p>0.000515024576134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3645390902" calcext:value-type="float">
            <text:p>0.033364539090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9069022551" calcext:value-type="float">
            <text:p>0.0019069022551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921705375" calcext:value-type="float">
            <text:p>0.0491921705375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01908287673e-05" calcext:value-type="float">
            <text:p>1.019082876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5841132653" calcext:value-type="float">
            <text:p>0.00145841132653</text:p>
          </table:table-cell>
          <table:table-cell office:value-type="float" office:value="88.576" calcext:value-type="float">
            <text:p>88.576</text:p>
          </table:table-cell>
          <table:table-cell office:value-type="float" office:value="6.40156345311e-05" calcext:value-type="float">
            <text:p>6.40156345311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2269806291" calcext:value-type="float">
            <text:p>0.00792269806291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487790609123" calcext:value-type="float">
            <text:p>0.000487790609123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1728439504" calcext:value-type="float">
            <text:p>0.033172843950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85308632806" calcext:value-type="float">
            <text:p>0.001853086328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758215848" calcext:value-type="float">
            <text:p>0.0488758215848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9.3110449888e-06" calcext:value-type="float">
            <text:p>9.31104498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5546355224" calcext:value-type="float">
            <text:p>0.00145546355224</text:p>
          </table:table-cell>
          <table:table-cell office:value-type="float" office:value="89.6" calcext:value-type="float">
            <text:p>89.6</text:p>
          </table:table-cell>
          <table:table-cell office:value-type="float" office:value="5.73933275106e-05" calcext:value-type="float">
            <text:p>5.73933275106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88053351668" calcext:value-type="float">
            <text:p>0.0078805335166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463582638447" calcext:value-type="float">
            <text:p>0.00046358263844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983237796" calcext:value-type="float">
            <text:p>0.03298323779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79601441456" calcext:value-type="float">
            <text:p>0.0017960144145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596924969" calcext:value-type="float">
            <text:p>0.0485596924969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8.72452246992e-06" calcext:value-type="float">
            <text:p>8.724522469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5104189082" calcext:value-type="float">
            <text:p>0.00145104189082</text:p>
          </table:table-cell>
          <table:table-cell office:value-type="float" office:value="90.624" calcext:value-type="float">
            <text:p>90.624</text:p>
          </table:table-cell>
          <table:table-cell office:value-type="float" office:value="5.22426442725e-05" calcext:value-type="float">
            <text:p>5.22426442725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3150966627" calcext:value-type="float">
            <text:p>0.0078315096662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4542666044" calcext:value-type="float">
            <text:p>0.00044542666044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7986697832" calcext:value-type="float">
            <text:p>0.0327986697832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73709948986" calcext:value-type="float">
            <text:p>0.0017370994898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339259975" calcext:value-type="float">
            <text:p>0.048233925997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8.46791886777e-06" calcext:value-type="float">
            <text:p>8.467918867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5030494725" calcext:value-type="float">
            <text:p>0.00145030494725</text:p>
          </table:table-cell>
          <table:table-cell office:value-type="float" office:value="91.648" calcext:value-type="float">
            <text:p>91.648</text:p>
          </table:table-cell>
          <table:table-cell office:value-type="float" office:value="4.63561491432e-05" calcext:value-type="float">
            <text:p>4.63561491432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78208232739" calcext:value-type="float">
            <text:p>0.0077820823273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425455084632" calcext:value-type="float">
            <text:p>0.000425455084632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6110297328" calcext:value-type="float">
            <text:p>0.032611029732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68248492463" calcext:value-type="float">
            <text:p>0.00168248492463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987362898" calcext:value-type="float">
            <text:p>0.0475987362898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8.32128823802e-06" calcext:value-type="float">
            <text:p>8.321288238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4956800368" calcext:value-type="float">
            <text:p>0.00144956800368</text:p>
          </table:table-cell>
          <table:table-cell office:value-type="float" office:value="92.672" calcext:value-type="float">
            <text:p>92.672</text:p>
          </table:table-cell>
          <table:table-cell office:value-type="float" office:value="3.82622183404e-05" calcext:value-type="float">
            <text:p>3.82622183404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3386545394" calcext:value-type="float">
            <text:p>0.00773386545394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0830777207" calcext:value-type="float">
            <text:p>0.0004083077720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4288579092" calcext:value-type="float">
            <text:p>0.032428857909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62830039534" calcext:value-type="float">
            <text:p>0.00162830039534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32584162" calcext:value-type="float">
            <text:p>0.047032584162</text:p>
          </table:table-cell>
          <table:table-cell office:value-type="float" office:value="148.48" calcext:value-type="float">
            <text:p>148.48</text:p>
          </table:table-cell>
          <table:table-cell office:value-type="float" office:value="8.10134229345e-06" calcext:value-type="float">
            <text:p>8.101342293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4735717297" calcext:value-type="float">
            <text:p>0.00144735717297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16399113199e-05" calcext:value-type="float">
            <text:p>3.16399113199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68625381322" calcext:value-type="float">
            <text:p>0.0076862538132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95800320554" calcext:value-type="float">
            <text:p>0.000395800320554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2396203994" calcext:value-type="float">
            <text:p>0.032239620399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57350152899" calcext:value-type="float">
            <text:p>0.00157350152899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6072921493" calcext:value-type="float">
            <text:p>0.046607292149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7.84473869142e-06" calcext:value-type="float">
            <text:p>7.844738691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466202294" calcext:value-type="float">
            <text:p>0.0014466202294</text:p>
          </table:table-cell>
          <table:table-cell office:value-type="float" office:value="94.72" calcext:value-type="float">
            <text:p>94.72</text:p>
          </table:table-cell>
          <table:table-cell office:value-type="float" office:value="2.86966637553e-05" calcext:value-type="float">
            <text:p>2.86966637553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406596149" calcext:value-type="float">
            <text:p>0.007640659614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38288940286" calcext:value-type="float">
            <text:p>0.0003828894028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0567727275" calcext:value-type="float">
            <text:p>0.032056772727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52245011875" calcext:value-type="float">
            <text:p>0.00152245011875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885613268" calcext:value-type="float">
            <text:p>0.046288561326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7.47816211699e-06" calcext:value-type="float">
            <text:p>7.478162116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4514634225" calcext:value-type="float">
            <text:p>0.00144514634225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57534161907e-05" calcext:value-type="float">
            <text:p>2.57534161907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59446018386" calcext:value-type="float">
            <text:p>0.0075944601838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711888837" calcext:value-type="float">
            <text:p>0.0003711888837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774271784" calcext:value-type="float">
            <text:p>0.0318774271784</text:p>
          </table:table-cell>
          <table:table-cell office:value-type="float" office:value="89.6" calcext:value-type="float">
            <text:p>89.6</text:p>
          </table:table-cell>
          <table:table-cell office:value-type="float" office:value="0.00147348745453" calcext:value-type="float">
            <text:p>0.00147348745453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0331515967" calcext:value-type="float">
            <text:p>0.0460331515967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7.22155851496e-06" calcext:value-type="float">
            <text:p>7.221558514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4440939868" calcext:value-type="float">
            <text:p>0.00144440939868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20743567348e-05" calcext:value-type="float">
            <text:p>2.20743567348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5713749939" calcext:value-type="float">
            <text:p>0.0075571374993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360698763074" calcext:value-type="float">
            <text:p>0.000360698763074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6971600181" calcext:value-type="float">
            <text:p>0.031697160018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41924149154" calcext:value-type="float">
            <text:p>0.00141924149154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985923882" calcext:value-type="float">
            <text:p>0.0457985923882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7.03827022774e-06" calcext:value-type="float">
            <text:p>7.038270227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414616244" calcext:value-type="float">
            <text:p>0.0014414616244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06027329526e-05" calcext:value-type="float">
            <text:p>2.06027329526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1577993012" calcext:value-type="float">
            <text:p>0.0075157799301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51015574803" calcext:value-type="float">
            <text:p>0.000351015574803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5095814085" calcext:value-type="float">
            <text:p>0.031509581408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36468836001" calcext:value-type="float">
            <text:p>0.00136468836001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810360657" calcext:value-type="float">
            <text:p>0.0455810360657</text:p>
          </table:table-cell>
          <table:table-cell office:value-type="float" office:value="158.72" calcext:value-type="float">
            <text:p>158.72</text:p>
          </table:table-cell>
          <table:table-cell office:value-type="float" office:value="6.89163959799e-06" calcext:value-type="float">
            <text:p>6.891639597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3925079369" calcext:value-type="float">
            <text:p>0.00143925079369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83952972791e-05" calcext:value-type="float">
            <text:p>1.83952972791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47361538389" calcext:value-type="float">
            <text:p>0.00747361538389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37701190931" calcext:value-type="float">
            <text:p>0.000337701190931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3255663624" calcext:value-type="float">
            <text:p>0.0313255663624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30571200161" calcext:value-type="float">
            <text:p>0.00130571200161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803360525" calcext:value-type="float">
            <text:p>0.0453803360525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6.81832428318e-06" calcext:value-type="float">
            <text:p>6.818324283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3777690655" calcext:value-type="float">
            <text:p>0.00143777690655</text:p>
          </table:table-cell>
          <table:table-cell office:value-type="float" office:value="99.84" calcext:value-type="float">
            <text:p>99.84</text:p>
          </table:table-cell>
          <table:table-cell office:value-type="float" office:value="1.76594853879e-05" calcext:value-type="float">
            <text:p>1.76594853879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2781944133" calcext:value-type="float">
            <text:p>0.0074278194413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21562543814" calcext:value-type="float">
            <text:p>0.000321562543814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1416741978" calcext:value-type="float">
            <text:p>0.031141674197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25054453302" calcext:value-type="float">
            <text:p>0.00125054453302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791596653" calcext:value-type="float">
            <text:p>0.045179159665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6.78166662571e-06" calcext:value-type="float">
            <text:p>6.781666625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3409218869" calcext:value-type="float">
            <text:p>0.0014340921886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61878616055e-05" calcext:value-type="float">
            <text:p>1.61878616055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39251419926" calcext:value-type="float">
            <text:p>0.0073925141992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05625629786" calcext:value-type="float">
            <text:p>0.00030562562978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9532354177" calcext:value-type="float">
            <text:p>0.030953235417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9709720821" calcext:value-type="float">
            <text:p>0.00119709720821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785695846" calcext:value-type="float">
            <text:p>0.044978569584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67169365343e-06" calcext:value-type="float">
            <text:p>6.671693653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3261830155" calcext:value-type="float">
            <text:p>0.0014326183015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47162378232e-05" calcext:value-type="float">
            <text:p>1.47162378232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5377930512" calcext:value-type="float">
            <text:p>0.0073537793051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90293915024" calcext:value-type="float">
            <text:p>0.00029029391502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729068166" calcext:value-type="float">
            <text:p>0.030772906816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14051676437" calcext:value-type="float">
            <text:p>0.00114051676437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808011034" calcext:value-type="float">
            <text:p>0.044780801103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6.52506302368e-06" calcext:value-type="float">
            <text:p>6.525063023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3040747084" calcext:value-type="float">
            <text:p>0.0014304074708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.3244614041e-05" calcext:value-type="float">
            <text:p>1.3244614041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1686010913" calcext:value-type="float">
            <text:p>0.0073168601091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78795128953" calcext:value-type="float">
            <text:p>0.000278795128953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5979850015" calcext:value-type="float">
            <text:p>0.0305979850015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8227761044" calcext:value-type="float">
            <text:p>0.00108227761044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838754377" calcext:value-type="float">
            <text:p>0.0445838754377</text:p>
          </table:table-cell>
          <table:table-cell office:value-type="float" office:value="168.96" calcext:value-type="float">
            <text:p>168.96</text:p>
          </table:table-cell>
          <table:table-cell office:value-type="float" office:value="6.37843239393e-06" calcext:value-type="float">
            <text:p>6.378432393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2967052727" calcext:value-type="float">
            <text:p>0.0014296705272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1.25088021498e-05" calcext:value-type="float">
            <text:p>1.25088021498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27832695922" calcext:value-type="float">
            <text:p>0.00727832695922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67094609793" calcext:value-type="float">
            <text:p>0.000267094609793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4145229221" calcext:value-type="float">
            <text:p>0.0304145229221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2594290142" calcext:value-type="float">
            <text:p>0.00102594290142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874994343" calcext:value-type="float">
            <text:p>0.044387499434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26845942164e-06" calcext:value-type="float">
            <text:p>6.268459421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289335837" calcext:value-type="float">
            <text:p>0.001428933583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1.10371783675e-05" calcext:value-type="float">
            <text:p>1.10371783675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401972978" calcext:value-type="float">
            <text:p>0.0072401972978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58823553145" calcext:value-type="float">
            <text:p>0.00025882355314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2326583022" calcext:value-type="float">
            <text:p>0.030232658302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70099662059" calcext:value-type="float">
            <text:p>0.000970099662059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961803237" calcext:value-type="float">
            <text:p>0.0441961803237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5.93854050468e-06" calcext:value-type="float">
            <text:p>5.938540504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2745969656" calcext:value-type="float">
            <text:p>0.00142745969656</text:p>
          </table:table-cell>
          <table:table-cell office:value-type="float" office:value="110.08" calcext:value-type="float">
            <text:p>110.08</text:p>
          </table:table-cell>
          <table:table-cell office:value-type="float" office:value="1.03013664763e-05" calcext:value-type="float">
            <text:p>1.03013664763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19944496125" calcext:value-type="float">
            <text:p>0.00719944496125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50350763408" calcext:value-type="float">
            <text:p>0.000250350763408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0523911419" calcext:value-type="float">
            <text:p>0.030052391141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16836638375" calcext:value-type="float">
            <text:p>0.00091683663837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0098081734" calcext:value-type="float">
            <text:p>0.044009808173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5525221747e-06" calcext:value-type="float">
            <text:p>5.755252217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2451192227" calcext:value-type="float">
            <text:p>0.00142451192227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9.56555458509e-06" calcext:value-type="float">
            <text:p>9.56555458509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6151704406" calcext:value-type="float">
            <text:p>0.00716151704406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41676240583" calcext:value-type="float">
            <text:p>0.000241676240583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696663515" calcext:value-type="float">
            <text:p>0.029869666351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65478059597" calcext:value-type="float">
            <text:p>0.000865478059597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8256346721" calcext:value-type="float">
            <text:p>0.043825634672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5.57196393036e-06" calcext:value-type="float">
            <text:p>5.571963930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237749787" calcext:value-type="float">
            <text:p>0.0014237749787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8.82974269389e-06" calcext:value-type="float">
            <text:p>8.82974269389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2036121903" calcext:value-type="float">
            <text:p>0.0071203612190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3239651849" calcext:value-type="float">
            <text:p>0.00023239651849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6880474947" calcext:value-type="float">
            <text:p>0.029688047494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814180914525" calcext:value-type="float">
            <text:p>0.00081418091452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452721625" calcext:value-type="float">
            <text:p>0.0436452721625</text:p>
          </table:table-cell>
          <table:table-cell office:value-type="float" office:value="179.2" calcext:value-type="float">
            <text:p>179.2</text:p>
          </table:table-cell>
          <table:table-cell office:value-type="float" office:value="5.49864861543e-06" calcext:value-type="float">
            <text:p>5.498648615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2156414799" calcext:value-type="float">
            <text:p>0.0014215641479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8.09393080281e-06" calcext:value-type="float">
            <text:p>8.09393080281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07880190551" calcext:value-type="float">
            <text:p>0.00707880190551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21704664775" calcext:value-type="float">
            <text:p>0.00022170466477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5024349891" calcext:value-type="float">
            <text:p>0.02950243498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63559540228" calcext:value-type="float">
            <text:p>0.000763559540228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684274914" calcext:value-type="float">
            <text:p>0.043468427491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46199095797e-06" calcext:value-type="float">
            <text:p>5.461990957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2009026085" calcext:value-type="float">
            <text:p>0.00142009026085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7.35811891162e-06" calcext:value-type="float">
            <text:p>7.35811891162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3603212656" calcext:value-type="float">
            <text:p>0.0070360321265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15249205928" calcext:value-type="float">
            <text:p>0.000215249205928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315962313" calcext:value-type="float">
            <text:p>0.02931596231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71643988721" calcext:value-type="float">
            <text:p>0.00071643988721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989482946" calcext:value-type="float">
            <text:p>0.043298948294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38867564315e-06" calcext:value-type="float">
            <text:p>5.388675643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1861637371" calcext:value-type="float">
            <text:p>0.0014186163737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62230702042e-06" calcext:value-type="float">
            <text:p>6.62230702042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699790246513" calcext:value-type="float">
            <text:p>0.0069979024651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04557352213" calcext:value-type="float">
            <text:p>0.000204557352213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1360637971" calcext:value-type="float">
            <text:p>0.029136063797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67269908806" calcext:value-type="float">
            <text:p>0.000672699088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1328037154" calcext:value-type="float">
            <text:p>0.043132803715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27870267086e-06" calcext:value-type="float">
            <text:p>5.278702670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1640554299" calcext:value-type="float">
            <text:p>0.0014164055429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88649512934e-06" calcext:value-type="float">
            <text:p>5.88649512934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5493094194" calcext:value-type="float">
            <text:p>0.00695493094194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96084562476" calcext:value-type="float">
            <text:p>0.00019608456247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9573940963" calcext:value-type="float">
            <text:p>0.0289573940963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27361012536" calcext:value-type="float">
            <text:p>0.00062736101253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644971314" calcext:value-type="float">
            <text:p>0.0429644971314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09541438365e-06" calcext:value-type="float">
            <text:p>5.095414383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1272082514" calcext:value-type="float">
            <text:p>0.0014127208251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15068323814e-06" calcext:value-type="float">
            <text:p>5.15068323814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1781000171" calcext:value-type="float">
            <text:p>0.0069178100017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87208306562" calcext:value-type="float">
            <text:p>0.000187208306562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733176094" calcext:value-type="float">
            <text:p>0.028773317609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583988815625" calcext:value-type="float">
            <text:p>0.00058398881562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935888127" calcext:value-type="float">
            <text:p>0.042793588812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05875672618e-06" calcext:value-type="float">
            <text:p>5.058756726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1050999443" calcext:value-type="float">
            <text:p>0.00141050999443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41487134695e-06" calcext:value-type="float">
            <text:p>4.41487134695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87766289788" calcext:value-type="float">
            <text:p>0.00687766289788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7389392269" calcext:value-type="float">
            <text:p>0.00017389392269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5923131601" calcext:value-type="float">
            <text:p>0.028592313160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546759989382" calcext:value-type="float">
            <text:p>0.000546759989382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6293497294" calcext:value-type="float">
            <text:p>0.042629349729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9487837539e-06" calcext:value-type="float">
            <text:p>4.94878375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0756222015" calcext:value-type="float">
            <text:p>0.0014075622201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67905945586e-06" calcext:value-type="float">
            <text:p>3.67905945586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3630532861" calcext:value-type="float">
            <text:p>0.0068363053286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64815933686" calcext:value-type="float">
            <text:p>0.00016481593368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4084209955" calcext:value-type="float">
            <text:p>0.028408420995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511067005805" calcext:value-type="float">
            <text:p>0.0005110670058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548502839" calcext:value-type="float">
            <text:p>0.0424548502839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87546843908e-06" calcext:value-type="float">
            <text:p>4.875468439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0314055872" calcext:value-type="float">
            <text:p>0.00140314055872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94324756467e-06" calcext:value-type="float">
            <text:p>2.94324756467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79454427086" calcext:value-type="float">
            <text:p>0.0067945442708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57755275572" calcext:value-type="float">
            <text:p>0.000157755275572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2241601864" calcext:value-type="float">
            <text:p>0.028224160186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474698251455" calcext:value-type="float">
            <text:p>0.00047469825145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848947131" calcext:value-type="float">
            <text:p>0.0422848947131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80215312415e-06" calcext:value-type="float">
            <text:p>4.802153124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0166667158" calcext:value-type="float">
            <text:p>0.0014016666715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20743567347e-06" calcext:value-type="float">
            <text:p>2.20743567347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5419542279" calcext:value-type="float">
            <text:p>0.0067541954227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49887685103" calcext:value-type="float">
            <text:p>0.000149887685103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8603080651" calcext:value-type="float">
            <text:p>0.027860308065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38943834172" calcext:value-type="float">
            <text:p>0.000438943834172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1206556298" calcext:value-type="float">
            <text:p>0.0421206556298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6555224944e-06" calcext:value-type="float">
            <text:p>4.65552249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9945584087" calcext:value-type="float">
            <text:p>0.0013994558408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47162378228e-06" calcext:value-type="float">
            <text:p>1.47162378228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152587844" calcext:value-type="float">
            <text:p>0.006715258784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42423560811" calcext:value-type="float">
            <text:p>0.000142423560811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5493564296" calcext:value-type="float">
            <text:p>0.0275493564296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09209920143" calcext:value-type="float">
            <text:p>0.000409209920143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9471455764" calcext:value-type="float">
            <text:p>0.041947145576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54554952212e-06" calcext:value-type="float">
            <text:p>4.545549522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987188973" calcext:value-type="float">
            <text:p>0.0013987188973</text:p>
          </table:table-cell>
          <table:table-cell office:value-type="float" office:value="1269.76" calcext:value-type="float">
            <text:p>1269.76</text:p>
          </table:table-cell>
          <table:table-cell office:value-type="float" office:value="7.35811891195e-07" calcext:value-type="float">
            <text:p>7.35811891195e-07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67874307689" calcext:value-type="float">
            <text:p>0.0066787430768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34555970341" calcext:value-type="float">
            <text:p>0.000134555970341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3404578798" calcext:value-type="float">
            <text:p>0.027340457879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8045894542" calcext:value-type="float">
            <text:p>0.00038045894542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790588573" calcext:value-type="float">
            <text:p>0.0417790588573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32560357755e-06" calcext:value-type="float">
            <text:p>4.325603577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9282334873" calcext:value-type="float">
            <text:p>0.00139282334873</text:p>
          </table:table-cell>
          <table:table-cell office:value-type="float" office:value="1302.528" calcext:value-type="float">
            <text:p>1302.5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4061341547" calcext:value-type="float">
            <text:p>0.00664061341547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27091846049" calcext:value-type="float">
            <text:p>0.000127091846049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851971047" calcext:value-type="float">
            <text:p>0.027185197104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352076572938" calcext:value-type="float">
            <text:p>0.000352076572938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611411868" calcext:value-type="float">
            <text:p>0.041611411868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21563060515e-06" calcext:value-type="float">
            <text:p>4.215630605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9061251802" calcext:value-type="float">
            <text:p>0.00139061251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59643142683" calcext:value-type="float">
            <text:p>0.0065964314268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20232921024" calcext:value-type="float">
            <text:p>0.000120232921024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0569088188" calcext:value-type="float">
            <text:p>0.027056908818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28424595869" calcext:value-type="float">
            <text:p>0.000328424595869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417860945" calcext:value-type="float">
            <text:p>0.041441786094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14231529033e-06" calcext:value-type="float">
            <text:p>4.142315290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8766474374" calcext:value-type="float">
            <text:p>0.00138766474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55850350964" calcext:value-type="float">
            <text:p>0.0065585035096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14786127622" calcext:value-type="float">
            <text:p>0.000114786127622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9423218201" calcext:value-type="float">
            <text:p>0.026942321820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05939859227" calcext:value-type="float">
            <text:p>0.000305939859227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748353441" calcext:value-type="float">
            <text:p>0.0412748353441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99568466058e-06" calcext:value-type="float">
            <text:p>3.995684660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8324308231" calcext:value-type="float">
            <text:p>0.00138324308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1613721917" calcext:value-type="float">
            <text:p>0.0065161372191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10347999665" calcext:value-type="float">
            <text:p>0.00011034799966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8289636365" calcext:value-type="float">
            <text:p>0.026828963636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83946592239" calcext:value-type="float">
            <text:p>0.000283946592239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1044033993" calcext:value-type="float">
            <text:p>0.041104403399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73908105855e-06" calcext:value-type="float">
            <text:p>3.739081058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7955836446" calcext:value-type="float">
            <text:p>0.00137955836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47538488262" calcext:value-type="float">
            <text:p>0.0064753848826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05102939352" calcext:value-type="float">
            <text:p>0.000105102939352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7151753676" calcext:value-type="float">
            <text:p>0.026715175367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64410673517" calcext:value-type="float">
            <text:p>0.000264410673517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9366098334" calcext:value-type="float">
            <text:p>0.0409366098334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66576574362e-06" calcext:value-type="float">
            <text:p>3.665765743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7439975946" calcext:value-type="float">
            <text:p>0.00137439975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3725522119" calcext:value-type="float">
            <text:p>0.0064372552211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00261345217" calcext:value-type="float">
            <text:p>0.00010026134521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6051349844" calcext:value-type="float">
            <text:p>0.026605134984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48007873835" calcext:value-type="float">
            <text:p>0.00024800787383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671306366" calcext:value-type="float">
            <text:p>0.0407671306366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40916214159e-06" calcext:value-type="float">
            <text:p>3.409162141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6997809804" calcext:value-type="float">
            <text:p>0.00136997809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5958368866" calcext:value-type="float">
            <text:p>0.00635958368866</text:p>
          </table:table-cell>
          <table:table-cell office:value-type="float" office:value="110.08" calcext:value-type="float">
            <text:p>110.08</text:p>
          </table:table-cell>
          <table:table-cell office:value-type="float" office:value="9.48145518146e-05" calcext:value-type="float">
            <text:p>9.48145518146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49908825" calcext:value-type="float">
            <text:p>0.02649908825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31175038207" calcext:value-type="float">
            <text:p>0.000231175038207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976880839" calcext:value-type="float">
            <text:p>0.0405976880839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22587385437e-06" calcext:value-type="float">
            <text:p>3.225873854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685042109" calcext:value-type="float">
            <text:p>0.0013685042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28514006397" calcext:value-type="float">
            <text:p>0.0062851400639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9.07798900353e-05" calcext:value-type="float">
            <text:p>9.07798900353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3929186341" calcext:value-type="float">
            <text:p>0.026392918634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14587937406" calcext:value-type="float">
            <text:p>0.0002145879374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4285386844" calcext:value-type="float">
            <text:p>0.0404285386844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07924322462e-06" calcext:value-type="float">
            <text:p>3.079243224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6481949304" calcext:value-type="float">
            <text:p>0.00136481949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4398423893" calcext:value-type="float">
            <text:p>0.0062439842389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8.6543495167e-05" calcext:value-type="float">
            <text:p>8.6543495167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2855816439" calcext:value-type="float">
            <text:p>0.0262855816439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00396751164" calcext:value-type="float">
            <text:p>0.000200396751164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647393309" calcext:value-type="float">
            <text:p>0.0402647393309</text:p>
          </table:table-cell>
          <table:table-cell office:value-type="float" office:value="230.4" calcext:value-type="float">
            <text:p>230.4</text:p>
          </table:table-cell>
          <table:table-cell office:value-type="float" office:value="3.0059279098e-06" calcext:value-type="float">
            <text:p>3.00592790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6039783162" calcext:value-type="float">
            <text:p>0.00136039783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1997667433" calcext:value-type="float">
            <text:p>0.0062199766743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8.27105664766e-05" calcext:value-type="float">
            <text:p>8.27105664766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789819427" calcext:value-type="float">
            <text:p>0.026178981942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87679973883" calcext:value-type="float">
            <text:p>0.000187679973883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975320714" calcext:value-type="float">
            <text:p>0.0400975320714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82263962259e-06" calcext:value-type="float">
            <text:p>2.822639622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5597617019" calcext:value-type="float">
            <text:p>0.00135597617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19556562125" calcext:value-type="float">
            <text:p>0.00619556562125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7.90793708751e-05" calcext:value-type="float">
            <text:p>7.90793708751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750241938" calcext:value-type="float">
            <text:p>0.026075024193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75761834789" calcext:value-type="float">
            <text:p>0.000175761834789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9313508481" calcext:value-type="float">
            <text:p>0.0399313508481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74932430777e-06" calcext:value-type="float">
            <text:p>2.749324307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5229145234" calcext:value-type="float">
            <text:p>0.00135229145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17256677785" calcext:value-type="float">
            <text:p>0.00617256677785</text:p>
          </table:table-cell>
          <table:table-cell office:value-type="float" office:value="115.2" calcext:value-type="float">
            <text:p>115.2</text:p>
          </table:table-cell>
          <table:table-cell office:value-type="float" office:value="7.50447090958e-05" calcext:value-type="float">
            <text:p>7.50447090958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9711278857" calcext:value-type="float">
            <text:p>0.0259711278857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64765201295" calcext:value-type="float">
            <text:p>0.00016476520129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677713596" calcext:value-type="float">
            <text:p>0.0397677713596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71266665031e-06" calcext:value-type="float">
            <text:p>2.712666650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4639590377" calcext:value-type="float">
            <text:p>0.00134639590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5239235381" calcext:value-type="float">
            <text:p>0.0061523923538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7.16152465834e-05" calcext:value-type="float">
            <text:p>7.16152465834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8682146295" calcext:value-type="float">
            <text:p>0.025868214629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54444338574" calcext:value-type="float">
            <text:p>0.000154444338574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6029093257" calcext:value-type="float">
            <text:p>0.039602909325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60269367802e-06" calcext:value-type="float">
            <text:p>2.602693678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4418507306" calcext:value-type="float">
            <text:p>0.00134418507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2798130073" calcext:value-type="float">
            <text:p>0.00612798130073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6.63701862702e-05" calcext:value-type="float">
            <text:p>6.63701862702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7683119701" calcext:value-type="float">
            <text:p>0.025768311970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4436921068" calcext:value-type="float">
            <text:p>0.00014436921068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4441302209" calcext:value-type="float">
            <text:p>0.0394441302209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49272070563e-06" calcext:value-type="float">
            <text:p>2.492720705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4050035521" calcext:value-type="float">
            <text:p>0.00134050035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0901734214" calcext:value-type="float">
            <text:p>0.0061090173421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6.31424568468e-05" calcext:value-type="float">
            <text:p>6.31424568468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6704368554" calcext:value-type="float">
            <text:p>0.025670436855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36751431052" calcext:value-type="float">
            <text:p>0.000136751431052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88026139" calcext:value-type="float">
            <text:p>0.03928802613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38274773334e-06" calcext:value-type="float">
            <text:p>2.382747733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3165703236" calcext:value-type="float">
            <text:p>0.00133165703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09065861626" calcext:value-type="float">
            <text:p>0.0060906586162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6.1326859046e-05" calcext:value-type="float">
            <text:p>6.1326859046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721930962" calcext:value-type="float">
            <text:p>0.025572193096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28949350305" calcext:value-type="float">
            <text:p>0.0001289493503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1325450077" calcext:value-type="float">
            <text:p>0.039132545007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34609007588e-06" calcext:value-type="float">
            <text:p>2.346090075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2576148379" calcext:value-type="float">
            <text:p>0.00132576148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07149291343" calcext:value-type="float">
            <text:p>0.00607149291343</text:p>
          </table:table-cell>
          <table:table-cell office:value-type="float" office:value="120.32" calcext:value-type="float">
            <text:p>120.32</text:p>
          </table:table-cell>
          <table:table-cell office:value-type="float" office:value="5.74939303557e-05" calcext:value-type="float">
            <text:p>5.74939303557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695870438" calcext:value-type="float">
            <text:p>0.0254695870438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21454438091" calcext:value-type="float">
            <text:p>0.000121454438091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793724579" calcext:value-type="float">
            <text:p>0.0389793724579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27277476106e-06" calcext:value-type="float">
            <text:p>2.272774761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154442738" calcext:value-type="float">
            <text:p>0.0013154442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0523272106" calcext:value-type="float">
            <text:p>0.0060523272106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42662009322e-05" calcext:value-type="float">
            <text:p>5.42662009322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678411619" calcext:value-type="float">
            <text:p>0.025367841161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06894649609" calcext:value-type="float">
            <text:p>0.000106894649609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8256502459" calcext:value-type="float">
            <text:p>0.038825650245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16280178877e-06" calcext:value-type="float">
            <text:p>2.162801788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0807483809" calcext:value-type="float">
            <text:p>0.00130807483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3417022897" calcext:value-type="float">
            <text:p>0.0060341702289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5.16436707756e-05" calcext:value-type="float">
            <text:p>5.16436707756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740825775" calcext:value-type="float">
            <text:p>0.0252740825775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9.52836790484e-05" calcext:value-type="float">
            <text:p>9.52836790484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737235972" calcext:value-type="float">
            <text:p>0.0386737235972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05282881649e-06" calcext:value-type="float">
            <text:p>2.052828816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0217928953" calcext:value-type="float">
            <text:p>0.00130217928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1540801461" calcext:value-type="float">
            <text:p>0.00601540801461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88194075301e-05" calcext:value-type="float">
            <text:p>4.88194075301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770676333" calcext:value-type="float">
            <text:p>0.025177067633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62529241676e-05" calcext:value-type="float">
            <text:p>8.62529241676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5238856651" calcext:value-type="float">
            <text:p>0.0385238856651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1.94285584409e-06" calcext:value-type="float">
            <text:p>1.942855844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9702068453" calcext:value-type="float">
            <text:p>0.00129702068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599664580026" calcext:value-type="float">
            <text:p>0.0059966458002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4.66003435514e-05" calcext:value-type="float">
            <text:p>4.66003435514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0728641214" calcext:value-type="float">
            <text:p>0.0250728641214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75293378202e-05" calcext:value-type="float">
            <text:p>7.75293378202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739378006" calcext:value-type="float">
            <text:p>0.0383739378006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86954052928e-06" calcext:value-type="float">
            <text:p>1.869540529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9186207954" calcext:value-type="float">
            <text:p>0.00129186207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597667312046" calcext:value-type="float">
            <text:p>0.00597667312046</text:p>
          </table:table-cell>
          <table:table-cell office:value-type="float" office:value="125.44" calcext:value-type="float">
            <text:p>125.44</text:p>
          </table:table-cell>
          <table:table-cell office:value-type="float" office:value="4.39778133948e-05" calcext:value-type="float">
            <text:p>4.39778133948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9727771397" calcext:value-type="float">
            <text:p>0.024972777139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7.07101963796e-05" calcext:value-type="float">
            <text:p>7.07101963796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2284971666" calcext:value-type="float">
            <text:p>0.0382284971666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75956755699e-06" calcext:value-type="float">
            <text:p>1.759567556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8301875669" calcext:value-type="float">
            <text:p>0.00128301875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595710392915" calcext:value-type="float">
            <text:p>0.0059571039291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27674148611e-05" calcext:value-type="float">
            <text:p>4.27674148611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793871998" calcext:value-type="float">
            <text:p>0.024879387199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6.35838864056e-05" calcext:value-type="float">
            <text:p>6.35838864056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839359922" calcext:value-type="float">
            <text:p>0.038083935992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6495945846e-06" calcext:value-type="float">
            <text:p>1.64959458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7859709526" calcext:value-type="float">
            <text:p>0.00127859709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3854345904" calcext:value-type="float">
            <text:p>0.00593854345904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4.17587494163e-05" calcext:value-type="float">
            <text:p>4.17587494163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757980954" calcext:value-type="float">
            <text:p>0.0247757980954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74405157384e-05" calcext:value-type="float">
            <text:p>5.74405157384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9393748178" calcext:value-type="float">
            <text:p>0.0379393748178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50296395485e-06" calcext:value-type="float">
            <text:p>1.502963954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7343849027" calcext:value-type="float">
            <text:p>0.00127343849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1897426772" calcext:value-type="float">
            <text:p>0.0059189742677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4.03466177935e-05" calcext:value-type="float">
            <text:p>4.03466177935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787831512" calcext:value-type="float">
            <text:p>0.024678783151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22186506713e-05" calcext:value-type="float">
            <text:p>5.22186506713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970489366" calcext:value-type="float">
            <text:p>0.0377970489366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42964864003e-06" calcext:value-type="float">
            <text:p>1.429648640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6606905456" calcext:value-type="float">
            <text:p>0.00126606905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0142251881" calcext:value-type="float">
            <text:p>0.0059014225188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75223545479e-05" calcext:value-type="float">
            <text:p>3.75223545479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794334585" calcext:value-type="float">
            <text:p>0.0245794334585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83483271509e-05" calcext:value-type="float">
            <text:p>4.83483271509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652927492" calcext:value-type="float">
            <text:p>0.03765292749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28301801028e-06" calcext:value-type="float">
            <text:p>1.283018010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6164739314" calcext:value-type="float">
            <text:p>0.00126164739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88165158326" calcext:value-type="float">
            <text:p>0.00588165158326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59084898361e-05" calcext:value-type="float">
            <text:p>3.5908489836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806367326" calcext:value-type="float">
            <text:p>0.024480636732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42322688039e-05" calcext:value-type="float">
            <text:p>4.42322688039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5115543588" calcext:value-type="float">
            <text:p>0.0375115543588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09972972306e-06" calcext:value-type="float">
            <text:p>1.099729723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5575184457" calcext:value-type="float">
            <text:p>0.00125575184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6067018226" calcext:value-type="float">
            <text:p>0.00586067018226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32859596796e-05" calcext:value-type="float">
            <text:p>3.32859596796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3736683869" calcext:value-type="float">
            <text:p>0.024373668386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98090419236e-05" calcext:value-type="float">
            <text:p>3.98090419236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723432304" calcext:value-type="float">
            <text:p>0.0373723432304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06307206571e-06" calcext:value-type="float">
            <text:p>1.063072065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4617157815" calcext:value-type="float">
            <text:p>0.00124617157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3726785038" calcext:value-type="float">
            <text:p>0.00583726785038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3.1066895701e-05" calcext:value-type="float">
            <text:p>3.1066895701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762847983" calcext:value-type="float">
            <text:p>0.024276284798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66144891766e-05" calcext:value-type="float">
            <text:p>3.66144891766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2294676869" calcext:value-type="float">
            <text:p>0.0372294676869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9.16441435961e-07" calcext:value-type="float">
            <text:p>9.164414359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3659131173" calcext:value-type="float">
            <text:p>0.00123659131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1406726274" calcext:value-type="float">
            <text:p>0.0058140672627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88478317223e-05" calcext:value-type="float">
            <text:p>2.88478317223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736173051" calcext:value-type="float">
            <text:p>0.0241736173051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3.36656712563e-05" calcext:value-type="float">
            <text:p>3.36656712563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886075717" calcext:value-type="float">
            <text:p>0.0370886075717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7.69810806212e-07" calcext:value-type="float">
            <text:p>7.698108062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3143270673" calcext:value-type="float">
            <text:p>0.00123143270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79268237326" calcext:value-type="float">
            <text:p>0.00579268237326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54183692099e-05" calcext:value-type="float">
            <text:p>2.54183692099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715642194" calcext:value-type="float">
            <text:p>0.0240715642194</text:p>
          </table:table-cell>
          <table:table-cell office:value-type="float" office:value="158.72" calcext:value-type="float">
            <text:p>158.72</text:p>
          </table:table-cell>
          <table:table-cell office:value-type="float" office:value="3.07168533361e-05" calcext:value-type="float">
            <text:p>3.07168533361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9436066675" calcext:value-type="float">
            <text:p>0.0369436066675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6.96495491281e-07" calcext:value-type="float">
            <text:p>6.964954912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2332632746" calcext:value-type="float">
            <text:p>0.00122332632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76847306442" calcext:value-type="float">
            <text:p>0.0057684730644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36027714092e-05" calcext:value-type="float">
            <text:p>2.3602771409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9706170673" calcext:value-type="float">
            <text:p>0.023970617067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77066017091e-05" calcext:value-type="float">
            <text:p>2.77066017091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8029664173" calcext:value-type="float">
            <text:p>0.0368029664173</text:p>
          </table:table-cell>
          <table:table-cell office:value-type="float" office:value="296.96" calcext:value-type="float">
            <text:p>296.96</text:p>
          </table:table-cell>
          <table:table-cell office:value-type="float" office:value="6.23180176462e-07" calcext:value-type="float">
            <text:p>6.231801764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1816772246" calcext:value-type="float">
            <text:p>0.00121816772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4607945374" calcext:value-type="float">
            <text:p>0.0057460794537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19889066975e-05" calcext:value-type="float">
            <text:p>2.19889066975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8674580481" calcext:value-type="float">
            <text:p>0.0238674580481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46349163755e-05" calcext:value-type="float">
            <text:p>2.46349163755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64744681" calcext:value-type="float">
            <text:p>0.036664744681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5.49864861532e-07" calcext:value-type="float">
            <text:p>5.498648615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1079828675" calcext:value-type="float">
            <text:p>0.00121079828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2227363338" calcext:value-type="float">
            <text:p>0.0057222736333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05767750747e-05" calcext:value-type="float">
            <text:p>2.05767750747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7656507254" calcext:value-type="float">
            <text:p>0.0237656507254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2.25461703487e-05" calcext:value-type="float">
            <text:p>2.25461703487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5245075164" calcext:value-type="float">
            <text:p>0.0365245075164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5.13207204067e-07" calcext:value-type="float">
            <text:p>5.132072040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9974413319" calcext:value-type="float">
            <text:p>0.00119974413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0048525542" calcext:value-type="float">
            <text:p>0.0057004852554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91646434519e-05" calcext:value-type="float">
            <text:p>1.91646434519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660587043" calcext:value-type="float">
            <text:p>0.023660587043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2.01502557885e-05" calcext:value-type="float">
            <text:p>2.01502557885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865789332" calcext:value-type="float">
            <text:p>0.0363865789332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4.76549546713e-07" calcext:value-type="float">
            <text:p>4.765495467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9532247177" calcext:value-type="float">
            <text:p>0.00119532247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67930211018" calcext:value-type="float">
            <text:p>0.00567930211018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8155978007e-05" calcext:value-type="float">
            <text:p>1.8155978007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5587797203" calcext:value-type="float">
            <text:p>0.0235587797203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81229434683e-05" calcext:value-type="float">
            <text:p>1.81229434683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244253052" calcext:value-type="float">
            <text:p>0.036244253052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29918916964e-07" calcext:value-type="float">
            <text:p>3.299189169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8353137464" calcext:value-type="float">
            <text:p>0.00118353137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65872419767" calcext:value-type="float">
            <text:p>0.00565872419767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77525118291e-05" calcext:value-type="float">
            <text:p>1.77525118291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4566651939" calcext:value-type="float">
            <text:p>0.0234566651939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69557030415e-05" calcext:value-type="float">
            <text:p>1.69557030415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9618365828" calcext:value-type="float">
            <text:p>0.0359618365828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93261259499e-07" calcext:value-type="float">
            <text:p>2.932612594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7616193893" calcext:value-type="float">
            <text:p>0.00117616193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3854977363" calcext:value-type="float">
            <text:p>0.00563854977363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69455794733e-05" calcext:value-type="float">
            <text:p>1.69455794733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354919312" calcext:value-type="float">
            <text:p>0.02335491931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48669570147e-05" calcext:value-type="float">
            <text:p>1.48669570147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786872306" calcext:value-type="float">
            <text:p>0.0356786872306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56603602034e-07" calcext:value-type="float">
            <text:p>2.566036020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6805555965" calcext:value-type="float">
            <text:p>0.00116805555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1777011688" calcext:value-type="float">
            <text:p>0.0056177701168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61386471174e-05" calcext:value-type="float">
            <text:p>1.61386471174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2610378461" calcext:value-type="float">
            <text:p>0.0232610378461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38840177079e-05" calcext:value-type="float">
            <text:p>1.38840177079e-05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976632392" calcext:value-type="float">
            <text:p>0.0353976632392</text:p>
          </table:table-cell>
          <table:table-cell office:value-type="float" office:value="337.92" calcext:value-type="float">
            <text:p>337.92</text:p>
          </table:table-cell>
          <table:table-cell office:value-type="float" office:value="2.19945944568e-07" calcext:value-type="float">
            <text:p>2.199459445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6289695465" calcext:value-type="float">
            <text:p>0.00116289695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594367785" calcext:value-type="float">
            <text:p>0.00559436778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57351809394e-05" calcext:value-type="float">
            <text:p>1.57351809394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1596606087" calcext:value-type="float">
            <text:p>0.023159660608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21638739211e-05" calcext:value-type="float">
            <text:p>1.21638739211e-05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109896724" calcext:value-type="float">
            <text:p>0.035109896724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83288287214e-07" calcext:value-type="float">
            <text:p>1.8328828721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5700140609" calcext:value-type="float">
            <text:p>0.00115700140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56955324343" calcext:value-type="float">
            <text:p>0.0055695532434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53317147615e-05" calcext:value-type="float">
            <text:p>1.53317147615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061293968" calcext:value-type="float">
            <text:p>0.023061293968</text:p>
          </table:table-cell>
          <table:table-cell office:value-type="float" office:value="179.2" calcext:value-type="float">
            <text:p>179.2</text:p>
          </table:table-cell>
          <table:table-cell office:value-type="float" office:value="1.0873766081e-05" calcext:value-type="float">
            <text:p>1.0873766081e-05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820737731" calcext:value-type="float">
            <text:p>0.03482073773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46630629749e-07" calcext:value-type="float">
            <text:p>1.466306297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5184280109" calcext:value-type="float">
            <text:p>0.00115184280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4877358668" calcext:value-type="float">
            <text:p>0.00554877358668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51299816725e-05" calcext:value-type="float">
            <text:p>1.51299816725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9596095268" calcext:value-type="float">
            <text:p>0.0229596095268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9.2764897075e-06" calcext:value-type="float">
            <text:p>9.2764897075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5293068008" calcext:value-type="float">
            <text:p>0.0345293068008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09972972284e-07" calcext:value-type="float">
            <text:p>1.099729722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466841961" calcext:value-type="float">
            <text:p>0.0011466841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2456427783" calcext:value-type="float">
            <text:p>0.0055245642778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47265154946e-05" calcext:value-type="float">
            <text:p>1.47265154946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8629017864" calcext:value-type="float">
            <text:p>0.022862901786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8.60071893405e-06" calcext:value-type="float">
            <text:p>8.60071893405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2345412528" calcext:value-type="float">
            <text:p>0.0342345412528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7.33153148191e-08" calcext:value-type="float">
            <text:p>7.3315314819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415255911" calcext:value-type="float">
            <text:p>0.0011415255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49934624779" calcext:value-type="float">
            <text:p>0.0054993462477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5247824056e-05" calcext:value-type="float">
            <text:p>1.45247824056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619546342" calcext:value-type="float">
            <text:p>0.022761954634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80208074735e-06" calcext:value-type="float">
            <text:p>7.80208074735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9414613357" calcext:value-type="float">
            <text:p>0.0339414613357</text:p>
          </table:table-cell>
          <table:table-cell office:value-type="float" office:value="552.96" calcext:value-type="float">
            <text:p>552.96</text:p>
          </table:table-cell>
          <table:table-cell office:value-type="float" office:value="3.66576574651e-08" calcext:value-type="float">
            <text:p>3.6657657465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3636698611" calcext:value-type="float">
            <text:p>0.00113636698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47453170623" calcext:value-type="float">
            <text:p>0.00547453170623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43230493167e-05" calcext:value-type="float">
            <text:p>1.43230493167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6640180788" calcext:value-type="float">
            <text:p>0.022664018078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24917738726e-06" calcext:value-type="float">
            <text:p>7.24917738726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6350063037" calcext:value-type="float">
            <text:p>0.0336350063037</text:p>
          </table:table-cell>
          <table:table-cell office:value-type="float" office:value="692.224" calcext:value-type="float">
            <text:p>692.2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3341921182" calcext:value-type="float">
            <text:p>0.00113341921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5173460707" calcext:value-type="float">
            <text:p>0.00545173460707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39195831388e-05" calcext:value-type="float">
            <text:p>1.39195831388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5706281389" calcext:value-type="float">
            <text:p>0.0225706281389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6348403206e-06" calcext:value-type="float">
            <text:p>6.6348403206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3253265864" calcext:value-type="float">
            <text:p>0.0333253265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2826060683" calcext:value-type="float">
            <text:p>0.00112826060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2913925215" calcext:value-type="float">
            <text:p>0.00542913925215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37178500498e-05" calcext:value-type="float">
            <text:p>1.37178500498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780983695" calcext:value-type="float">
            <text:p>0.0224780983695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14337066718e-06" calcext:value-type="float">
            <text:p>6.14337066718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30165629729" calcext:value-type="float">
            <text:p>0.0330165629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2752366326" calcext:value-type="float">
            <text:p>0.00112752366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0916657235" calcext:value-type="float">
            <text:p>0.00540916657235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35161169608e-05" calcext:value-type="float">
            <text:p>1.35161169608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839096998" calcext:value-type="float">
            <text:p>0.022383909699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65190101387e-06" calcext:value-type="float">
            <text:p>5.65190101387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709668211" calcext:value-type="float">
            <text:p>0.032709668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238389454" calcext:value-type="float">
            <text:p>0.0011238389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38616772895" calcext:value-type="float">
            <text:p>0.00538616772895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31126507829e-05" calcext:value-type="float">
            <text:p>1.31126507829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928545084" calcext:value-type="float">
            <text:p>0.022292854508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46759989384e-06" calcext:value-type="float">
            <text:p>5.46759989384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90570947" calcext:value-type="float">
            <text:p>0.032390570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2015422755" calcext:value-type="float">
            <text:p>0.00112015422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36720377036" calcext:value-type="float">
            <text:p>0.00536720377036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1.2910917694e-05" calcext:value-type="float">
            <text:p>1.2910917694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2041340654" calcext:value-type="float">
            <text:p>0.0222041340654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16043136045e-06" calcext:value-type="float">
            <text:p>5.16043136045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725730075" calcext:value-type="float">
            <text:p>0.0320725730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1941728398" calcext:value-type="float">
            <text:p>0.00111941728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474328348" calcext:value-type="float">
            <text:p>0.0053474328348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1.27091846049e-05" calcext:value-type="float">
            <text:p>1.27091846049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1095767513" calcext:value-type="float">
            <text:p>0.0221095767513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85326282706e-06" calcext:value-type="float">
            <text:p>4.85326282706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469897288" calcext:value-type="float">
            <text:p>0.0317469897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1204784827" calcext:value-type="float">
            <text:p>0.00111204784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2725841077" calcext:value-type="float">
            <text:p>0.00532725841077</text:p>
          </table:table-cell>
          <table:table-cell office:value-type="float" office:value="209.92" calcext:value-type="float">
            <text:p>209.92</text:p>
          </table:table-cell>
          <table:table-cell office:value-type="float" office:value="1.25074515159e-05" calcext:value-type="float">
            <text:p>1.25074515159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0230681753" calcext:value-type="float">
            <text:p>0.022023068175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60752800036e-06" calcext:value-type="float">
            <text:p>4.60752800036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4277092441" calcext:value-type="float">
            <text:p>0.0314277092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0688924328" calcext:value-type="float">
            <text:p>0.00110688924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0809270793" calcext:value-type="float">
            <text:p>0.00530809270793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1.2305718427e-05" calcext:value-type="float">
            <text:p>1.2305718427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366210402" calcext:value-type="float">
            <text:p>0.0219366210402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36179317376e-06" calcext:value-type="float">
            <text:p>4.36179317376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1046177676" calcext:value-type="float">
            <text:p>0.0311046177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0320452542" calcext:value-type="float">
            <text:p>0.00110320452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28569909726" calcext:value-type="float">
            <text:p>0.00528569909726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1.2103985338e-05" calcext:value-type="float">
            <text:p>1.2103985338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847962038" calcext:value-type="float">
            <text:p>0.021847962038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11605834705e-06" calcext:value-type="float">
            <text:p>4.11605834705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79547507" calcext:value-type="float">
            <text:p>0.030779547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09730897686" calcext:value-type="float">
            <text:p>0.00109730897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6572641746" calcext:value-type="float">
            <text:p>0.00526572641746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1.19022522491e-05" calcext:value-type="float">
            <text:p>1.19022522491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61207699" calcext:value-type="float">
            <text:p>0.021761207699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05462464037e-06" calcext:value-type="float">
            <text:p>4.05462464037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45865871" calcext:value-type="float">
            <text:p>0.030445865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9215037186" calcext:value-type="float">
            <text:p>0.00109215037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4595548191" calcext:value-type="float">
            <text:p>0.00524595548191</text:p>
          </table:table-cell>
          <table:table-cell office:value-type="float" office:value="220.16" calcext:value-type="float">
            <text:p>220.16</text:p>
          </table:table-cell>
          <table:table-cell office:value-type="float" office:value="1.17005191601e-05" calcext:value-type="float">
            <text:p>1.17005191601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740847156" calcext:value-type="float">
            <text:p>0.0216740847156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99319093369e-06" calcext:value-type="float">
            <text:p>3.99319093369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122627818" calcext:value-type="float">
            <text:p>0.030122627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862548233" calcext:value-type="float">
            <text:p>0.0010862548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3062291964" calcext:value-type="float">
            <text:p>0.0052306229196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1.14987860711e-05" calcext:value-type="float">
            <text:p>1.14987860711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903409734" calcext:value-type="float">
            <text:p>0.0215903409734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93175722702e-06" calcext:value-type="float">
            <text:p>3.93175722702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853550553" calcext:value-type="float">
            <text:p>0.0297853550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8183316187" calcext:value-type="float">
            <text:p>0.00108183316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07422332" calcext:value-type="float">
            <text:p>0.005207422332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1.12970529822e-05" calcext:value-type="float">
            <text:p>1.12970529822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5081946907" calcext:value-type="float">
            <text:p>0.0215081946907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74745610698e-06" calcext:value-type="float">
            <text:p>3.74745610698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4520765049" calcext:value-type="float">
            <text:p>0.0294520765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7446372616" calcext:value-type="float">
            <text:p>0.00107446372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18866011765" calcext:value-type="float">
            <text:p>0.0051886601176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1.08935868043e-05" calcext:value-type="float">
            <text:p>1.08935868043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4192899256" calcext:value-type="float">
            <text:p>0.0214192899256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68602240031e-06" calcext:value-type="float">
            <text:p>3.68602240031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1248808836" calcext:value-type="float">
            <text:p>0.0291248808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685681776" calcext:value-type="float">
            <text:p>0.0010685681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16788046089" calcext:value-type="float">
            <text:p>0.00516788046089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1.06918537153e-05" calcext:value-type="float">
            <text:p>1.06918537153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3323512644" calcext:value-type="float">
            <text:p>0.0213323512644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62458869363e-06" calcext:value-type="float">
            <text:p>3.62458869363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966592261" calcext:value-type="float">
            <text:p>0.0287966592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6267262903" calcext:value-type="float">
            <text:p>0.00106267262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5053045622" calcext:value-type="float">
            <text:p>0.00515053045622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1.02883875374e-05" calcext:value-type="float">
            <text:p>1.02883875374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44490992" calcext:value-type="float">
            <text:p>0.021244490992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50172128027e-06" calcext:value-type="float">
            <text:p>3.50172128027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701598436" calcext:value-type="float">
            <text:p>0.0284701598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5530319332" calcext:value-type="float">
            <text:p>0.00105530319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3358394003" calcext:value-type="float">
            <text:p>0.00513358394003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00866544483e-05" calcext:value-type="float">
            <text:p>1.00866544483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663128171" calcext:value-type="float">
            <text:p>0.0210663128171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37885386692e-06" calcext:value-type="float">
            <text:p>3.37885386692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1485707774" calcext:value-type="float">
            <text:p>0.0281485707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4645987047" calcext:value-type="float">
            <text:p>0.00104645987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144182372" calcext:value-type="float">
            <text:p>0.0051144182372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9.48145518143e-06" calcext:value-type="float">
            <text:p>9.48145518143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93848632" calcext:value-type="float">
            <text:p>0.020893848632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31742016024e-06" calcext:value-type="float">
            <text:p>3.31742016024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8317820948" calcext:value-type="float">
            <text:p>0.0278317820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331948862" calcext:value-type="float">
            <text:p>0.0010331948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09464730164" calcext:value-type="float">
            <text:p>0.00509464730164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8.87625591461e-06" calcext:value-type="float">
            <text:p>8.87625591461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7130285049" calcext:value-type="float">
            <text:p>0.0207130285049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25598645368e-06" calcext:value-type="float">
            <text:p>3.25598645368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5194273545" calcext:value-type="float">
            <text:p>0.0275194273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2582545049" calcext:value-type="float">
            <text:p>0.00102582545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07608683153" calcext:value-type="float">
            <text:p>0.00507608683153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8.6745228256e-06" calcext:value-type="float">
            <text:p>8.6745228256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538291012" calcext:value-type="float">
            <text:p>0.020538291012</text:p>
          </table:table-cell>
          <table:table-cell office:value-type="float" office:value="230.4" calcext:value-type="float">
            <text:p>230.4</text:p>
          </table:table-cell>
          <table:table-cell office:value-type="float" office:value="3.13311904032e-06" calcext:value-type="float">
            <text:p>3.13311904032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2106270968" calcext:value-type="float">
            <text:p>0.0272106270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155082405" calcext:value-type="float">
            <text:p>0.0010155082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6035078078" calcext:value-type="float">
            <text:p>0.00506035078078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8.27105664769e-06" calcext:value-type="float">
            <text:p>8.27105664769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573480034" calcext:value-type="float">
            <text:p>0.0203573480034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07168533364e-06" calcext:value-type="float">
            <text:p>3.07168533364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9067737995" calcext:value-type="float">
            <text:p>0.0269067737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98558538376" calcext:value-type="float">
            <text:p>0.00099855853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4421124155" calcext:value-type="float">
            <text:p>0.00504421124155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8.06932355868e-06" calcext:value-type="float">
            <text:p>8.06932355868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751147391" calcext:value-type="float">
            <text:p>0.0201751147391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01025162697e-06" calcext:value-type="float">
            <text:p>3.01025162697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6039098942" calcext:value-type="float">
            <text:p>0.0266039098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80134949107" calcext:value-type="float">
            <text:p>0.000980134949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2726472536" calcext:value-type="float">
            <text:p>0.00502726472536</text:p>
          </table:table-cell>
          <table:table-cell office:value-type="float" office:value="261.12" calcext:value-type="float">
            <text:p>261.12</text:p>
          </table:table-cell>
          <table:table-cell office:value-type="float" office:value="7.86759046978e-06" calcext:value-type="float">
            <text:p>7.86759046978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938645267" calcext:value-type="float">
            <text:p>0.019993864526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94881792029e-06" calcext:value-type="float">
            <text:p>2.94881792029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969051999" calcext:value-type="float">
            <text:p>0.0262969051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65396077692" calcext:value-type="float">
            <text:p>0.000965396077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1132693037" calcext:value-type="float">
            <text:p>0.00501132693037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7.46412429176e-06" calcext:value-type="float">
            <text:p>7.46412429176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8094808361" calcext:value-type="float">
            <text:p>0.019809480836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76451680026e-06" calcext:value-type="float">
            <text:p>2.76451680026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936015649" calcext:value-type="float">
            <text:p>0.0259936015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4402471414" calcext:value-type="float">
            <text:p>0.00094402471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499054727362" calcext:value-type="float">
            <text:p>0.0049905472736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6.85892502494e-06" calcext:value-type="float">
            <text:p>6.85892502494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23253923" calcext:value-type="float">
            <text:p>0.019623253923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70308309358e-06" calcext:value-type="float">
            <text:p>2.70308309358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983962871" calcext:value-type="float">
            <text:p>0.0256983962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28548899154" calcext:value-type="float">
            <text:p>0.000928548899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4918970435" calcext:value-type="float">
            <text:p>0.00494918970435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6.65719193593e-06" calcext:value-type="float">
            <text:p>6.65719193593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310672572" calcext:value-type="float">
            <text:p>0.0194310672572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6416493869e-06" calcext:value-type="float">
            <text:p>2.6416493869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4050965051" calcext:value-type="float">
            <text:p>0.0254050965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06440592031" calcext:value-type="float">
            <text:p>0.000906440592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0702515811" calcext:value-type="float">
            <text:p>0.0049070251581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6.45545884692e-06" calcext:value-type="float">
            <text:p>6.45545884692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451475478" calcext:value-type="float">
            <text:p>0.0192451475478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51878197355e-06" calcext:value-type="float">
            <text:p>2.51878197355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1056038617" calcext:value-type="float">
            <text:p>0.0251056038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87280059191" calcext:value-type="float">
            <text:p>0.000887280059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86970247365" calcext:value-type="float">
            <text:p>0.00486970247365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6.05199266901e-06" calcext:value-type="float">
            <text:p>6.05199266901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562786825" calcext:value-type="float">
            <text:p>0.019056278682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45734826687e-06" calcext:value-type="float">
            <text:p>2.45734826687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8059279975" calcext:value-type="float">
            <text:p>0.0248059279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71067300635" calcext:value-type="float">
            <text:p>0.000871067300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3116932374" calcext:value-type="float">
            <text:p>0.00483116932374</text:p>
          </table:table-cell>
          <table:table-cell office:value-type="float" office:value="296.96" calcext:value-type="float">
            <text:p>296.96</text:p>
          </table:table-cell>
          <table:table-cell office:value-type="float" office:value="5.6485264911e-06" calcext:value-type="float">
            <text:p>5.6485264911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630475239" calcext:value-type="float">
            <text:p>0.0188630475239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33448085352e-06" calcext:value-type="float">
            <text:p>2.33448085352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5162193424" calcext:value-type="float">
            <text:p>0.0245162193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50432880653" calcext:value-type="float">
            <text:p>0.000850432880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78839954478" calcext:value-type="float">
            <text:p>0.00478839954478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4.63986104626e-06" calcext:value-type="float">
            <text:p>4.63986104626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628735605" calcext:value-type="float">
            <text:p>0.0186628735605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27304714684e-06" calcext:value-type="float">
            <text:p>2.27304714684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2358549456" calcext:value-type="float">
            <text:p>0.0242358549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35694009238" calcext:value-type="float">
            <text:p>0.000835694009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4845418519" calcext:value-type="float">
            <text:p>0.00474845418519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4.43812795725e-06" calcext:value-type="float">
            <text:p>4.43812795725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622080712" calcext:value-type="float">
            <text:p>0.0184622080712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21161344016e-06" calcext:value-type="float">
            <text:p>2.21161344016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9602176443" calcext:value-type="float">
            <text:p>0.0239602176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2758762996" calcext:value-type="float">
            <text:p>0.00082758762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064913832" calcext:value-type="float">
            <text:p>0.0047064913832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4.23639486835e-06" calcext:value-type="float">
            <text:p>4.23639486835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2589620704" calcext:value-type="float">
            <text:p>0.0182589620704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15017973348e-06" calcext:value-type="float">
            <text:p>2.15017973348e-06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851666494" calcext:value-type="float">
            <text:p>0.0236851666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1800736354" calcext:value-type="float">
            <text:p>0.00081800736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6625111388" calcext:value-type="float">
            <text:p>0.0046625111388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3.83292869033e-06" calcext:value-type="float">
            <text:p>3.83292869033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544872545" calcext:value-type="float">
            <text:p>0.0180544872545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02731232013e-06" calcext:value-type="float">
            <text:p>2.02731232013e-06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4149893265" calcext:value-type="float">
            <text:p>0.0234149893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0769015355" calcext:value-type="float">
            <text:p>0.00080769015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1732042896" calcext:value-type="float">
            <text:p>0.0046173204289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3.42946251242e-06" calcext:value-type="float">
            <text:p>3.42946251242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474319272" calcext:value-type="float">
            <text:p>0.017847431927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90444490689e-06" calcext:value-type="float">
            <text:p>1.90444490689e-06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1535333115" calcext:value-type="float">
            <text:p>0.0231535333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00320717842" calcext:value-type="float">
            <text:p>0.000800320717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57011227672" calcext:value-type="float">
            <text:p>0.0045701122767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3.22772942352e-06" calcext:value-type="float">
            <text:p>3.22772942352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389020218" calcext:value-type="float">
            <text:p>0.0176389020218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84301120021e-06" calcext:value-type="float">
            <text:p>1.84301120021e-06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9087137408" calcext:value-type="float">
            <text:p>0.0229087137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90003507851" calcext:value-type="float">
            <text:p>0.000790003507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2330761296" calcext:value-type="float">
            <text:p>0.0045233076129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3.0259963345e-06" calcext:value-type="float">
            <text:p>3.0259963345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340585615" calcext:value-type="float">
            <text:p>0.0174340585615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78157749353e-06" calcext:value-type="float">
            <text:p>1.78157749353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6730185637" calcext:value-type="float">
            <text:p>0.0226730185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82634072144" calcext:value-type="float">
            <text:p>0.000782634072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4765029492" calcext:value-type="float">
            <text:p>0.0044765029492</text:p>
          </table:table-cell>
          <table:table-cell office:value-type="float" office:value="337.92" calcext:value-type="float">
            <text:p>337.92</text:p>
          </table:table-cell>
          <table:table-cell office:value-type="float" office:value="2.82426324549e-06" calcext:value-type="float">
            <text:p>2.82426324549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263888267" calcext:value-type="float">
            <text:p>0.0172263888267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65871008018e-06" calcext:value-type="float">
            <text:p>1.65871008018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4461179828" calcext:value-type="float">
            <text:p>0.0224461179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77475467149" calcext:value-type="float">
            <text:p>0.000777475467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2808433151" calcext:value-type="float">
            <text:p>0.0044280843315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2.62253015659e-06" calcext:value-type="float">
            <text:p>2.62253015659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226512998" calcext:value-type="float">
            <text:p>0.0170226512998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5972763735e-06" calcext:value-type="float">
            <text:p>1.5972763735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2220756456" calcext:value-type="float">
            <text:p>0.0222220756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73053805724" calcext:value-type="float">
            <text:p>0.000773053805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37583257326" calcext:value-type="float">
            <text:p>0.00437583257326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21906397868e-06" calcext:value-type="float">
            <text:p>2.21906397868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16947669" calcext:value-type="float">
            <text:p>0.016816947669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47440896014e-06" calcext:value-type="float">
            <text:p>1.47440896014e-06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20110053378" calcext:value-type="float">
            <text:p>0.0220110053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67158257158" calcext:value-type="float">
            <text:p>0.000767158257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2680872286" calcext:value-type="float">
            <text:p>0.00432680872286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2.01733088967e-06" calcext:value-type="float">
            <text:p>2.01733088967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096465787" calcext:value-type="float">
            <text:p>0.0166096465787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41297525347e-06" calcext:value-type="float">
            <text:p>1.41297525347e-06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8208954841" calcext:value-type="float">
            <text:p>0.0218208954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62736595733" calcext:value-type="float">
            <text:p>0.000762736595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27092556828" calcext:value-type="float">
            <text:p>0.00427092556828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61386471176e-06" calcext:value-type="float">
            <text:p>1.61386471176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4062776963" calcext:value-type="float">
            <text:p>0.0164062776963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35154154679e-06" calcext:value-type="float">
            <text:p>1.35154154679e-06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6542012427" calcext:value-type="float">
            <text:p>0.0216542012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56104103597" calcext:value-type="float">
            <text:p>0.000756104103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140336925" calcext:value-type="float">
            <text:p>0.0042140336925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41213162275e-06" calcext:value-type="float">
            <text:p>1.41213162275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135995045" calcext:value-type="float">
            <text:p>0.0162135995045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1.16724042676e-06" calcext:value-type="float">
            <text:p>1.16724042676e-06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4966313948" calcext:value-type="float">
            <text:p>0.0214966313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8734667889" calcext:value-type="float">
            <text:p>0.000748734667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15209821071" calcext:value-type="float">
            <text:p>0.00415209821071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21039853385e-06" calcext:value-type="float">
            <text:p>1.21039853385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255908096" calcext:value-type="float">
            <text:p>0.0160255908096</text:p>
          </table:table-cell>
          <table:table-cell office:value-type="float" office:value="358.4" calcext:value-type="float">
            <text:p>358.4</text:p>
          </table:table-cell>
          <table:table-cell office:value-type="float" office:value="1.0443730134e-06" calcext:value-type="float">
            <text:p>1.0443730134e-06</text:p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3443383047" calcext:value-type="float">
            <text:p>0.0213443383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45786893606" calcext:value-type="float">
            <text:p>0.000745786893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0895574962" calcext:value-type="float">
            <text:p>0.0040895574962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00866544483e-06" calcext:value-type="float">
            <text:p>1.00866544483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388109298" calcext:value-type="float">
            <text:p>0.0158388109298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9.82939306726e-07" calcext:value-type="float">
            <text:p>9.82939306726e-07</text:p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1942438635" calcext:value-type="float">
            <text:p>0.021194243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3989134504" calcext:value-type="float">
            <text:p>0.00073989134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3710399371" calcext:value-type="float">
            <text:p>0.00403710399371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8.06932355824e-07" calcext:value-type="float">
            <text:p>8.06932355824e-07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408488335" calcext:value-type="float">
            <text:p>0.0156408488335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9.21505600049e-07" calcext:value-type="float">
            <text:p>9.21505600049e-07</text:p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10397521243" calcext:value-type="float">
            <text:p>0.0210397521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35469683615" calcext:value-type="float">
            <text:p>0.000735469683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397980862945" calcext:value-type="float">
            <text:p>0.00397980862945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6.05199266923e-07" calcext:value-type="float">
            <text:p>6.05199266923e-07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4536388684" calcext:value-type="float">
            <text:p>0.0154536388684</text:p>
          </table:table-cell>
          <table:table-cell office:value-type="float" office:value="378.88" calcext:value-type="float">
            <text:p>378.88</text:p>
          </table:table-cell>
          <table:table-cell office:value-type="float" office:value="8.60071893372e-07" calcext:value-type="float">
            <text:p>8.60071893372e-07</text:p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886689507" calcext:value-type="float">
            <text:p>0.020886689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33258852903" calcext:value-type="float">
            <text:p>0.000733258852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2210977671" calcext:value-type="float">
            <text:p>0.00392210977671</text:p>
          </table:table-cell>
          <table:table-cell office:value-type="float" office:value="477.184" calcext:value-type="float">
            <text:p>477.184</text:p>
          </table:table-cell>
          <table:table-cell office:value-type="float" office:value="4.03466177912e-07" calcext:value-type="float">
            <text:p>4.03466177912e-07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66244581" calcext:value-type="float">
            <text:p>0.015266244581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7.98638186694e-07" calcext:value-type="float">
            <text:p>7.98638186694e-07</text:p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73274743" calcext:value-type="float">
            <text:p>0.02073274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31048022191" calcext:value-type="float">
            <text:p>0.000731048022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86864755301" calcext:value-type="float">
            <text:p>0.00386864755301</text:p>
          </table:table-cell>
          <table:table-cell office:value-type="float" office:value="514.048" calcext:value-type="float">
            <text:p>514.048</text:p>
          </table:table-cell>
          <table:table-cell office:value-type="float" office:value="2.01733089011e-07" calcext:value-type="float">
            <text:p>2.01733089011e-07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0882507284" calcext:value-type="float">
            <text:p>0.0150882507284</text:p>
          </table:table-cell>
          <table:table-cell office:value-type="float" office:value="399.36" calcext:value-type="float">
            <text:p>399.36</text:p>
          </table:table-cell>
          <table:table-cell office:value-type="float" office:value="7.37204480017e-07" calcext:value-type="float">
            <text:p>7.37204480017e-07</text:p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5811139345" calcext:value-type="float">
            <text:p>0.0205811139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27363304337" calcext:value-type="float">
            <text:p>0.000727363304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1821149293" calcext:value-type="float">
            <text:p>0.00381821149293</text:p>
          </table:table-cell>
          <table:table-cell office:value-type="float" office:value="528.384" calcext:value-type="float">
            <text:p>528.3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03068308" calcext:value-type="float">
            <text:p>0.014903068308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6.7577077334e-07" calcext:value-type="float">
            <text:p>6.7577077334e-07</text:p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4279047406" calcext:value-type="float">
            <text:p>0.0204279047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23678586483" calcext:value-type="float">
            <text:p>0.000723678586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77181031764" calcext:value-type="float">
            <text:p>0.00377181031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242757257" calcext:value-type="float">
            <text:p>0.0147242757257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6.14337066773e-07" calcext:value-type="float">
            <text:p>6.14337066773e-07</text:p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2731198482" calcext:value-type="float">
            <text:p>0.0202731198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21467755771" calcext:value-type="float">
            <text:p>0.000721467755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2641786356" calcext:value-type="float">
            <text:p>0.00372641786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450530581" calcext:value-type="float">
            <text:p>0.0145450530581</text:p>
          </table:table-cell>
          <table:table-cell office:value-type="float" office:value="419.84" calcext:value-type="float">
            <text:p>419.84</text:p>
          </table:table-cell>
          <table:table-cell office:value-type="float" office:value="5.52903360096e-07" calcext:value-type="float">
            <text:p>5.52903360096e-07</text:p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1174554961" calcext:value-type="float">
            <text:p>0.0201174554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8519981488" calcext:value-type="float">
            <text:p>0.000718519981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68768296942" calcext:value-type="float">
            <text:p>0.00368768296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67919376" calcext:value-type="float">
            <text:p>0.014367919376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4.30035946741e-07" calcext:value-type="float">
            <text:p>4.30035946741e-07</text:p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9628904686" calcext:value-type="float">
            <text:p>0.0199628904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14098320063" calcext:value-type="float">
            <text:p>0.000714098320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535881928" calcext:value-type="float">
            <text:p>0.0036535881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1926903571" calcext:value-type="float">
            <text:p>0.0141926903571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3.68602240064e-07" calcext:value-type="float">
            <text:p>3.68602240064e-07</text:p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8075925581" calcext:value-type="float">
            <text:p>0.0198075925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1115054578" calcext:value-type="float">
            <text:p>0.00071115054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1344108897" calcext:value-type="float">
            <text:p>0.00361344108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172155753" calcext:value-type="float">
            <text:p>0.0140172155753</text:p>
          </table:table-cell>
          <table:table-cell office:value-type="float" office:value="481.28" calcext:value-type="float">
            <text:p>481.28</text:p>
          </table:table-cell>
          <table:table-cell office:value-type="float" office:value="3.07168533387e-07" calcext:value-type="float">
            <text:p>3.07168533387e-07</text:p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6512686113" calcext:value-type="float">
            <text:p>0.0196512686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07465827927" calcext:value-type="float">
            <text:p>0.000707465827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57450445058" calcext:value-type="float">
            <text:p>0.00357450445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457344421" calcext:value-type="float">
            <text:p>0.0138457344421</text:p>
          </table:table-cell>
          <table:table-cell office:value-type="float" office:value="505.856" calcext:value-type="float">
            <text:p>505.856</text:p>
          </table:table-cell>
          <table:table-cell office:value-type="float" office:value="2.45734826709e-07" calcext:value-type="float">
            <text:p>2.45734826709e-07</text:p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4958974125" calcext:value-type="float">
            <text:p>0.0194958974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03044166502" calcext:value-type="float">
            <text:p>0.000703044166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3314688131" calcext:value-type="float">
            <text:p>0.00353314688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6795986543" calcext:value-type="float">
            <text:p>0.0136795986543</text:p>
          </table:table-cell>
          <table:table-cell office:value-type="float" office:value="509.952" calcext:value-type="float">
            <text:p>509.952</text:p>
          </table:table-cell>
          <table:table-cell office:value-type="float" office:value="1.84301120032e-07" calcext:value-type="float">
            <text:p>1.84301120032e-07</text:p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1850817265" calcext:value-type="float">
            <text:p>0.0191850817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99359448648" calcext:value-type="float">
            <text:p>0.000699359448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49885036045" calcext:value-type="float">
            <text:p>0.00349885036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166577854" calcext:value-type="float">
            <text:p>0.0135166577854</text:p>
          </table:table-cell>
          <table:table-cell office:value-type="float" office:value="518.144" calcext:value-type="float">
            <text:p>518.144</text:p>
          </table:table-cell>
          <table:table-cell office:value-type="float" office:value="1.22867413355e-07" calcext:value-type="float">
            <text:p>1.22867413355e-07</text:p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8777105907" calcext:value-type="float">
            <text:p>0.0188777105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96411674365" calcext:value-type="float">
            <text:p>0.000696411674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46253639718" calcext:value-type="float">
            <text:p>0.00346253639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527338645" calcext:value-type="float">
            <text:p>0.0133527338645</text:p>
          </table:table-cell>
          <table:table-cell office:value-type="float" office:value="552.96" calcext:value-type="float">
            <text:p>552.96</text:p>
          </table:table-cell>
          <table:table-cell office:value-type="float" office:value="6.14337066773e-08" calcext:value-type="float">
            <text:p>6.14337066773e-08</text:p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5720983742" calcext:value-type="float">
            <text:p>0.0185720983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3463900082" calcext:value-type="float">
            <text:p>0.000693463900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2803813208" calcext:value-type="float">
            <text:p>0.00342803813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1971044449" calcext:value-type="float">
            <text:p>0.0131971044449</text:p>
          </table:table-cell>
          <table:table-cell office:value-type="float" office:value="651.264" calcext:value-type="float">
            <text:p>651.2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2713598296" calcext:value-type="float">
            <text:p>0.0182713598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89042238658" calcext:value-type="float">
            <text:p>0.000689042238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39495207666" calcext:value-type="float">
            <text:p>0.00339495207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543775828" calcext:value-type="float">
            <text:p>0.0130543775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9762644843" calcext:value-type="float">
            <text:p>0.0179762644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86094464375" calcext:value-type="float">
            <text:p>0.000686094464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6267299821" calcext:value-type="float">
            <text:p>0.00336267299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221570889" calcext:value-type="float">
            <text:p>0.0129221570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6851633514" calcext:value-type="float">
            <text:p>0.0176851633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80935859379" calcext:value-type="float">
            <text:p>0.000680935859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2837647735" calcext:value-type="float">
            <text:p>0.00332837647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859429462" calcext:value-type="float">
            <text:p>0.0127859429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4008047422" calcext:value-type="float">
            <text:p>0.0174008047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5040310813" calcext:value-type="float">
            <text:p>0.000675040310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29004507168" calcext:value-type="float">
            <text:p>0.00329004507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563029638" calcext:value-type="float">
            <text:p>0.0126563029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1220526881" calcext:value-type="float">
            <text:p>0.0171220526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7209253653" calcext:value-type="float">
            <text:p>0.00067209253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5595029506" calcext:value-type="float">
            <text:p>0.00325595029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285676447" calcext:value-type="float">
            <text:p>0.0125285676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8450595532" calcext:value-type="float">
            <text:p>0.0168450595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9881705818" calcext:value-type="float">
            <text:p>0.00066988170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2346947236" calcext:value-type="float">
            <text:p>0.00322346947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157624278" calcext:value-type="float">
            <text:p>0.0124157624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5631194579" calcext:value-type="float">
            <text:p>0.0165631194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6933931535" calcext:value-type="float">
            <text:p>0.000666933931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19058516119" calcext:value-type="float">
            <text:p>0.00319058516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194847726" calcext:value-type="float">
            <text:p>0.0123194847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2782111865" calcext:value-type="float">
            <text:p>0.0162782111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64723100823" calcext:value-type="float">
            <text:p>0.000664723100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5487643064" calcext:value-type="float">
            <text:p>0.00315487643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254804252" calcext:value-type="float">
            <text:p>0.0122254804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60009981867" calcext:value-type="float">
            <text:p>0.0160009981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60301439398" calcext:value-type="float">
            <text:p>0.000660301439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2643049275" calcext:value-type="float">
            <text:p>0.00312643049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374972713" calcext:value-type="float">
            <text:p>0.0121374972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7134515364" calcext:value-type="float">
            <text:p>0.0157134515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55879777974" calcext:value-type="float">
            <text:p>0.000655879777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0000199727" calcext:value-type="float">
            <text:p>0.00310000199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485925061" calcext:value-type="float">
            <text:p>0.0120485925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4170003575" calcext:value-type="float">
            <text:p>0.0154170003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50721172978" calcext:value-type="float">
            <text:p>0.000650721172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721612921" calcext:value-type="float">
            <text:p>0.0030721612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555712107" calcext:value-type="float">
            <text:p>0.0119555712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1229310484" calcext:value-type="float">
            <text:p>0.0151229310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44088680842" calcext:value-type="float">
            <text:p>0.000644088680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5037291414" calcext:value-type="float">
            <text:p>0.00305037291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66052038" calcext:value-type="float">
            <text:p>0.011866052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8228887427" calcext:value-type="float">
            <text:p>0.0148228887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8193132275" calcext:value-type="float">
            <text:p>0.000638193132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261636053" calcext:value-type="float">
            <text:p>0.0030261636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787447323" calcext:value-type="float">
            <text:p>0.0117787447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5177895442" calcext:value-type="float">
            <text:p>0.0145177895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31560640139" calcext:value-type="float">
            <text:p>0.000631560640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0074383101" calcext:value-type="float">
            <text:p>0.00300074383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944480234" calcext:value-type="float">
            <text:p>0.0116944480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2126903458" calcext:value-type="float">
            <text:p>0.0142126903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2345426086" calcext:value-type="float">
            <text:p>0.00062345426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811746397" calcext:value-type="float">
            <text:p>0.0029811746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051131729" calcext:value-type="float">
            <text:p>0.0116051131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9003356055" calcext:value-type="float">
            <text:p>0.0139003356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16084825153" calcext:value-type="float">
            <text:p>0.000616084825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6362289079" calcext:value-type="float">
            <text:p>0.00296362289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170685783" calcext:value-type="float">
            <text:p>0.0115170685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6037378499" calcext:value-type="float">
            <text:p>0.0136037378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06504558733" calcext:value-type="float">
            <text:p>0.000606504558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4788684004" calcext:value-type="float">
            <text:p>0.00294788684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265049128" calcext:value-type="float">
            <text:p>0.0114265049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3085325722" calcext:value-type="float">
            <text:p>0.0133085325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8398179455" calcext:value-type="float">
            <text:p>0.000598398179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2993160265" calcext:value-type="float">
            <text:p>0.00292993160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390132849" calcext:value-type="float">
            <text:p>0.0113390132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30181276781" calcext:value-type="float">
            <text:p>0.0130181276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7344025893" calcext:value-type="float">
            <text:p>0.000587344025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1298508646" calcext:value-type="float">
            <text:p>0.00291298508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483881787" calcext:value-type="float">
            <text:p>0.0112483881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7344653078" calcext:value-type="float">
            <text:p>0.0127344653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83659308039" calcext:value-type="float">
            <text:p>0.000583659308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9644205875" calcext:value-type="float">
            <text:p>0.00289644205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602821433" calcext:value-type="float">
            <text:p>0.0111602821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556399654" calcext:value-type="float">
            <text:p>0.0124556399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78500703044" calcext:value-type="float">
            <text:p>0.000578500703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7747810016" calcext:value-type="float">
            <text:p>0.00287747810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719917856" calcext:value-type="float">
            <text:p>0.0110719917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1754587893" calcext:value-type="float">
            <text:p>0.0121754587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73342098049" calcext:value-type="float">
            <text:p>0.000573342098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5831239732" calcext:value-type="float">
            <text:p>0.00285831239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8892669953" calcext:value-type="float">
            <text:p>0.0108892669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955341224" calcext:value-type="float">
            <text:p>0.0118955341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70394323766" calcext:value-type="float">
            <text:p>0.000570394323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3894495025" calcext:value-type="float">
            <text:p>0.00283894495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043917787" calcext:value-type="float">
            <text:p>0.0107043917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6177714603" calcext:value-type="float">
            <text:p>0.0116177714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644987752" calcext:value-type="float">
            <text:p>0.0005644987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2260366678" calcext:value-type="float">
            <text:p>0.00282260366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240017368" calcext:value-type="float">
            <text:p>0.0105240017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3402653073" calcext:value-type="float">
            <text:p>0.0113402653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57129339492" calcext:value-type="float">
            <text:p>0.000557129339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0323621971" calcext:value-type="float">
            <text:p>0.00280323621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469909362" calcext:value-type="float">
            <text:p>0.0103469909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0611101675" calcext:value-type="float">
            <text:p>0.0110611101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50496847355" calcext:value-type="float">
            <text:p>0.000550496847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8588621504" calcext:value-type="float">
            <text:p>0.00278588621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1788890443" calcext:value-type="float">
            <text:p>0.0101788890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7732337199" calcext:value-type="float">
            <text:p>0.010773233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43864355219" calcext:value-type="float">
            <text:p>0.000543864355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7035190853" calcext:value-type="float">
            <text:p>0.00277035190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088824892" calcext:value-type="float">
            <text:p>0.0100088824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717622923" calcext:value-type="float">
            <text:p>0.0104717622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37231863082" calcext:value-type="float">
            <text:p>0.000537231863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5582632323" calcext:value-type="float">
            <text:p>0.00275582632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3924457861" calcext:value-type="float">
            <text:p>0.00983924457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65966855" calcext:value-type="float">
            <text:p>0.010165966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29125483803" calcext:value-type="float">
            <text:p>0.000529125483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3565189919" calcext:value-type="float">
            <text:p>0.00273565189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67857701749" calcext:value-type="float">
            <text:p>0.00967857701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507172268" calcext:value-type="float">
            <text:p>0.0098507172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16597443101" calcext:value-type="float">
            <text:p>0.000516597443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156792194" calcext:value-type="float">
            <text:p>0.0027156792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1944547511" calcext:value-type="float">
            <text:p>0.00951944547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52909151638" calcext:value-type="float">
            <text:p>0.00952909151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09964950964" calcext:value-type="float">
            <text:p>0.000509964950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7916351189" calcext:value-type="float">
            <text:p>0.00267916351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6055969574" calcext:value-type="float">
            <text:p>0.00936055969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20856513049" calcext:value-type="float">
            <text:p>0.00920856513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00384684544" calcext:value-type="float">
            <text:p>0.000500384684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4325303711" calcext:value-type="float">
            <text:p>0.00264325303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0591332811" calcext:value-type="float">
            <text:p>0.00920591332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9584394869" calcext:value-type="float">
            <text:p>0.00889584394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93752192407" calcext:value-type="float">
            <text:p>0.000493752192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0633384112" calcext:value-type="float">
            <text:p>0.00260633384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4592161524" calcext:value-type="float">
            <text:p>0.00904592161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9334648492" calcext:value-type="float">
            <text:p>0.00859334648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79013320992" calcext:value-type="float">
            <text:p>0.000479013320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6961638938" calcext:value-type="float">
            <text:p>0.00256961638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89164389212" calcext:value-type="float">
            <text:p>0.00889164389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30378440634" calcext:value-type="float">
            <text:p>0.00830378440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63537506006" calcext:value-type="float">
            <text:p>0.000463537506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3531986852" calcext:value-type="float">
            <text:p>0.00253531986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21391574" calcext:value-type="float">
            <text:p>0.008721391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1730043641" calcext:value-type="float">
            <text:p>0.00801730043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51746408874" calcext:value-type="float">
            <text:p>0.000451746408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49658497437" calcext:value-type="float">
            <text:p>0.00249658497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5974096088" calcext:value-type="float">
            <text:p>0.00855974096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3268531817" calcext:value-type="float">
            <text:p>0.00773268531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45113916737" calcext:value-type="float">
            <text:p>0.000445113916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6047275535" calcext:value-type="float">
            <text:p>0.00246047275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38825982777" calcext:value-type="float">
            <text:p>0.00838825982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5609526893" calcext:value-type="float">
            <text:p>0.00745609526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39218368171" calcext:value-type="float">
            <text:p>0.000439218368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3343902714" calcext:value-type="float">
            <text:p>0.00243343902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1739310216" calcext:value-type="float">
            <text:p>0.00821739310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8698062642" calcext:value-type="float">
            <text:p>0.00718698062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31111988893" calcext:value-type="float">
            <text:p>0.000431111988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39934425052" calcext:value-type="float">
            <text:p>0.00239934425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4800095454" calcext:value-type="float">
            <text:p>0.00804800095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1662008279" calcext:value-type="float">
            <text:p>0.00691662008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20794778902" calcext:value-type="float">
            <text:p>0.000420794778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672669163" calcext:value-type="float">
            <text:p>0.0023672669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7185032443" calcext:value-type="float">
            <text:p>0.00787185032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915442706" calcext:value-type="float">
            <text:p>0.00664915442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8266738199" calcext:value-type="float">
            <text:p>0.000408266738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3720702449" calcext:value-type="float">
            <text:p>0.00233720702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69717427232" calcext:value-type="float">
            <text:p>0.00769717427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8714874978" calcext:value-type="float">
            <text:p>0.00638714874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00897302492" calcext:value-type="float">
            <text:p>0.000400897302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0714713268" calcext:value-type="float">
            <text:p>0.00230714713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3417196271" calcext:value-type="float">
            <text:p>0.00753417196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2393381553" calcext:value-type="float">
            <text:p>0.00612393381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95001753926" calcext:value-type="float">
            <text:p>0.000395001753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7769247359" calcext:value-type="float">
            <text:p>0.00227769247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7030948259" calcext:value-type="float">
            <text:p>0.00737030948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4972563608" calcext:value-type="float">
            <text:p>0.00584972563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86895374647" calcext:value-type="float">
            <text:p>0.000386895374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4622037209" calcext:value-type="float">
            <text:p>0.00224622037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0312920197" calcext:value-type="float">
            <text:p>0.00720312920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6518380614" calcext:value-type="float">
            <text:p>0.00556518380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72893446803" calcext:value-type="float">
            <text:p>0.000372893446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0708198946" calcext:value-type="float">
            <text:p>0.00220708198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4872859735" calcext:value-type="float">
            <text:p>0.0070487285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7305663702" calcext:value-type="float">
            <text:p>0.00527305663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59628462529" calcext:value-type="float">
            <text:p>0.000359628462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7621512069" calcext:value-type="float">
            <text:p>0.00217621512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89531104472" calcext:value-type="float">
            <text:p>0.00689531104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7297768719" calcext:value-type="float">
            <text:p>0.00497297768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44889591114" calcext:value-type="float">
            <text:p>0.000344889591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3869069198" calcext:value-type="float">
            <text:p>0.00213869069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3808416559" calcext:value-type="float">
            <text:p>0.00673808416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6919767815" calcext:value-type="float">
            <text:p>0.00466919767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29413776128" calcext:value-type="float">
            <text:p>0.000329413776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09733312271" calcext:value-type="float">
            <text:p>0.00209733312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58251618672" calcext:value-type="float">
            <text:p>0.00658251618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594813167" calcext:value-type="float">
            <text:p>0.0043594813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17622678996" calcext:value-type="float">
            <text:p>0.000317622678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5859822856" calcext:value-type="float">
            <text:p>0.0020585982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3174058634" calcext:value-type="float">
            <text:p>0.00643174058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521834692" calcext:value-type="float">
            <text:p>0.0040521834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00672976869" calcext:value-type="float">
            <text:p>0.000300672976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1986333442" calcext:value-type="float">
            <text:p>0.00201986333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7746286321" calcext:value-type="float">
            <text:p>0.00627746286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3905920174" calcext:value-type="float">
            <text:p>0.00373905920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87407992595" calcext:value-type="float">
            <text:p>0.000287407992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8233890571" calcext:value-type="float">
            <text:p>0.00198233890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1611945384" calcext:value-type="float">
            <text:p>0.00611611945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43454630969" calcext:value-type="float">
            <text:p>0.00343454630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76353839034" calcext:value-type="float">
            <text:p>0.000276353839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4663017517" calcext:value-type="float">
            <text:p>0.00194663017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5557477422" calcext:value-type="float">
            <text:p>0.00595557477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3402763006" calcext:value-type="float">
            <text:p>0.00313402763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66036629043" calcext:value-type="float">
            <text:p>0.000266036629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1556156215" calcext:value-type="float">
            <text:p>0.00191556156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78538389686" calcext:value-type="float">
            <text:p>0.00578538389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82995446781" calcext:value-type="float">
            <text:p>0.00282995446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57193306194" calcext:value-type="float">
            <text:p>0.000257193306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8509818186" calcext:value-type="float">
            <text:p>0.00188509818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129811525" calcext:value-type="float">
            <text:p>0.0056129811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3339335645" calcext:value-type="float">
            <text:p>0.00253339335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39506660496" calcext:value-type="float">
            <text:p>0.000239506660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4434584531" calcext:value-type="float">
            <text:p>0.00184434584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3425001089" calcext:value-type="float">
            <text:p>0.00543425001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4119289902" calcext:value-type="float">
            <text:p>0.00224119289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35821942642" calcext:value-type="float">
            <text:p>0.000235821942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1004932445" calcext:value-type="float">
            <text:p>0.00181004932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5496590253" calcext:value-type="float">
            <text:p>0.00525496590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94895579744" calcext:value-type="float">
            <text:p>0.00194895579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29189450505" calcext:value-type="float">
            <text:p>0.000229189450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7716501327" calcext:value-type="float">
            <text:p>0.00177716501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08280892117" calcext:value-type="float">
            <text:p>0.00508280892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7177944179" calcext:value-type="float">
            <text:p>0.00167177944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0346127656" calcext:value-type="float">
            <text:p>0.000220346127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4347372513" calcext:value-type="float">
            <text:p>0.00174347372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1310956981" calcext:value-type="float">
            <text:p>0.00491310956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0273808758" calcext:value-type="float">
            <text:p>0.00140273808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0765861236" calcext:value-type="float">
            <text:p>0.000210765861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0857197155" calcext:value-type="float">
            <text:p>0.00170857197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5182760119" calcext:value-type="float">
            <text:p>0.00475182760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5520684982" calcext:value-type="float">
            <text:p>0.00115520684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93079215538" calcext:value-type="float">
            <text:p>0.000193079215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7447719493" calcext:value-type="float">
            <text:p>0.00167447719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59005410657" calcext:value-type="float">
            <text:p>0.00459005410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34792283548" calcext:value-type="float">
            <text:p>0.000934792283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8340344123" calcext:value-type="float">
            <text:p>0.000178340344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353388123" calcext:value-type="float">
            <text:p>0.0016353388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3264290519" calcext:value-type="float">
            <text:p>0.00443264290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86489631446" calcext:value-type="float">
            <text:p>0.00058648963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59916754854" calcext:value-type="float">
            <text:p>0.000159916754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8994635822" calcext:value-type="float">
            <text:p>0.00158994635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7560034832" calcext:value-type="float">
            <text:p>0.00427560034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51820490566" calcext:value-type="float">
            <text:p>0.000351820490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39282334873" calcext:value-type="float">
            <text:p>0.000139282334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5524634888" calcext:value-type="float">
            <text:p>0.00155524634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2414889969" calcext:value-type="float">
            <text:p>0.00412414889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1791631465" calcext:value-type="float">
            <text:p>0.000181791631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4963197038" calcext:value-type="float">
            <text:p>0.000114963197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1086261601" calcext:value-type="float">
            <text:p>0.00151086261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7214448431" calcext:value-type="float">
            <text:p>0.00397214448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65168397278e-05" calcext:value-type="float">
            <text:p>8.6516839727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9.80134949107e-05" calcext:value-type="float">
            <text:p>9.801349491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6103178864" calcext:value-type="float">
            <text:p>0.00146103178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2702143293" calcext:value-type="float">
            <text:p>0.00382702143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36798275966e-05" calcext:value-type="float">
            <text:p>4.367982759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32746234956e-05" calcext:value-type="float">
            <text:p>8.327462349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178585212" calcext:value-type="float">
            <text:p>0.0014178585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7833481805" calcext:value-type="float">
            <text:p>0.00367833481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15101164422e-05" calcext:value-type="float">
            <text:p>2.151011644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63249213682e-05" calcext:value-type="float">
            <text:p>6.632492136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728695556" calcext:value-type="float">
            <text:p>0.0013728695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2454862092" calcext:value-type="float">
            <text:p>0.00352454862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1.00771414338e-05" calcext:value-type="float">
            <text:p>1.007714143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23229935238e-05" calcext:value-type="float">
            <text:p>5.232299352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2747710152" calcext:value-type="float">
            <text:p>0.00132747710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651098748" calcext:value-type="float">
            <text:p>0.0033651098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5.35004599755e-06" calcext:value-type="float">
            <text:p>5.350045997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20057835332e-05" calcext:value-type="float">
            <text:p>4.2005783533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8672476497" calcext:value-type="float">
            <text:p>0.00128672476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0235332818" calcext:value-type="float">
            <text:p>0.00320235332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3.62777091611e-06" calcext:value-type="float">
            <text:p>3.627770916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38994042548e-05" calcext:value-type="float">
            <text:p>3.389940425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4920033627" calcext:value-type="float">
            <text:p>0.00124920033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3738491456" calcext:value-type="float">
            <text:p>0.00303738491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85824375212e-06" calcext:value-type="float">
            <text:p>2.858243752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1.8423589269e-05" calcext:value-type="float">
            <text:p>1.84235892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0622881307" calcext:value-type="float">
            <text:p>0.00120622881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6823852995" calcext:value-type="float">
            <text:p>0.00286823852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2.45515809483e-06" calcext:value-type="float">
            <text:p>2.455158094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10541535614e-05" calcext:value-type="float">
            <text:p>1.105415356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6325728988" calcext:value-type="float">
            <text:p>0.00116325728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68729552134" calcext:value-type="float">
            <text:p>0.00268729552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2.27193734148e-06" calcext:value-type="float">
            <text:p>2.271937341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7.36943570756e-06" calcext:value-type="float">
            <text:p>7.369435707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218997206" calcext:value-type="float">
            <text:p>0.0011218997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0567666449" calcext:value-type="float">
            <text:p>0.00250567666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2.23529319077e-06" calcext:value-type="float">
            <text:p>2.235293190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4.42166142456e-06" calcext:value-type="float">
            <text:p>4.421661424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7933168589" calcext:value-type="float">
            <text:p>0.00107933168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2491797813" calcext:value-type="float">
            <text:p>0.00232491797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2.12536073874e-06" calcext:value-type="float">
            <text:p>2.125360738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3.68471785384e-06" calcext:value-type="float">
            <text:p>3.684717853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4100028022" calcext:value-type="float">
            <text:p>0.00104100028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4458937703" calcext:value-type="float">
            <text:p>0.00214458937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2.08871658813e-06" calcext:value-type="float">
            <text:p>2.088716588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7.36943570723e-07" calcext:value-type="float">
            <text:p>7.369435707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048880612" calcext:value-type="float">
            <text:p>0.0010048880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6874595067" calcext:value-type="float">
            <text:p>0.00196874595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2.01542828671e-06" calcext:value-type="float">
            <text:p>2.015428286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4.608" calcext:value-type="float">
            <text:p>2244.6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5969735136" calcext:value-type="float">
            <text:p>0.00095969735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79038345356" calcext:value-type="float">
            <text:p>0.00179038345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1.9787841361e-06" calcext:value-type="float">
            <text:p>1.97878413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10068268233" calcext:value-type="float">
            <text:p>0.000910068268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1275824546" calcext:value-type="float">
            <text:p>0.00161275824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1.90549583479e-06" calcext:value-type="float">
            <text:p>1.905495834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54588602136" calcext:value-type="float">
            <text:p>0.000854588602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4201440134" calcext:value-type="float">
            <text:p>0.00144201440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79556338276e-06" calcext:value-type="float">
            <text:p>1.795563382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00319401481" calcext:value-type="float">
            <text:p>0.000800319401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6733834923" calcext:value-type="float">
            <text:p>0.00126733834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75891923204e-06" calcext:value-type="float">
            <text:p>1.758919232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38383919693" calcext:value-type="float">
            <text:p>0.000738383919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09708603112" calcext:value-type="float">
            <text:p>0.00109708603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68563093073e-06" calcext:value-type="float">
            <text:p>1.685630930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7967634575" calcext:value-type="float">
            <text:p>0.00067967634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33469314001" calcext:value-type="float">
            <text:p>0.000933469314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5756984787e-06" calcext:value-type="float">
            <text:p>1.57569847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2238098149" calcext:value-type="float">
            <text:p>0.00062238098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8577183375" calcext:value-type="float">
            <text:p>0.000778577183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1.50241017738e-06" calcext:value-type="float">
            <text:p>1.502410177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5690849951" calcext:value-type="float">
            <text:p>0.000565690849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32409639243" calcext:value-type="float">
            <text:p>0.000632409639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1.46576602678e-06" calcext:value-type="float">
            <text:p>1.465766026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404432442" calcext:value-type="float">
            <text:p>0.00051404432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01295078848" calcext:value-type="float">
            <text:p>0.000501295078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1.39247772535e-06" calcext:value-type="float">
            <text:p>1.392477725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59371635284" calcext:value-type="float">
            <text:p>0.000459371635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114431615" calcext:value-type="float">
            <text:p>0.0003114431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1.28254527343e-06" calcext:value-type="float">
            <text:p>1.282545273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11759994561" calcext:value-type="float">
            <text:p>0.000411759994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79714193606" calcext:value-type="float">
            <text:p>0.000179714193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1.209256972e-06" calcext:value-type="float">
            <text:p>1.2092569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60718701752" calcext:value-type="float">
            <text:p>0.000360718701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01335801777e-05" calcext:value-type="float">
            <text:p>9.013358017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1.13596867068e-06" calcext:value-type="float">
            <text:p>1.135968670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1896595586" calcext:value-type="float">
            <text:p>0.000311896595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13496247168e-05" calcext:value-type="float">
            <text:p>4.134962471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9.89392068051e-07" calcext:value-type="float">
            <text:p>9.893920680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6831983967" calcext:value-type="float">
            <text:p>0.00026831983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94767177344e-05" calcext:value-type="float">
            <text:p>1.947671773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8.79459616021e-07" calcext:value-type="float">
            <text:p>8.794596160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5751804955" calcext:value-type="float">
            <text:p>0.000225751804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8.60170499306e-06" calcext:value-type="float">
            <text:p>8.601704993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8.42815465418e-07" calcext:value-type="float">
            <text:p>8.428154654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82376793279" calcext:value-type="float">
            <text:p>0.000182376793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23941174665e-06" calcext:value-type="float">
            <text:p>4.239411746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7.69527163991e-07" calcext:value-type="float">
            <text:p>7.6952716399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0702947544" calcext:value-type="float">
            <text:p>0.000150702947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64195224786e-06" calcext:value-type="float">
            <text:p>2.641952247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6.96238862674e-07" calcext:value-type="float">
            <text:p>6.962388626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8827357568" calcext:value-type="float">
            <text:p>0.000118827357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96610399839e-06" calcext:value-type="float">
            <text:p>1.966103998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6.22950561358e-07" calcext:value-type="float">
            <text:p>6.229505613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32331592482e-05" calcext:value-type="float">
            <text:p>7.323315924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90466324845e-06" calcext:value-type="float">
            <text:p>1.904663248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4.76373958724e-07" calcext:value-type="float">
            <text:p>4.763739587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3.69191959847e-05" calcext:value-type="float">
            <text:p>3.691919598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78178174859e-06" calcext:value-type="float">
            <text:p>1.781781748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4.03085657297e-07" calcext:value-type="float">
            <text:p>4.030856572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1.53325622668e-05" calcext:value-type="float">
            <text:p>1.533256226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65890024872e-06" calcext:value-type="float">
            <text:p>1.658900248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3.66441506694e-07" calcext:value-type="float">
            <text:p>3.664415066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9.48197929662e-06" calcext:value-type="float">
            <text:p>9.481979296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53601874875e-06" calcext:value-type="float">
            <text:p>1.536018748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2.93153205377e-07" calcext:value-type="float">
            <text:p>2.931532053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23662904747e-06" calcext:value-type="float">
            <text:p>4.236629047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41313724888e-06" calcext:value-type="float">
            <text:p>1.413137248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2.56509054664e-07" calcext:value-type="float">
            <text:p>2.565090546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21918664389e-06" calcext:value-type="float">
            <text:p>2.219186643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1.29025574902e-06" calcext:value-type="float">
            <text:p>1.290255749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46576602633e-07" calcext:value-type="float">
            <text:p>1.465766026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06976961365e-07" calcext:value-type="float">
            <text:p>8.069769613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22881499898e-06" calcext:value-type="float">
            <text:p>1.228814998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0993245203e-07" calcext:value-type="float">
            <text:p>1.09932452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4.03488480738e-07" calcext:value-type="float">
            <text:p>4.0348848073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04449274918e-06" calcext:value-type="float">
            <text:p>1.044492749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7.32883013166e-08" calcext:value-type="float">
            <text:p>7.3288301316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01744240313e-07" calcext:value-type="float">
            <text:p>2.017442403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9.21611249316e-07" calcext:value-type="float">
            <text:p>9.216112493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3.66441507138e-08" calcext:value-type="float">
            <text:p>3.6644150713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8.60170499273e-07" calcext:value-type="float">
            <text:p>8.601704992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0.864" calcext:value-type="float">
            <text:p>3620.8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7.98729749341e-07" calcext:value-type="float">
            <text:p>7.9872974934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6.75848249476e-07" calcext:value-type="float">
            <text:p>6.758482494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6.14407499544e-07" calcext:value-type="float">
            <text:p>6.144074995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4.91525999569e-07" calcext:value-type="float">
            <text:p>4.9152599956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4.30085249636e-07" calcext:value-type="float">
            <text:p>4.300852496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3.07203749772e-07" calcext:value-type="float">
            <text:p>3.0720374977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1.84322249908e-07" calcext:value-type="float">
            <text:p>1.843222499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22881499864e-07" calcext:value-type="float">
            <text:p>1.228814998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6.14407499322e-08" calcext:value-type="float">
            <text:p>6.1440749932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